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0898in"/>
    </style:style>
    <style:style style:name="co9" style:family="table-column">
      <style:table-column-properties fo:break-before="auto" style:column-width="0.3008in"/>
    </style:style>
    <style:style style:name="co10" style:family="table-column">
      <style:table-column-properties fo:break-before="auto" style:column-width="1.1602in"/>
    </style:style>
    <style:style style:name="co11" style:family="table-column">
      <style:table-column-properties fo:break-before="auto" style:column-width="1.1165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1.0098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5047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2925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2228in"/>
    </style:style>
    <style:style style:name="co21" style:family="table-column">
      <style:table-column-properties fo:break-before="auto" style:column-width="0.248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2319in"/>
    </style:style>
    <style:style style:name="co24" style:family="table-column">
      <style:table-column-properties fo:break-before="auto" style:column-width="0.3098in"/>
    </style:style>
    <style:style style:name="co25" style:family="table-column">
      <style:table-column-properties fo:break-before="auto" style:column-width="0.593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1.1965in"/>
    </style:style>
    <style:style style:name="co28" style:family="table-column">
      <style:table-column-properties fo:break-before="auto" style:column-width="0.7799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2835in"/>
    </style:style>
    <style:style style:name="co31" style:family="table-column">
      <style:table-column-properties fo:break-before="auto" style:column-width="0.5665in"/>
    </style:style>
    <style:style style:name="co32" style:family="table-column">
      <style:table-column-properties fo:break-before="auto" style:column-width="0.5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23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3"/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2"/>
    <style:style style:name="ce14" style:family="table-cell" style:parent-style-name="Default" style:data-style-name="N127"/>
    <style:style style:name="ce15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ccccff"/>
      <style:text-properties fo:color="#b84700"/>
    </style:style>
    <style:style style:name="ce18" style:family="table-cell" style:parent-style-name="Default" style:data-style-name="N123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ext-properties style:font-name="Arial" style:font-name-asian="DejaVu Sans" style:font-name-complex="DejaVu Sans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122">
      <style:text-properties fo:font-size="8pt" style:font-size-asian="8pt" style:font-size-complex="8pt"/>
    </style:style>
    <style:style style:name="ce29" style:family="table-cell" style:parent-style-name="Default" style:data-style-name="N125">
      <style:text-properties fo:font-size="8pt" style:font-size-asian="8pt" style:font-size-complex="8pt"/>
    </style:style>
    <style:style style:name="ce30" style:family="table-cell" style:parent-style-name="Default" style:data-style-name="N125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1" style:family="table-cell" style:parent-style-name="Default" style:data-style-name="N126">
      <style:text-properties fo:font-size="8pt" style:font-size-asian="8pt" style:font-size-complex="8pt"/>
    </style:style>
    <style:style style:name="ce32" style:family="table-cell" style:parent-style-name="Default" style:data-style-name="N126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3" style:family="table-cell" style:parent-style-name="Default" style:data-style-name="N124">
      <style:table-cell-properties fo:border="none"/>
      <style:text-properties fo:font-size="8pt" style:font-size-asian="8pt" style:font-size-complex="8pt"/>
    </style:style>
    <style:style style:name="ce34" style:family="table-cell" style:parent-style-name="Default" style:data-style-name="N124">
      <style:text-properties fo:font-size="8pt" style:font-size-asian="8pt" style:font-size-complex="8pt"/>
    </style:style>
    <style:style style:name="ce35" style:family="table-cell" style:parent-style-name="Default" style:data-style-name="N12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8" style:family="table-cell" style:parent-style-name="Default" style:data-style-name="N12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9" style:family="table-cell" style:parent-style-name="Default" style:data-style-name="N12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="none"/>
      <style:text-properties fo:font-size="8pt" style:font-size-asian="8pt" style:font-size-complex="8pt"/>
    </style:style>
    <style:style style:name="ce41" style:family="table-cell" style:parent-style-name="Default" style:data-style-name="N123">
      <style:table-cell-properties fo:border="none"/>
      <style:text-properties fo:font-size="8pt" style:font-size-asian="8pt" style:font-size-complex="8pt"/>
    </style:style>
    <style:style style:name="ce42" style:family="table-cell" style:parent-style-name="Default" style:data-style-name="N123">
      <style:table-cell-properties fo:border="none"/>
      <style:text-properties fo:font-size="8pt"/>
    </style:style>
    <style:style style:name="ce43" style:family="table-cell" style:parent-style-name="Default" style:data-style-name="N2">
      <style:table-cell-properties fo:border="none"/>
      <style:text-properties fo:font-size="8pt" style:font-size-asian="8pt" style:font-size-complex="8pt"/>
    </style:style>
    <style:style style:name="ce44" style:family="table-cell" style:parent-style-name="Default" style:data-style-name="N2">
      <style:text-properties fo:font-size="8pt" style:font-size-asian="8pt" style:font-size-complex="8pt"/>
    </style:style>
    <style:style style:name="ce45" style:family="table-cell" style:parent-style-name="Default" style:data-style-name="N2">
      <style:text-properties fo:font-size="8pt"/>
    </style:style>
    <style:style style:name="ce46" style:family="table-cell" style:parent-style-name="Default" style:data-style-name="N2">
      <style:table-cell-properties fo:border="none"/>
      <style:text-properties fo:font-size="8pt"/>
    </style:style>
    <style:style style:name="ce47" style:family="table-cell" style:parent-style-name="Default" style:data-style-name="N12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8" style:family="table-cell" style:parent-style-name="Default" style:data-style-name="N123">
      <style:text-properties fo:font-size="8pt" style:font-size-asian="8pt" style:font-size-complex="8pt"/>
    </style:style>
    <style:style style:name="ce49" style:family="table-cell" style:parent-style-name="Default" style:data-style-name="N12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0" style:family="table-cell" style:parent-style-name="Default" style:data-style-name="N123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2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>
      <style:text-properties fo:font-size="8pt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  <style:text-properties fo:font-size="8pt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fo:font-size="8pt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fo:font-size="8pt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fo:font-size="8pt"/>
    </style:style>
    <style:style style:name="ce57" style:family="table-cell" style:parent-style-name="Default">
      <style:table-cell-properties fo:border-bottom="0.06pt solid #000000" fo:border-left="none" fo:border-right="none" fo:border-top="none"/>
      <style:text-properties fo:font-size="8pt"/>
    </style:style>
    <style:style style:name="ce58" style:family="table-cell" style:parent-style-name="Default" style:data-style-name="N122">
      <style:text-properties fo:font-size="8pt"/>
    </style:style>
    <style:style style:name="ce59" style:family="table-cell" style:parent-style-name="Default" style:data-style-name="N122">
      <style:table-cell-properties fo:border-bottom="0.06pt solid #000000" fo:border-left="none" fo:border-right="none" fo:border-top="none"/>
      <style:text-properties fo:font-size="8pt"/>
    </style:style>
    <style:style style:name="ce60" style:family="table-cell" style:parent-style-name="Default" style:data-style-name="N124">
      <style:text-properties fo:font-size="8pt"/>
    </style:style>
    <style:style style:name="ce61" style:family="table-cell" style:parent-style-name="Default" style:data-style-name="N123">
      <style:text-properties fo:font-size="8pt"/>
    </style:style>
    <style:style style:name="ce62" style:family="table-cell" style:parent-style-name="Default" style:data-style-name="N123">
      <style:table-cell-properties fo:border-bottom="0.06pt solid #000000" fo:border-left="none" fo:border-right="none" fo:border-top="none"/>
      <style:text-properties fo:font-size="8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fo:font-size="8pt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font-size="8pt"/>
    </style:style>
    <style:style style:name="ce65" style:family="table-cell" style:parent-style-name="Default" style:data-style-name="N123">
      <style:table-cell-properties fo:border-bottom="none" fo:border-left="none" fo:border-right="0.06pt solid #000000" fo:border-top="none"/>
      <style:text-properties fo:font-size="8pt"/>
    </style:style>
    <style:style style:name="ce66" style:family="table-cell" style:parent-style-name="Default" style:data-style-name="N123">
      <style:table-cell-properties fo:border-bottom="0.06pt solid #000000" fo:border-left="none" fo:border-right="0.06pt solid #000000" fo:border-top="none"/>
      <style:text-properties fo:font-size="8pt"/>
    </style:style>
  </office:automatic-styles>
  <office:body>
    <office:spreadsheet>
      <table:table table:name="Thesis" table:style-name="ta1">
        <table:table-column table:style-name="co1" table:number-columns-repeated="14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_P = A * (c_P)_vortex + (c_P)_n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<text:s text:c="5"/>(nl = non-(vortex)-loop background part of specific heat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l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4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88.026880407952">
            <text:p>-388.03</text:p>
          </table:table-cell>
          <table:table-cell office:value-type="float" office:value="400.133102557346">
            <text:p>400.13</text:p>
          </table:table-cell>
          <table:table-cell office:value-type="float" office:value="-1397.31440791919">
            <text:p>-1397.31</text:p>
          </table:table-cell>
          <table:table-cell office:value-type="float" office:value="1371.98625184181">
            <text:p>1371.99</text:p>
          </table:table-cell>
          <table:table-cell office:value-type="float" office:value="19.1397182140516">
            <text:p>19.14</text:p>
          </table:table-cell>
          <table:table-cell office:value-type="float" office:value="0.27769475374249">
            <text:p>0.28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  <table:table-cell table:number-columns-repeated="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49454684935">
            <text:p>-382.15</text:p>
          </table:table-cell>
          <table:table-cell office:value-type="float" office:value="393.971116704877">
            <text:p>393.97</text:p>
          </table:table-cell>
          <table:table-cell office:value-type="float" office:value="-1406.29005656644">
            <text:p>-1406.29</text:p>
          </table:table-cell>
          <table:table-cell office:value-type="float" office:value="1381.03734232903">
            <text:p>1381.04</text:p>
          </table:table-cell>
          <table:table-cell office:value-type="float" office:value="18.6839099111781">
            <text:p>18.68</text:p>
          </table:table-cell>
          <table:table-cell office:value-type="float" office:value="0.271742982822463">
            <text:p>0.27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1404759459">
            <text:p>-354.95</text:p>
          </table:table-cell>
          <table:table-cell office:value-type="float" office:value="365.769452905929">
            <text:p>365.77</text:p>
          </table:table-cell>
          <table:table-cell office:value-type="float" office:value="-1400.57589816968">
            <text:p>-1400.58</text:p>
          </table:table-cell>
          <table:table-cell office:value-type="float" office:value="1377.12888985157">
            <text:p>1377.13</text:p>
          </table:table-cell>
          <table:table-cell office:value-type="float" office:value="16.7602813027002">
            <text:p>16.76</text:p>
          </table:table-cell>
          <table:table-cell office:value-type="float" office:value="0.253432466761224">
            <text:p>0.25</text:p>
          </table:table-cell>
          <table:table-cell table:number-columns-repeated="2"/>
          <table:table-cell table:style-name="ce3" table:formula="of:=[.A25]" office:value-type="float" office:value="19.1397182140516">
            <text:p>19.140</text:p>
          </table:table-cell>
          <table:table-cell table:style-name="ce6" table:formula="of:=[.B25]" office:value-type="float" office:value="0.27769475374249">
            <text:p>0.278</text:p>
          </table:table-cell>
          <table:table-cell table:style-name="ce10" table:formula="of:=100*([.K14]-[.$K$22])/[.$K$22]" office:value-type="float" office:value="7.14127852351884">
            <text:p>7.1</text:p>
          </table:table-cell>
          <table:table-cell/>
          <table:table-cell office:value-type="float" office:value="7.14127852351884">
            <text:p>7.14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2647770387">
            <text:p>-337.53</text:p>
          </table:table-cell>
          <table:table-cell office:value-type="float" office:value="346.645116330433">
            <text:p>346.65</text:p>
          </table:table-cell>
          <table:table-cell office:value-type="float" office:value="-1327.60605121375">
            <text:p>-1327.61</text:p>
          </table:table-cell>
          <table:table-cell office:value-type="float" office:value="1308.41112140293">
            <text:p>1308.41</text:p>
          </table:table-cell>
          <table:table-cell office:value-type="float" office:value="13.9926176651889">
            <text:p>13.99</text:p>
          </table:table-cell>
          <table:table-cell office:value-type="float" office:value="0.254241570729359">
            <text:p>0.25</text:p>
          </table:table-cell>
          <table:table-cell table:number-columns-repeated="2"/>
          <table:table-cell table:style-name="ce3" table:formula="of:=[.A26]" office:value-type="float" office:value="18.6839099111781">
            <text:p>18.684</text:p>
          </table:table-cell>
          <table:table-cell table:style-name="ce6" table:formula="of:=[.B26]" office:value-type="float" office:value="0.271742982822463">
            <text:p>0.272</text:p>
          </table:table-cell>
          <table:table-cell table:style-name="ce10" table:formula="of:=100*([.K15]-[.$K$22])/[.$K$22]" office:value-type="float" office:value="4.84494293468694">
            <text:p>4.8</text:p>
          </table:table-cell>
          <table:table-cell/>
          <table:table-cell office:value-type="float" office:value="4.84494293468694">
            <text:p>4.84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1607316235">
            <text:p>-322.72</text:p>
          </table:table-cell>
          <table:table-cell office:value-type="float" office:value="331.94149457416">
            <text:p>331.94</text:p>
          </table:table-cell>
          <table:table-cell office:value-type="float" office:value="-1285.62078993663">
            <text:p>-1285.62</text:p>
          </table:table-cell>
          <table:table-cell office:value-type="float" office:value="1268.63354185102">
            <text:p>1268.63</text:p>
          </table:table-cell>
          <table:table-cell office:value-type="float" office:value="13.4840933511827">
            <text:p>13.48</text:p>
          </table:table-cell>
          <table:table-cell office:value-type="float" office:value="0.251023948774306">
            <text:p>0.25</text:p>
          </table:table-cell>
          <table:table-cell table:number-columns-repeated="2"/>
          <table:table-cell table:style-name="ce3" table:formula="of:=[.A27]" office:value-type="float" office:value="16.7602813027002">
            <text:p>16.760</text:p>
          </table:table-cell>
          <table:table-cell table:style-name="ce6" table:formula="of:=[.B27]" office:value-type="float" office:value="0.253432466761224">
            <text:p>0.253</text:p>
          </table:table-cell>
          <table:table-cell table:style-name="ce10" table:formula="of:=100*([.K16]-[.$K$22])/[.$K$22]" office:value-type="float" office:value="-2.21969215397515">
            <text:p>-2.2</text:p>
          </table:table-cell>
          <table:table-cell/>
          <table:table-cell office:value-type="float" office:value="-2.21969215397515">
            <text:p>-2.22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7997589479">
            <text:p>-299.58</text:p>
          </table:table-cell>
          <table:table-cell office:value-type="float" office:value="309.497361887288">
            <text:p>309.5</text:p>
          </table:table-cell>
          <table:table-cell office:value-type="float" office:value="-1223.36373708572">
            <text:p>-1223.36</text:p>
          </table:table-cell>
          <table:table-cell office:value-type="float" office:value="1210.10815577063">
            <text:p>1210.11</text:p>
          </table:table-cell>
          <table:table-cell office:value-type="float" office:value="13.1634416098609">
            <text:p>13.16</text:p>
          </table:table-cell>
          <table:table-cell office:value-type="float" office:value="0.244882177567602">
            <text:p>0.24</text:p>
          </table:table-cell>
          <table:table-cell table:number-columns-repeated="2"/>
          <table:table-cell table:style-name="ce3" table:formula="of:=[.A28]" office:value-type="float" office:value="13.9926176651889">
            <text:p>13.993</text:p>
          </table:table-cell>
          <table:table-cell table:style-name="ce6" table:formula="of:=[.B28]" office:value-type="float" office:value="0.254241570729359">
            <text:p>0.254</text:p>
          </table:table-cell>
          <table:table-cell table:style-name="ce10" table:formula="of:=100*([.K17]-[.$K$22])/[.$K$22]" office:value-type="float" office:value="-1.9075204890944">
            <text:p>-1.9</text:p>
          </table:table-cell>
          <table:table-cell/>
          <table:table-cell office:value-type="float" office:value="-1.9075204890944">
            <text:p>-1.91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87231048798">
            <text:p>-306.49</text:p>
          </table:table-cell>
          <table:table-cell office:value-type="float" office:value="315.789731830968">
            <text:p>315.79</text:p>
          </table:table-cell>
          <table:table-cell office:value-type="float" office:value="-1173.01667705812">
            <text:p>-1173.02</text:p>
          </table:table-cell>
          <table:table-cell office:value-type="float" office:value="1163.60322249204">
            <text:p>1163.6</text:p>
          </table:table-cell>
          <table:table-cell office:value-type="float" office:value="11.76205969637">
            <text:p>11.76</text:p>
          </table:table-cell>
          <table:table-cell office:value-type="float" office:value="0.261281222205174">
            <text:p>0.26</text:p>
          </table:table-cell>
          <table:table-cell table:number-columns-repeated="2"/>
          <table:table-cell table:style-name="ce3" table:formula="of:=[.A29]" office:value-type="float" office:value="13.4840933511827">
            <text:p>13.484</text:p>
          </table:table-cell>
          <table:table-cell table:style-name="ce6" table:formula="of:=[.B29]" office:value-type="float" office:value="0.251023948774306">
            <text:p>0.251</text:p>
          </table:table-cell>
          <table:table-cell table:style-name="ce10" table:formula="of:=100*([.K18]-[.$K$22])/[.$K$22]" office:value-type="float" office:value="-3.14895600569552">
            <text:p>-3.1</text:p>
          </table:table-cell>
          <table:table-cell/>
          <table:table-cell office:value-type="float" office:value="-3.14895600569552">
            <text:p>-3.15</text:p>
          </table:table-cell>
        </table:table-row>
        <table:table-row table:style-name="ro1">
          <table:table-cell table:number-columns-repeated="9"/>
          <table:table-cell table:style-name="ce3" table:formula="of:=[.A30]" office:value-type="float" office:value="13.1634416098609">
            <text:p>13.163</text:p>
          </table:table-cell>
          <table:table-cell table:style-name="ce6" table:formula="of:=[.B30]" office:value-type="float" office:value="0.244882177567602">
            <text:p>0.245</text:p>
          </table:table-cell>
          <table:table-cell table:style-name="ce10" table:formula="of:=100*([.K19]-[.$K$22])/[.$K$22]" office:value-type="float" office:value="-5.51859824998295">
            <text:p>-5.5</text:p>
          </table:table-cell>
          <table:table-cell/>
          <table:table-cell office:value-type="float" office:value="-5.51859824998295">
            <text:p>-5.52</text:p>
          </table:table-cell>
        </table:table-row>
        <table:table-row table:style-name="ro1">
          <table:table-cell table:number-columns-repeated="9"/>
          <table:table-cell table:style-name="ce3" table:formula="of:=[.A31]" office:value-type="float" office:value="11.76205969637">
            <text:p>11.762</text:p>
          </table:table-cell>
          <table:table-cell table:style-name="ce6" table:formula="of:=[.B31]" office:value-type="float" office:value="0.261281222205174">
            <text:p>0.261</text:p>
          </table:table-cell>
          <table:table-cell table:style-name="ce10" table:formula="of:=100*([.K20]-[.$K$22])/[.$K$22]" office:value-type="float" office:value="0.808545440542161">
            <text:p>0.8</text:p>
          </table:table-cell>
          <table:table-cell/>
          <table:table-cell office:value-type="float" office:value="0.808545440542161">
            <text:p>0.81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9"/>
          <table:table-cell table:style-name="ce3" table:formula="of:=AVERAGE([.J14:.J20])" office:value-type="float" office:value="15.2837316786475">
            <text:p>15.284</text:p>
          </table:table-cell>
          <table:table-cell table:style-name="ce6" table:formula="of:=AVERAGE([.K14:.K20])" office:value-type="float" office:value="0.259185588943231">
            <text:p>0.259</text:p>
          </table:table-cell>
          <table:table-cell table:style-name="ce11" table:formula="of:=([.L14]+[.L15]-[.L16]-[.L17]-[.L18]-[.L19]+[.L20])/7" office:value-type="float" office:value="3.65564768535657">
            <text:p>3.656</text:p>
          </table:table-cell>
          <table:table-cell table:number-columns-repeated="2"/>
        </table:table-row>
        <table:table-row table:style-name="ro1">
          <table:table-cell office:value-type="string">
            <text:p>(c_P)_nl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  <table:table-cell table:number-columns-repeated="2"/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2"/>
        </table:table-row>
        <table:table-row table:style-name="ro1">
          <table:table-cell office:value-type="float" office:value="19.1397182140516">
            <text:p>19.14</text:p>
          </table:table-cell>
          <table:table-cell office:value-type="float" office:value="0.27769475374249">
            <text:p>0.28</text:p>
          </table:table-cell>
          <table:table-cell table:number-columns-repeated="12"/>
        </table:table-row>
        <table:table-row table:style-name="ro1">
          <table:table-cell office:value-type="float" office:value="18.6839099111781">
            <text:p>18.68</text:p>
          </table:table-cell>
          <table:table-cell office:value-type="float" office:value="0.271742982822463">
            <text:p>0.27</text:p>
          </table:table-cell>
          <table:table-cell table:number-columns-repeated="12"/>
        </table:table-row>
        <table:table-row table:style-name="ro1">
          <table:table-cell office:value-type="float" office:value="16.7602813027002">
            <text:p>16.76</text:p>
          </table:table-cell>
          <table:table-cell office:value-type="float" office:value="0.253432466761224">
            <text:p>0.25</text:p>
          </table:table-cell>
          <table:table-cell table:number-columns-repeated="12"/>
        </table:table-row>
        <table:table-row table:style-name="ro1">
          <table:table-cell office:value-type="float" office:value="13.9926176651889">
            <text:p>13.99</text:p>
          </table:table-cell>
          <table:table-cell office:value-type="float" office:value="0.254241570729359">
            <text:p>0.25</text:p>
          </table:table-cell>
          <table:table-cell table:number-columns-repeated="12"/>
        </table:table-row>
        <table:table-row table:style-name="ro1">
          <table:table-cell office:value-type="float" office:value="13.4840933511827">
            <text:p>13.48</text:p>
          </table:table-cell>
          <table:table-cell office:value-type="float" office:value="0.251023948774306">
            <text:p>0.25</text:p>
          </table:table-cell>
          <table:table-cell table:number-columns-repeated="12"/>
        </table:table-row>
        <table:table-row table:style-name="ro1">
          <table:table-cell office:value-type="float" office:value="13.1634416098609">
            <text:p>13.16</text:p>
          </table:table-cell>
          <table:table-cell office:value-type="float" office:value="0.244882177567602">
            <text:p>0.24</text:p>
          </table:table-cell>
          <table:table-cell table:number-columns-repeated="12"/>
        </table:table-row>
        <table:table-row table:style-name="ro1">
          <table:table-cell office:value-type="float" office:value="11.76205969637">
            <text:p>11.76</text:p>
          </table:table-cell>
          <table:table-cell office:value-type="float" office:value="0.261281222205174">
            <text:p>0.26</text:p>
          </table:table-cell>
          <table:table-cell table:number-columns-repeated="12"/>
        </table:table-row>
      </table:table>
      <table:table table:name="wlogflow" table:style-name="ta1">
        <table:table-column table:style-name="co1" table:number-columns-repeated="12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88.026880407952">
            <text:p>-388.03</text:p>
          </table:table-cell>
          <table:table-cell office:value-type="float" office:value="400.133102557346">
            <text:p>400.13</text:p>
          </table:table-cell>
          <table:table-cell office:value-type="float" office:value="-1426.65983839276">
            <text:p>-1426.66</text:p>
          </table:table-cell>
          <table:table-cell office:value-type="float" office:value="1401.04566791893">
            <text:p>1401.05</text:p>
          </table:table-cell>
          <table:table-cell office:value-type="float" office:value="19.0728349296331">
            <text:p>19.07</text:p>
          </table:table-cell>
          <table:table-cell office:value-type="float" office:value="0.271982759986496">
            <text:p>0.27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49454684935">
            <text:p>-382.15</text:p>
          </table:table-cell>
          <table:table-cell office:value-type="float" office:value="393.971116704877">
            <text:p>393.97</text:p>
          </table:table-cell>
          <table:table-cell office:value-type="float" office:value="-1435.92303060133">
            <text:p>-1435.92</text:p>
          </table:table-cell>
          <table:table-cell office:value-type="float" office:value="1410.36520753">
            <text:p>1410.37</text:p>
          </table:table-cell>
          <table:table-cell office:value-type="float" office:value="18.623494668001">
            <text:p>18.62</text:p>
          </table:table-cell>
          <table:table-cell office:value-type="float" office:value="0.266135054972201">
            <text:p>0.27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1404759459">
            <text:p>-354.95</text:p>
          </table:table-cell>
          <table:table-cell office:value-type="float" office:value="365.769452905929">
            <text:p>365.77</text:p>
          </table:table-cell>
          <table:table-cell office:value-type="float" office:value="-1429.8538333734">
            <text:p>-1429.85</text:p>
          </table:table-cell>
          <table:table-cell office:value-type="float" office:value="1406.08470559295">
            <text:p>1406.08</text:p>
          </table:table-cell>
          <table:table-cell office:value-type="float" office:value="16.7185710521388">
            <text:p>16.72</text:p>
          </table:table-cell>
          <table:table-cell office:value-type="float" office:value="0.248243139595629">
            <text:p>0.25</text:p>
          </table:table-cell>
          <table:table-cell table:number-columns-repeated="2"/>
          <table:table-cell table:style-name="ce3" table:formula="of:=[.A25]" office:value-type="float" office:value="19.0728349296331">
            <text:p>19.073</text:p>
          </table:table-cell>
          <table:table-cell table:style-name="ce6" table:formula="of:=[.B25]" office:value-type="float" office:value="0.271982759986496">
            <text:p>0.272</text:p>
          </table:table-cell>
          <table:table-cell table:style-name="ce10" table:formula="of:=100*([.K14]-[.$K$22])/[.$K$22]" office:value-type="float" office:value="7.13805686944">
            <text:p>7.1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2647770387">
            <text:p>-337.53</text:p>
          </table:table-cell>
          <table:table-cell office:value-type="float" office:value="346.645116330433">
            <text:p>346.65</text:p>
          </table:table-cell>
          <table:table-cell office:value-type="float" office:value="-1354.47581410578">
            <text:p>-1354.48</text:p>
          </table:table-cell>
          <table:table-cell office:value-type="float" office:value="1334.99373819771">
            <text:p>1334.99</text:p>
          </table:table-cell>
          <table:table-cell office:value-type="float" office:value="13.9673626798472">
            <text:p>13.97</text:p>
          </table:table-cell>
          <table:table-cell office:value-type="float" office:value="0.249197988074245">
            <text:p>0.25</text:p>
          </table:table-cell>
          <table:table-cell table:number-columns-repeated="2"/>
          <table:table-cell table:style-name="ce3" table:formula="of:=[.A26]" office:value-type="float" office:value="18.623494668001">
            <text:p>18.623</text:p>
          </table:table-cell>
          <table:table-cell table:style-name="ce6" table:formula="of:=[.B26]" office:value-type="float" office:value="0.266135054972201">
            <text:p>0.266</text:p>
          </table:table-cell>
          <table:table-cell table:style-name="ce10" table:formula="of:=100*([.K15]-[.$K$22])/[.$K$22]" office:value-type="float" office:value="4.83455883740167">
            <text:p>4.8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1607316235">
            <text:p>-322.72</text:p>
          </table:table-cell>
          <table:table-cell office:value-type="float" office:value="331.94149457416">
            <text:p>331.94</text:p>
          </table:table-cell>
          <table:table-cell office:value-type="float" office:value="-1312.66694007668">
            <text:p>-1312.67</text:p>
          </table:table-cell>
          <table:table-cell office:value-type="float" office:value="1295.24544111872">
            <text:p>1295.25</text:p>
          </table:table-cell>
          <table:table-cell office:value-type="float" office:value="13.5029951613237">
            <text:p>13.5</text:p>
          </table:table-cell>
          <table:table-cell office:value-type="float" office:value="0.245851858886141">
            <text:p>0.25</text:p>
          </table:table-cell>
          <table:table-cell table:number-columns-repeated="2"/>
          <table:table-cell table:style-name="ce3" table:formula="of:=[.A27]" office:value-type="float" office:value="16.7185710521388">
            <text:p>16.719</text:p>
          </table:table-cell>
          <table:table-cell table:style-name="ce6" table:formula="of:=[.B27]" office:value-type="float" office:value="0.248243139595629">
            <text:p>0.248</text:p>
          </table:table-cell>
          <table:table-cell table:style-name="ce10" table:formula="of:=100*([.K16]-[.$K$22])/[.$K$22]" office:value-type="float" office:value="-2.2133329010804">
            <text:p>-2.2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7997589479">
            <text:p>-299.58</text:p>
          </table:table-cell>
          <table:table-cell office:value-type="float" office:value="309.497361887288">
            <text:p>309.5</text:p>
          </table:table-cell>
          <table:table-cell office:value-type="float" office:value="-1248.23211337185">
            <text:p>-1248.23</text:p>
          </table:table-cell>
          <table:table-cell office:value-type="float" office:value="1234.63543285753">
            <text:p>1234.64</text:p>
          </table:table-cell>
          <table:table-cell office:value-type="float" office:value="13.1806358136598">
            <text:p>13.18</text:p>
          </table:table-cell>
          <table:table-cell office:value-type="float" office:value="0.240003419785071">
            <text:p>0.24</text:p>
          </table:table-cell>
          <table:table-cell table:number-columns-repeated="2"/>
          <table:table-cell table:style-name="ce3" table:formula="of:=[.A28]" office:value-type="float" office:value="13.9673626798472">
            <text:p>13.967</text:p>
          </table:table-cell>
          <table:table-cell table:style-name="ce6" table:formula="of:=[.B28]" office:value-type="float" office:value="0.249197988074245">
            <text:p>0.249</text:p>
          </table:table-cell>
          <table:table-cell table:style-name="ce10" table:formula="of:=100*([.K17]-[.$K$22])/[.$K$22]" office:value-type="float" office:value="-1.83720387507619">
            <text:p>-1.8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87231048798">
            <text:p>-306.49</text:p>
          </table:table-cell>
          <table:table-cell office:value-type="float" office:value="315.789731830968">
            <text:p>315.79</text:p>
          </table:table-cell>
          <table:table-cell office:value-type="float" office:value="-1198.99819642038">
            <text:p>-1199</text:p>
          </table:table-cell>
          <table:table-cell office:value-type="float" office:value="1188.95719626103">
            <text:p>1188.96</text:p>
          </table:table-cell>
          <table:table-cell office:value-type="float" office:value="11.8691754819216">
            <text:p>11.87</text:p>
          </table:table-cell>
          <table:table-cell office:value-type="float" office:value="0.255619426254201">
            <text:p>0.26</text:p>
          </table:table-cell>
          <table:table-cell table:number-columns-repeated="2"/>
          <table:table-cell table:style-name="ce3" table:formula="of:=[.A29]" office:value-type="float" office:value="13.5029951613237">
            <text:p>13.503</text:p>
          </table:table-cell>
          <table:table-cell table:style-name="ce6" table:formula="of:=[.B29]" office:value-type="float" office:value="0.245851858886141">
            <text:p>0.246</text:p>
          </table:table-cell>
          <table:table-cell table:style-name="ce10" table:formula="of:=100*([.K18]-[.$K$22])/[.$K$22]" office:value-type="float" office:value="-3.155293960144">
            <text:p>-3.2</text:p>
          </table:table-cell>
        </table:table-row>
        <table:table-row table:style-name="ro1">
          <table:table-cell table:number-columns-repeated="9"/>
          <table:table-cell table:style-name="ce3" table:formula="of:=[.A30]" office:value-type="float" office:value="13.1806358136598">
            <text:p>13.181</text:p>
          </table:table-cell>
          <table:table-cell table:style-name="ce6" table:formula="of:=[.B30]" office:value-type="float" office:value="0.240003419785071">
            <text:p>0.240</text:p>
          </table:table-cell>
          <table:table-cell table:style-name="ce10" table:formula="of:=100*([.K19]-[.$K$22])/[.$K$22]" office:value-type="float" office:value="-5.45908115988785">
            <text:p>-5.5</text:p>
          </table:table-cell>
        </table:table-row>
        <table:table-row table:style-name="ro1">
          <table:table-cell table:number-columns-repeated="9"/>
          <table:table-cell table:style-name="ce3" table:formula="of:=[.A31]" office:value-type="float" office:value="11.8691754819216">
            <text:p>11.869</text:p>
          </table:table-cell>
          <table:table-cell table:style-name="ce6" table:formula="of:=[.B31]" office:value-type="float" office:value="0.255619426254201">
            <text:p>0.256</text:p>
          </table:table-cell>
          <table:table-cell table:style-name="ce10" table:formula="of:=100*([.K20]-[.$K$22])/[.$K$22]" office:value-type="float" office:value="0.692296189346567">
            <text:p>0.7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</table:table-row>
        <table:table-row table:style-name="ro1">
          <table:table-cell table:number-columns-repeated="9"/>
          <table:table-cell table:style-name="ce3" table:formula="of:=AVERAGE([.J14:.J20])" office:value-type="float" office:value="15.2764385409322">
            <text:p>15.276</text:p>
          </table:table-cell>
          <table:table-cell table:style-name="ce6" table:formula="of:=AVERAGE([.K14:.K20])" office:value-type="float" office:value="0.253861949650569">
            <text:p>0.254</text:p>
          </table:table-cell>
          <table:table-cell table:style-name="ce11" table:formula="of:=([.L14]+[.L15]-[.L16]-[.L17]-[.L18]-[.L19]+[.L20])/7" office:value-type="float" office:value="3.61854625605381">
            <text:p>3.619</text:p>
          </table:table-cell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0"/>
        </table:table-row>
        <table:table-row table:style-name="ro1">
          <table:table-cell office:value-type="float" office:value="19.0728349296331">
            <text:p>19.07</text:p>
          </table:table-cell>
          <table:table-cell office:value-type="float" office:value="0.271982759986496">
            <text:p>0.27</text:p>
          </table:table-cell>
          <table:table-cell table:number-columns-repeated="10"/>
        </table:table-row>
        <table:table-row table:style-name="ro1">
          <table:table-cell office:value-type="float" office:value="18.623494668001">
            <text:p>18.62</text:p>
          </table:table-cell>
          <table:table-cell office:value-type="float" office:value="0.266135054972201">
            <text:p>0.27</text:p>
          </table:table-cell>
          <table:table-cell table:number-columns-repeated="10"/>
        </table:table-row>
        <table:table-row table:style-name="ro1">
          <table:table-cell office:value-type="float" office:value="16.7185710521388">
            <text:p>16.72</text:p>
          </table:table-cell>
          <table:table-cell office:value-type="float" office:value="0.248243139595629">
            <text:p>0.25</text:p>
          </table:table-cell>
          <table:table-cell table:number-columns-repeated="10"/>
        </table:table-row>
        <table:table-row table:style-name="ro1">
          <table:table-cell office:value-type="float" office:value="13.9673626798472">
            <text:p>13.97</text:p>
          </table:table-cell>
          <table:table-cell office:value-type="float" office:value="0.249197988074245">
            <text:p>0.25</text:p>
          </table:table-cell>
          <table:table-cell table:number-columns-repeated="10"/>
        </table:table-row>
        <table:table-row table:style-name="ro1">
          <table:table-cell office:value-type="float" office:value="13.5029951613237">
            <text:p>13.5</text:p>
          </table:table-cell>
          <table:table-cell office:value-type="float" office:value="0.245851858886141">
            <text:p>0.25</text:p>
          </table:table-cell>
          <table:table-cell table:number-columns-repeated="10"/>
        </table:table-row>
        <table:table-row table:style-name="ro1">
          <table:table-cell office:value-type="float" office:value="13.1806358136598">
            <text:p>13.18</text:p>
          </table:table-cell>
          <table:table-cell office:value-type="float" office:value="0.240003419785071">
            <text:p>0.24</text:p>
          </table:table-cell>
          <table:table-cell table:number-columns-repeated="10"/>
        </table:table-row>
        <table:table-row table:style-name="ro1">
          <table:table-cell office:value-type="float" office:value="11.8691754819216">
            <text:p>11.87</text:p>
          </table:table-cell>
          <table:table-cell office:value-type="float" office:value="0.255619426254201">
            <text:p>0.26</text:p>
          </table:table-cell>
          <table:table-cell table:number-columns-repeated="10"/>
        </table:table-row>
      </table:table>
      <table:table table:name="itlogflow" table:style-name="ta1">
        <table:table-column table:style-name="co1" table:number-columns-repeated="12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88.026880407952">
            <text:p>-388.03</text:p>
          </table:table-cell>
          <table:table-cell office:value-type="float" office:value="400.133102557346">
            <text:p>400.13</text:p>
          </table:table-cell>
          <table:table-cell office:value-type="float" office:value="-1398.38910024389">
            <text:p>-1398.39</text:p>
          </table:table-cell>
          <table:table-cell office:value-type="float" office:value="1372.91688235653">
            <text:p>1372.92</text:p>
          </table:table-cell>
          <table:table-cell office:value-type="float" office:value="19.174287283899">
            <text:p>19.17</text:p>
          </table:table-cell>
          <table:table-cell office:value-type="float" office:value="0.277481339306976">
            <text:p>0.28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49454684935">
            <text:p>-382.15</text:p>
          </table:table-cell>
          <table:table-cell office:value-type="float" office:value="393.971116704877">
            <text:p>393.97</text:p>
          </table:table-cell>
          <table:table-cell office:value-type="float" office:value="-1406.45226488206">
            <text:p>-1406.45</text:p>
          </table:table-cell>
          <table:table-cell office:value-type="float" office:value="1381.16198699155">
            <text:p>1381.16</text:p>
          </table:table-cell>
          <table:table-cell office:value-type="float" office:value="18.6933249593856">
            <text:p>18.69</text:p>
          </table:table-cell>
          <table:table-cell office:value-type="float" office:value="0.271711642283844">
            <text:p>0.27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1404759459">
            <text:p>-354.95</text:p>
          </table:table-cell>
          <table:table-cell office:value-type="float" office:value="365.769452905929">
            <text:p>365.77</text:p>
          </table:table-cell>
          <table:table-cell office:value-type="float" office:value="-1400.44768728068">
            <text:p>-1400.45</text:p>
          </table:table-cell>
          <table:table-cell office:value-type="float" office:value="1376.9923938638">
            <text:p>1376.99</text:p>
          </table:table-cell>
          <table:table-cell office:value-type="float" office:value="16.7629252189827">
            <text:p>16.76</text:p>
          </table:table-cell>
          <table:table-cell office:value-type="float" office:value="0.253455668486044">
            <text:p>0.25</text:p>
          </table:table-cell>
          <table:table-cell table:number-columns-repeated="2"/>
          <table:table-cell table:style-name="ce3" table:formula="of:=[.A25]" office:value-type="float" office:value="19.174287283899">
            <text:p>19.174</text:p>
          </table:table-cell>
          <table:table-cell table:style-name="ce6" table:formula="of:=[.B25]" office:value-type="float" office:value="0.277481339306976">
            <text:p>0.277</text:p>
          </table:table-cell>
          <table:table-cell table:style-name="ce10" table:formula="of:=100*([.K14]-[.$K$22])/[.$K$22]" office:value-type="float" office:value="7.06575751068503">
            <text:p>7.1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2647770387">
            <text:p>-337.53</text:p>
          </table:table-cell>
          <table:table-cell office:value-type="float" office:value="346.645116330433">
            <text:p>346.65</text:p>
          </table:table-cell>
          <table:table-cell office:value-type="float" office:value="-1326.22192917565">
            <text:p>-1326.22</text:p>
          </table:table-cell>
          <table:table-cell office:value-type="float" office:value="1307.18200390059">
            <text:p>1307.18</text:p>
          </table:table-cell>
          <table:table-cell office:value-type="float" office:value="13.9582611457823">
            <text:p>13.96</text:p>
          </table:table-cell>
          <table:table-cell office:value-type="float" office:value="0.254506911961703">
            <text:p>0.25</text:p>
          </table:table-cell>
          <table:table-cell table:number-columns-repeated="2"/>
          <table:table-cell table:style-name="ce3" table:formula="of:=[.A26]" office:value-type="float" office:value="18.6933249593856">
            <text:p>18.693</text:p>
          </table:table-cell>
          <table:table-cell table:style-name="ce6" table:formula="of:=[.B26]" office:value-type="float" office:value="0.271711642283844">
            <text:p>0.272</text:p>
          </table:table-cell>
          <table:table-cell table:style-name="ce10" table:formula="of:=100*([.K15]-[.$K$22])/[.$K$22]" office:value-type="float" office:value="4.83952859045709">
            <text:p>4.8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1607316235">
            <text:p>-322.72</text:p>
          </table:table-cell>
          <table:table-cell office:value-type="float" office:value="331.94149457416">
            <text:p>331.94</text:p>
          </table:table-cell>
          <table:table-cell office:value-type="float" office:value="-1286.32380107272">
            <text:p>-1286.32</text:p>
          </table:table-cell>
          <table:table-cell office:value-type="float" office:value="1269.21740240584">
            <text:p>1269.22</text:p>
          </table:table-cell>
          <table:table-cell office:value-type="float" office:value="13.5116561489021">
            <text:p>13.51</text:p>
          </table:table-cell>
          <table:table-cell office:value-type="float" office:value="0.250886757321216">
            <text:p>0.25</text:p>
          </table:table-cell>
          <table:table-cell table:number-columns-repeated="2"/>
          <table:table-cell table:style-name="ce3" table:formula="of:=[.A27]" office:value-type="float" office:value="16.7629252189827">
            <text:p>16.763</text:p>
          </table:table-cell>
          <table:table-cell table:style-name="ce6" table:formula="of:=[.B27]" office:value-type="float" office:value="0.253455668486044">
            <text:p>0.253</text:p>
          </table:table-cell>
          <table:table-cell table:style-name="ce10" table:formula="of:=100*([.K16]-[.$K$22])/[.$K$22]" office:value-type="float" office:value="-2.20451144711216">
            <text:p>-2.2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7997589479">
            <text:p>-299.58</text:p>
          </table:table-cell>
          <table:table-cell office:value-type="float" office:value="309.497361887288">
            <text:p>309.5</text:p>
          </table:table-cell>
          <table:table-cell office:value-type="float" office:value="-1222.79608038798">
            <text:p>-1222.8</text:p>
          </table:table-cell>
          <table:table-cell office:value-type="float" office:value="1209.60629239043">
            <text:p>1209.61</text:p>
          </table:table-cell>
          <table:table-cell office:value-type="float" office:value="13.148829430811">
            <text:p>13.15</text:p>
          </table:table-cell>
          <table:table-cell office:value-type="float" office:value="0.244995858835053">
            <text:p>0.24</text:p>
          </table:table-cell>
          <table:table-cell table:number-columns-repeated="2"/>
          <table:table-cell table:style-name="ce3" table:formula="of:=[.A28]" office:value-type="float" office:value="13.9582611457823">
            <text:p>13.958</text:p>
          </table:table-cell>
          <table:table-cell table:style-name="ce6" table:formula="of:=[.B28]" office:value-type="float" office:value="0.254506911961703">
            <text:p>0.255</text:p>
          </table:table-cell>
          <table:table-cell table:style-name="ce10" table:formula="of:=100*([.K17]-[.$K$22])/[.$K$22]" office:value-type="float" office:value="-1.79889073283026">
            <text:p>-1.8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87231048798">
            <text:p>-306.49</text:p>
          </table:table-cell>
          <table:table-cell office:value-type="float" office:value="315.789731830968">
            <text:p>315.79</text:p>
          </table:table-cell>
          <table:table-cell office:value-type="float" office:value="-1173.62683017768">
            <text:p>-1173.63</text:p>
          </table:table-cell>
          <table:table-cell office:value-type="float" office:value="1164.12420141442">
            <text:p>1164.12</text:p>
          </table:table-cell>
          <table:table-cell office:value-type="float" office:value="11.7840684342092">
            <text:p>11.78</text:p>
          </table:table-cell>
          <table:table-cell office:value-type="float" office:value="0.261145385541671">
            <text:p>0.26</text:p>
          </table:table-cell>
          <table:table-cell table:number-columns-repeated="2"/>
          <table:table-cell table:style-name="ce3" table:formula="of:=[.A29]" office:value-type="float" office:value="13.5116561489021">
            <text:p>13.512</text:p>
          </table:table-cell>
          <table:table-cell table:style-name="ce6" table:formula="of:=[.B29]" office:value-type="float" office:value="0.250886757321216">
            <text:p>0.251</text:p>
          </table:table-cell>
          <table:table-cell table:style-name="ce10" table:formula="of:=100*([.K18]-[.$K$22])/[.$K$22]" office:value-type="float" office:value="-3.19572195707618">
            <text:p>-3.2</text:p>
          </table:table-cell>
        </table:table-row>
        <table:table-row table:style-name="ro1">
          <table:table-cell table:number-columns-repeated="9"/>
          <table:table-cell table:style-name="ce3" table:formula="of:=[.A30]" office:value-type="float" office:value="13.148829430811">
            <text:p>13.149</text:p>
          </table:table-cell>
          <table:table-cell table:style-name="ce6" table:formula="of:=[.B30]" office:value-type="float" office:value="0.244995858835053">
            <text:p>0.245</text:p>
          </table:table-cell>
          <table:table-cell table:style-name="ce10" table:formula="of:=100*([.K19]-[.$K$22])/[.$K$22]" office:value-type="float" office:value="-5.46871627955865">
            <text:p>-5.5</text:p>
          </table:table-cell>
        </table:table-row>
        <table:table-row table:style-name="ro1">
          <table:table-cell table:number-columns-repeated="9"/>
          <table:table-cell table:style-name="ce3" table:formula="of:=[.A31]" office:value-type="float" office:value="11.7840684342092">
            <text:p>11.784</text:p>
          </table:table-cell>
          <table:table-cell table:style-name="ce6" table:formula="of:=[.B31]" office:value-type="float" office:value="0.261145385541671">
            <text:p>0.261</text:p>
          </table:table-cell>
          <table:table-cell table:style-name="ce10" table:formula="of:=100*([.K20]-[.$K$22])/[.$K$22]" office:value-type="float" office:value="0.762554315435276">
            <text:p>0.8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</table:table-row>
        <table:table-row table:style-name="ro1">
          <table:table-cell table:number-columns-repeated="9"/>
          <table:table-cell table:style-name="ce3" table:formula="of:=AVERAGE([.J14:.J20])" office:value-type="float" office:value="15.290478945996">
            <text:p>15.290</text:p>
          </table:table-cell>
          <table:table-cell table:style-name="ce6" table:formula="of:=AVERAGE([.K14:.K20])" office:value-type="float" office:value="0.259169080533787">
            <text:p>0.259</text:p>
          </table:table-cell>
          <table:table-cell table:style-name="ce11" table:formula="of:=([.L14]+[.L15]-[.L16]-[.L17]-[.L18]-[.L19]+[.L20])/7" office:value-type="float" office:value="3.61938297616495">
            <text:p>3.619</text:p>
          </table:table-cell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0"/>
        </table:table-row>
        <table:table-row table:style-name="ro1">
          <table:table-cell office:value-type="float" office:value="19.174287283899">
            <text:p>19.17</text:p>
          </table:table-cell>
          <table:table-cell office:value-type="float" office:value="0.277481339306976">
            <text:p>0.28</text:p>
          </table:table-cell>
          <table:table-cell table:number-columns-repeated="10"/>
        </table:table-row>
        <table:table-row table:style-name="ro1">
          <table:table-cell office:value-type="float" office:value="18.6933249593856">
            <text:p>18.69</text:p>
          </table:table-cell>
          <table:table-cell office:value-type="float" office:value="0.271711642283844">
            <text:p>0.27</text:p>
          </table:table-cell>
          <table:table-cell table:number-columns-repeated="10"/>
        </table:table-row>
        <table:table-row table:style-name="ro1">
          <table:table-cell office:value-type="float" office:value="16.7629252189827">
            <text:p>16.76</text:p>
          </table:table-cell>
          <table:table-cell office:value-type="float" office:value="0.253455668486044">
            <text:p>0.25</text:p>
          </table:table-cell>
          <table:table-cell table:number-columns-repeated="10"/>
        </table:table-row>
        <table:table-row table:style-name="ro1">
          <table:table-cell office:value-type="float" office:value="13.9582611457823">
            <text:p>13.96</text:p>
          </table:table-cell>
          <table:table-cell office:value-type="float" office:value="0.254506911961703">
            <text:p>0.25</text:p>
          </table:table-cell>
          <table:table-cell table:number-columns-repeated="10"/>
        </table:table-row>
        <table:table-row table:style-name="ro1">
          <table:table-cell office:value-type="float" office:value="13.5116561489021">
            <text:p>13.51</text:p>
          </table:table-cell>
          <table:table-cell office:value-type="float" office:value="0.250886757321216">
            <text:p>0.25</text:p>
          </table:table-cell>
          <table:table-cell table:number-columns-repeated="10"/>
        </table:table-row>
        <table:table-row table:style-name="ro1">
          <table:table-cell office:value-type="float" office:value="13.148829430811">
            <text:p>13.15</text:p>
          </table:table-cell>
          <table:table-cell office:value-type="float" office:value="0.244995858835053">
            <text:p>0.24</text:p>
          </table:table-cell>
          <table:table-cell table:number-columns-repeated="10"/>
        </table:table-row>
        <table:table-row table:style-name="ro1">
          <table:table-cell office:value-type="float" office:value="11.7840684342092">
            <text:p>11.78</text:p>
          </table:table-cell>
          <table:table-cell office:value-type="float" office:value="0.261145385541671">
            <text:p>0.26</text:p>
          </table:table-cell>
          <table:table-cell table:number-columns-repeated="10"/>
        </table:table-row>
      </table:table>
      <table:table table:name="Fits_Thesis3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 text:c="5"/>( c_P = a*(1-T/T_lambda)^(negalpha) + b ) <text:s text:c="2"/></text:p>
          </table:table-cell>
          <table:table-cell table:number-columns-repeated="3"/>
          <table:table-cell office:value-type="string">
            <text:p><text:s text:c="5"/>( (c_P)_vortex = c*(1-T/T_lambda)^(negalpha) + d )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4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7"/>
        </table:table-row>
        <table:table-row table:style-name="ro1">
          <table:table-cell table:style-name="ce13" office:value-type="float" office:value="0.05">
            <text:p>0.05</text:p>
          </table:table-cell>
          <table:table-cell table:style-name="ce13" office:value-type="float" office:value="-388.026880407952">
            <text:p>-388.03</text:p>
          </table:table-cell>
          <table:table-cell table:style-name="ce13" office:value-type="float" office:value="400.133102557346">
            <text:p>400.13</text:p>
          </table:table-cell>
          <table:table-cell table:style-name="ce13" office:value-type="float" office:value="-1423.74587326875">
            <text:p>-1423.75</text:p>
          </table:table-cell>
          <table:table-cell table:style-name="ce13" office:value-type="float" office:value="1398.21030517118">
            <text:p>1398.21</text:p>
          </table:table-cell>
          <table:table-cell table:style-name="ce13" office:value-type="float" office:value="19.0656711735332">
            <text:p>19.07</text:p>
          </table:table-cell>
          <table:table-cell table:style-name="ce13" office:value-type="float" office:value="0.272539424129876">
            <text:p>0.27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  <table:table-cell table:number-columns-repeated="2"/>
        </table:table-row>
        <table:table-row table:style-name="ro1">
          <table:table-cell table:style-name="ce13" office:value-type="float" office:value="1.65">
            <text:p>1.65</text:p>
          </table:table-cell>
          <table:table-cell table:style-name="ce13" office:value-type="float" office:value="-382.149454684935">
            <text:p>-382.15</text:p>
          </table:table-cell>
          <table:table-cell table:style-name="ce13" office:value-type="float" office:value="393.971116704877">
            <text:p>393.97</text:p>
          </table:table-cell>
          <table:table-cell table:style-name="ce13" office:value-type="float" office:value="-1432.9178727621">
            <text:p>-1432.92</text:p>
          </table:table-cell>
          <table:table-cell table:style-name="ce13" office:value-type="float" office:value="1407.06783400884">
            <text:p>1407.07</text:p>
          </table:table-cell>
          <table:table-cell table:style-name="ce13" office:value-type="float" office:value="18.7156916087427">
            <text:p>18.72</text:p>
          </table:table-cell>
          <table:table-cell table:style-name="ce13" office:value-type="float" office:value="0.266693201298621">
            <text:p>0.27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3" office:value-type="float" office:value="7.33">
            <text:p>7.33</text:p>
          </table:table-cell>
          <table:table-cell table:style-name="ce13" office:value-type="float" office:value="-354.951404759459">
            <text:p>-354.95</text:p>
          </table:table-cell>
          <table:table-cell table:style-name="ce13" office:value-type="float" office:value="365.769452905929">
            <text:p>365.77</text:p>
          </table:table-cell>
          <table:table-cell table:style-name="ce13" office:value-type="float" office:value="-1426.76910510232">
            <text:p>-1426.77</text:p>
          </table:table-cell>
          <table:table-cell table:style-name="ce13" office:value-type="float" office:value="1400.4405029607">
            <text:p>1400.44</text:p>
          </table:table-cell>
          <table:table-cell table:style-name="ce13" office:value-type="float" office:value="17.3680738528725">
            <text:p>17.37</text:p>
          </table:table-cell>
          <table:table-cell table:style-name="ce13" office:value-type="float" office:value="0.248779850565942">
            <text:p>0.25</text:p>
          </table:table-cell>
          <table:table-cell table:number-columns-repeated="2"/>
          <table:table-cell table:style-name="ce3" table:formula="of:=[.A25]" office:value-type="float" office:value="19.0656711735332">
            <text:p>19.066</text:p>
          </table:table-cell>
          <table:table-cell table:style-name="ce6" table:formula="of:=[.B25]" office:value-type="float" office:value="0.272539424129876">
            <text:p>0.273</text:p>
          </table:table-cell>
          <table:table-cell table:style-name="ce10" table:formula="of:=100*([.K14]-[.$K$22])/[.$K$22]" office:value-type="float" office:value="7.09842060811463">
            <text:p>7.1</text:p>
          </table:table-cell>
          <table:table-cell/>
          <table:table-cell table:style-name="ce14" office:value-type="float" office:value="7.69099956994749">
            <text:p>7.7</text:p>
          </table:table-cell>
        </table:table-row>
        <table:table-row table:style-name="ro1">
          <table:table-cell table:style-name="ce13" office:value-type="float" office:value="15.03">
            <text:p>15.03</text:p>
          </table:table-cell>
          <table:table-cell table:style-name="ce13" office:value-type="float" office:value="-337.532647770387">
            <text:p>-337.53</text:p>
          </table:table-cell>
          <table:table-cell table:style-name="ce13" office:value-type="float" office:value="346.645116330433">
            <text:p>346.65</text:p>
          </table:table-cell>
          <table:table-cell table:style-name="ce13" office:value-type="float" office:value="-1351.93742251261">
            <text:p>-1351.94</text:p>
          </table:table-cell>
          <table:table-cell table:style-name="ce13" office:value-type="float" office:value="1325.62099240941">
            <text:p>1325.62</text:p>
          </table:table-cell>
          <table:table-cell table:style-name="ce13" office:value-type="float" office:value="15.6827832689096">
            <text:p>15.68</text:p>
          </table:table-cell>
          <table:table-cell table:style-name="ce13" office:value-type="float" office:value="0.249665881090171">
            <text:p>0.25</text:p>
          </table:table-cell>
          <table:table-cell table:number-columns-repeated="2"/>
          <table:table-cell table:style-name="ce3" table:formula="of:=[.A26]" office:value-type="float" office:value="18.7156916087427">
            <text:p>18.716</text:p>
          </table:table-cell>
          <table:table-cell table:style-name="ce6" table:formula="of:=[.B26]" office:value-type="float" office:value="0.266693201298621">
            <text:p>0.267</text:p>
          </table:table-cell>
          <table:table-cell table:style-name="ce10" table:formula="of:=100*([.K15]-[.$K$22])/[.$K$22]" office:value-type="float" office:value="4.80106038674665">
            <text:p>4.8</text:p>
          </table:table-cell>
          <table:table-cell/>
          <table:table-cell table:style-name="ce14" office:value-type="float" office:value="4.6963217409792">
            <text:p>4.7</text:p>
          </table:table-cell>
        </table:table-row>
        <table:table-row table:style-name="ro1">
          <table:table-cell table:style-name="ce13" office:value-type="float" office:value="18.18">
            <text:p>18.18</text:p>
          </table:table-cell>
          <table:table-cell table:style-name="ce13" office:value-type="float" office:value="-322.721607316235">
            <text:p>-322.72</text:p>
          </table:table-cell>
          <table:table-cell table:style-name="ce13" office:value-type="float" office:value="331.94149457416">
            <text:p>331.94</text:p>
          </table:table-cell>
          <table:table-cell table:style-name="ce13" office:value-type="float" office:value="-1309.31833745571">
            <text:p>-1309.32</text:p>
          </table:table-cell>
          <table:table-cell table:style-name="ce13" office:value-type="float" office:value="1283.24395368301">
            <text:p>1283.24</text:p>
          </table:table-cell>
          <table:table-cell table:style-name="ce13" office:value-type="float" office:value="15.6467177697933">
            <text:p>15.65</text:p>
          </table:table-cell>
          <table:table-cell table:style-name="ce13" office:value-type="float" office:value="0.246480628953347">
            <text:p>0.25</text:p>
          </table:table-cell>
          <table:table-cell table:number-columns-repeated="2"/>
          <table:table-cell table:style-name="ce3" table:formula="of:=[.A27]" office:value-type="float" office:value="17.3680738528725">
            <text:p>17.368</text:p>
          </table:table-cell>
          <table:table-cell table:style-name="ce6" table:formula="of:=[.B27]" office:value-type="float" office:value="0.248779850565942">
            <text:p>0.249</text:p>
          </table:table-cell>
          <table:table-cell table:style-name="ce10" table:formula="of:=100*([.K16]-[.$K$22])/[.$K$22]" office:value-type="float" office:value="-2.23825723636132">
            <text:p>-2.2</text:p>
          </table:table-cell>
          <table:table-cell/>
          <table:table-cell table:style-name="ce14" office:value-type="float" office:value="-2.33595493234194">
            <text:p>-2.3</text:p>
          </table:table-cell>
        </table:table-row>
        <table:table-row table:style-name="ro1">
          <table:table-cell table:style-name="ce13" office:value-type="float" office:value="22.53">
            <text:p>22.53</text:p>
          </table:table-cell>
          <table:table-cell table:style-name="ce13" office:value-type="float" office:value="-299.57997589479">
            <text:p>-299.58</text:p>
          </table:table-cell>
          <table:table-cell table:style-name="ce13" office:value-type="float" office:value="309.497361887288">
            <text:p>309.50</text:p>
          </table:table-cell>
          <table:table-cell table:style-name="ce13" office:value-type="float" office:value="-1245.86988526681">
            <text:p>-1245.87</text:p>
          </table:table-cell>
          <table:table-cell table:style-name="ce13" office:value-type="float" office:value="1220.41670696455">
            <text:p>1220.42</text:p>
          </table:table-cell>
          <table:table-cell table:style-name="ce13" office:value-type="float" office:value="16.0378184970563">
            <text:p>16.04</text:p>
          </table:table-cell>
          <table:table-cell table:style-name="ce13" office:value-type="float" office:value="0.240458477596666">
            <text:p>0.24</text:p>
          </table:table-cell>
          <table:table-cell table:number-columns-repeated="2"/>
          <table:table-cell table:style-name="ce3" table:formula="of:=[.A28]" office:value-type="float" office:value="15.6827832689096">
            <text:p>15.683</text:p>
          </table:table-cell>
          <table:table-cell table:style-name="ce6" table:formula="of:=[.B28]" office:value-type="float" office:value="0.249665881090171">
            <text:p>0.250</text:p>
          </table:table-cell>
          <table:table-cell table:style-name="ce10" table:formula="of:=100*([.K17]-[.$K$22])/[.$K$22]" office:value-type="float" office:value="-1.89007836257649">
            <text:p>-1.9</text:p>
          </table:table-cell>
          <table:table-cell/>
          <table:table-cell table:style-name="ce14" office:value-type="float" office:value="-1.98814192178647">
            <text:p>-2.0</text:p>
          </table:table-cell>
        </table:table-row>
        <table:table-row table:style-name="ro1">
          <table:table-cell table:style-name="ce13" office:value-type="float" office:value="25.87">
            <text:p>25.87</text:p>
          </table:table-cell>
          <table:table-cell table:style-name="ce13" office:value-type="float" office:value="-306.487231048798">
            <text:p>-306.49</text:p>
          </table:table-cell>
          <table:table-cell table:style-name="ce13" office:value-type="float" office:value="315.789731830968">
            <text:p>315.79</text:p>
          </table:table-cell>
          <table:table-cell table:style-name="ce13" office:value-type="float" office:value="-1193.89415030069">
            <text:p>-1193.89</text:p>
          </table:table-cell>
          <table:table-cell table:style-name="ce13" office:value-type="float" office:value="1169.32142420082">
            <text:p>1169.32</text:p>
          </table:table-cell>
          <table:table-cell table:style-name="ce13" office:value-type="float" office:value="15.6106201240502">
            <text:p>15.61</text:p>
          </table:table-cell>
          <table:table-cell table:style-name="ce13" office:value-type="float" office:value="0.256712231123344">
            <text:p>0.26</text:p>
          </table:table-cell>
          <table:table-cell table:number-columns-repeated="2"/>
          <table:table-cell table:style-name="ce3" table:formula="of:=[.A29]" office:value-type="float" office:value="15.6467177697933">
            <text:p>15.647</text:p>
          </table:table-cell>
          <table:table-cell table:style-name="ce6" table:formula="of:=[.B29]" office:value-type="float" office:value="0.246480628953347">
            <text:p>0.246</text:p>
          </table:table-cell>
          <table:table-cell table:style-name="ce10" table:formula="of:=100*([.K18]-[.$K$22])/[.$K$22]" office:value-type="float" office:value="-3.14177056887508">
            <text:p>-3.1</text:p>
          </table:table-cell>
          <table:table-cell/>
          <table:table-cell table:style-name="ce14" office:value-type="float" office:value="-3.23858304640884">
            <text:p>-3.2</text:p>
          </table:table-cell>
        </table:table-row>
        <table:table-row table:style-name="ro1">
          <table:table-cell table:number-columns-repeated="9"/>
          <table:table-cell table:style-name="ce3" table:formula="of:=[.A30]" office:value-type="float" office:value="16.0378184970563">
            <text:p>16.038</text:p>
          </table:table-cell>
          <table:table-cell table:style-name="ce6" table:formula="of:=[.B30]" office:value-type="float" office:value="0.240458477596666">
            <text:p>0.240</text:p>
          </table:table-cell>
          <table:table-cell table:style-name="ce10" table:formula="of:=100*([.K19]-[.$K$22])/[.$K$22]" office:value-type="float" office:value="-5.50826452116361">
            <text:p>-5.5</text:p>
          </table:table-cell>
          <table:table-cell/>
          <table:table-cell table:style-name="ce14" office:value-type="float" office:value="-5.60271063333648">
            <text:p>-5.6</text:p>
          </table:table-cell>
        </table:table-row>
        <table:table-row table:style-name="ro1">
          <table:table-cell table:number-columns-repeated="9"/>
          <table:table-cell table:style-name="ce3" table:formula="of:=[.A31]" office:value-type="float" office:value="15.6106201240502">
            <text:p>15.611</text:p>
          </table:table-cell>
          <table:table-cell table:style-name="ce6" table:formula="of:=[.B31]" office:value-type="float" office:value="0.256712231123344">
            <text:p>0.257</text:p>
          </table:table-cell>
          <table:table-cell table:style-name="ce10" table:formula="of:=100*([.K20]-[.$K$22])/[.$K$22]" office:value-type="float" office:value="0.878889694115162">
            <text:p>0.9</text:p>
          </table:table-cell>
          <table:table-cell/>
          <table:table-cell table:style-name="ce14" office:value-type="float" office:value="0.778069222947134">
            <text:p>0.8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  <table:table-cell table:number-columns-repeated="2"/>
        </table:table-row>
        <table:table-row table:style-name="ro1">
          <table:table-cell table:number-columns-repeated="9"/>
          <table:table-cell table:style-name="ce3" table:formula="of:=AVERAGE([.J14:.J20])" office:value-type="float" office:value="16.8753394707083">
            <text:p>16.875</text:p>
          </table:table-cell>
          <table:table-cell table:style-name="ce6" table:formula="of:=AVERAGE([.K14:.K20])" office:value-type="float" office:value="0.25447567067971">
            <text:p>0.254</text:p>
          </table:table-cell>
          <table:table-cell table:style-name="ce11" table:formula="of:=([.L14]+[.L15]-[.L16]-[.L17]-[.L18]-[.L19]+[.L20])/7" office:value-type="float" office:value="3.65096305399328">
            <text:p>3.651</text:p>
          </table:table-cell>
          <table:table-cell table:number-columns-repeated="2"/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  <table:table-cell table:number-columns-repeated="2"/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2"/>
        </table:table-row>
        <table:table-row table:style-name="ro1">
          <table:table-cell office:value-type="float" office:value="19.0656711735332">
            <text:p>19.07</text:p>
          </table:table-cell>
          <table:table-cell office:value-type="float" office:value="0.272539424129876">
            <text:p>0.27</text:p>
          </table:table-cell>
          <table:table-cell table:number-columns-repeated="12"/>
        </table:table-row>
        <table:table-row table:style-name="ro1">
          <table:table-cell office:value-type="float" office:value="18.7156916087427">
            <text:p>18.72</text:p>
          </table:table-cell>
          <table:table-cell office:value-type="float" office:value="0.266693201298621">
            <text:p>0.27</text:p>
          </table:table-cell>
          <table:table-cell table:number-columns-repeated="12"/>
        </table:table-row>
        <table:table-row table:style-name="ro1">
          <table:table-cell office:value-type="float" office:value="17.3680738528725">
            <text:p>17.37</text:p>
          </table:table-cell>
          <table:table-cell office:value-type="float" office:value="0.248779850565942">
            <text:p>0.25</text:p>
          </table:table-cell>
          <table:table-cell table:number-columns-repeated="12"/>
        </table:table-row>
        <table:table-row table:style-name="ro1">
          <table:table-cell office:value-type="float" office:value="15.6827832689096">
            <text:p>15.68</text:p>
          </table:table-cell>
          <table:table-cell office:value-type="float" office:value="0.249665881090171">
            <text:p>0.25</text:p>
          </table:table-cell>
          <table:table-cell table:number-columns-repeated="12"/>
        </table:table-row>
        <table:table-row table:style-name="ro1">
          <table:table-cell office:value-type="float" office:value="15.6467177697933">
            <text:p>15.65</text:p>
          </table:table-cell>
          <table:table-cell office:value-type="float" office:value="0.246480628953347">
            <text:p>0.25</text:p>
          </table:table-cell>
          <table:table-cell table:number-columns-repeated="12"/>
        </table:table-row>
        <table:table-row table:style-name="ro1">
          <table:table-cell office:value-type="float" office:value="16.0378184970563">
            <text:p>16.04</text:p>
          </table:table-cell>
          <table:table-cell office:value-type="float" office:value="0.240458477596666">
            <text:p>0.24</text:p>
          </table:table-cell>
          <table:table-cell table:number-columns-repeated="12"/>
        </table:table-row>
        <table:table-row table:style-name="ro1">
          <table:table-cell office:value-type="float" office:value="15.6106201240502">
            <text:p>15.61</text:p>
          </table:table-cell>
          <table:table-cell office:value-type="float" office:value="0.256712231123344">
            <text:p>0.26</text:p>
          </table:table-cell>
          <table:table-cell table:number-columns-repeated="12"/>
        </table:table-row>
      </table:table>
      <table:table table:name="Fits_Thesis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5"/>
        </table:table-row>
        <table:table-row table:style-name="ro1">
          <table:table-cell table:style-name="ce13" office:value-type="float" office:value="0.05">
            <text:p>0.05</text:p>
          </table:table-cell>
          <table:table-cell table:style-name="ce13" office:value-type="float" office:value="266.802325754247">
            <text:p>266.80</text:p>
          </table:table-cell>
          <table:table-cell table:style-name="ce13" office:value-type="float" office:value="-244.41096614849">
            <text:p>-244.41</text:p>
          </table:table-cell>
          <table:table-cell table:style-name="ce13" office:value-type="float" office:value="1065.27671970438">
            <text:p>1065.28</text:p>
          </table:table-cell>
          <table:table-cell table:style-name="ce13" office:value-type="float" office:value="-1065.48980342498">
            <text:p>-1065.49</text:p>
          </table:table-cell>
          <table:table-cell table:style-name="ce13" office:value-type="float" office:value="22.4447271779419">
            <text:p>22.44</text:p>
          </table:table-cell>
          <table:table-cell table:style-name="ce13" office:value-type="float" office:value="0.250453540210927">
            <text:p>0.25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</table:table-row>
        <table:table-row table:style-name="ro1">
          <table:table-cell table:style-name="ce13" office:value-type="float" office:value="1.65">
            <text:p>1.65</text:p>
          </table:table-cell>
          <table:table-cell table:style-name="ce13" office:value-type="float" office:value="297.131603602319">
            <text:p>297.13</text:p>
          </table:table-cell>
          <table:table-cell table:style-name="ce13" office:value-type="float" office:value="-280.128048665732">
            <text:p>-280.13</text:p>
          </table:table-cell>
          <table:table-cell table:style-name="ce13" office:value-type="float" office:value="1072.13882494062">
            <text:p>1072.14</text:p>
          </table:table-cell>
          <table:table-cell table:style-name="ce13" office:value-type="float" office:value="-1072.50315742365">
            <text:p>-1072.50</text:p>
          </table:table-cell>
          <table:table-cell table:style-name="ce13" office:value-type="float" office:value="17.1045257179913">
            <text:p>17.10</text:p>
          </table:table-cell>
          <table:table-cell table:style-name="ce13" office:value-type="float" office:value="0.277139113601988">
            <text:p>0.28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</table:table-row>
        <table:table-row table:style-name="ro1">
          <table:table-cell table:style-name="ce13" office:value-type="float" office:value="7.33">
            <text:p>7.33</text:p>
          </table:table-cell>
          <table:table-cell table:style-name="ce13" office:value-type="float" office:value="284.901964808795">
            <text:p>284.90</text:p>
          </table:table-cell>
          <table:table-cell table:style-name="ce13" office:value-type="float" office:value="-270.311080488692">
            <text:p>-270.31</text:p>
          </table:table-cell>
          <table:table-cell table:style-name="ce13" office:value-type="float" office:value="1067.53407571778">
            <text:p>1067.53</text:p>
          </table:table-cell>
          <table:table-cell table:style-name="ce13" office:value-type="float" office:value="-1068.48568999563">
            <text:p>-1068.49</text:p>
          </table:table-cell>
          <table:table-cell table:style-name="ce13" office:value-type="float" office:value="14.8448497753221">
            <text:p>14.84</text:p>
          </table:table-cell>
          <table:table-cell table:style-name="ce13" office:value-type="float" office:value="0.266878567428619">
            <text:p>0.27</text:p>
          </table:table-cell>
          <table:table-cell table:number-columns-repeated="2"/>
          <table:table-cell table:style-name="ce3" table:formula="of:=[.A25]" office:value-type="float" office:value="22.4447271779419">
            <text:p>22.445</text:p>
          </table:table-cell>
          <table:table-cell table:style-name="ce6" table:formula="of:=[.B25]" office:value-type="float" office:value="0.250453540210927">
            <text:p>0.250</text:p>
          </table:table-cell>
          <table:table-cell table:style-name="ce10" table:formula="of:=100*([.K14]-[.$K$22])/[.$K$22]" office:value-type="float" office:value="-4.4230546535695">
            <text:p>-4.4</text:p>
          </table:table-cell>
        </table:table-row>
        <table:table-row table:style-name="ro1">
          <table:table-cell table:style-name="ce13" office:value-type="float" office:value="15.03">
            <text:p>15.03</text:p>
          </table:table-cell>
          <table:table-cell table:style-name="ce13" office:value-type="float" office:value="263.387041150176">
            <text:p>263.39</text:p>
          </table:table-cell>
          <table:table-cell table:style-name="ce13" office:value-type="float" office:value="-249.812444481508">
            <text:p>-249.81</text:p>
          </table:table-cell>
          <table:table-cell table:style-name="ce13" office:value-type="float" office:value="1011.54529025097">
            <text:p>1011.55</text:p>
          </table:table-cell>
          <table:table-cell table:style-name="ce13" office:value-type="float" office:value="-1013.81596567167">
            <text:p>-1013.82</text:p>
          </table:table-cell>
          <table:table-cell table:style-name="ce13" office:value-type="float" office:value="14.1658371066751">
            <text:p>14.17</text:p>
          </table:table-cell>
          <table:table-cell table:style-name="ce13" office:value-type="float" office:value="0.260380868448144">
            <text:p>0.26</text:p>
          </table:table-cell>
          <table:table-cell table:number-columns-repeated="2"/>
          <table:table-cell table:style-name="ce3" table:formula="of:=[.A26]" office:value-type="float" office:value="17.1045257179913">
            <text:p>17.105</text:p>
          </table:table-cell>
          <table:table-cell table:style-name="ce6" table:formula="of:=[.B26]" office:value-type="float" office:value="0.277139113601988">
            <text:p>0.277</text:p>
          </table:table-cell>
          <table:table-cell table:style-name="ce10" table:formula="of:=100*([.K15]-[.$K$22])/[.$K$22]" office:value-type="float" office:value="5.76057296609838">
            <text:p>5.8</text:p>
          </table:table-cell>
        </table:table-row>
        <table:table-row table:style-name="ro1">
          <table:table-cell table:style-name="ce13" office:value-type="float" office:value="18.18">
            <text:p>18.18</text:p>
          </table:table-cell>
          <table:table-cell table:style-name="ce13" office:value-type="float" office:value="251.896132316713">
            <text:p>251.90</text:p>
          </table:table-cell>
          <table:table-cell table:style-name="ce13" office:value-type="float" office:value="-238.388959814274">
            <text:p>-238.39</text:p>
          </table:table-cell>
          <table:table-cell table:style-name="ce13" office:value-type="float" office:value="979.658065709688">
            <text:p>979.66</text:p>
          </table:table-cell>
          <table:table-cell table:style-name="ce13" office:value-type="float" office:value="-982.444909248016">
            <text:p>-982.44</text:p>
          </table:table-cell>
          <table:table-cell table:style-name="ce13" office:value-type="float" office:value="14.2237440627091">
            <text:p>14.22</text:p>
          </table:table-cell>
          <table:table-cell table:style-name="ce13" office:value-type="float" office:value="0.257126584400888">
            <text:p>0.26</text:p>
          </table:table-cell>
          <table:table-cell table:number-columns-repeated="2"/>
          <table:table-cell table:style-name="ce3" table:formula="of:=[.A27]" office:value-type="float" office:value="14.8448497753221">
            <text:p>14.845</text:p>
          </table:table-cell>
          <table:table-cell table:style-name="ce6" table:formula="of:=[.B27]" office:value-type="float" office:value="0.266878567428619">
            <text:p>0.267</text:p>
          </table:table-cell>
          <table:table-cell table:style-name="ce10" table:formula="of:=100*([.K16]-[.$K$22])/[.$K$22]" office:value-type="float" office:value="1.84498982037518">
            <text:p>1.8</text:p>
          </table:table-cell>
        </table:table-row>
        <table:table-row table:style-name="ro1">
          <table:table-cell table:style-name="ce13" office:value-type="float" office:value="22.53">
            <text:p>22.53</text:p>
          </table:table-cell>
          <table:table-cell table:style-name="ce13" office:value-type="float" office:value="234.173581841199">
            <text:p>234.17</text:p>
          </table:table-cell>
          <table:table-cell table:style-name="ce13" office:value-type="float" office:value="-220.343521773895">
            <text:p>-220.34</text:p>
          </table:table-cell>
          <table:table-cell table:style-name="ce13" office:value-type="float" office:value="932.188956327395">
            <text:p>932.19</text:p>
          </table:table-cell>
          <table:table-cell table:style-name="ce13" office:value-type="float" office:value="-935.483758600864">
            <text:p>-935.48</text:p>
          </table:table-cell>
          <table:table-cell table:style-name="ce13" office:value-type="float" office:value="14.6577416704808">
            <text:p>14.66</text:p>
          </table:table-cell>
          <table:table-cell table:style-name="ce13" office:value-type="float" office:value="0.251208277304408">
            <text:p>0.25</text:p>
          </table:table-cell>
          <table:table-cell table:number-columns-repeated="2"/>
          <table:table-cell table:style-name="ce3" table:formula="of:=[.A28]" office:value-type="float" office:value="14.1658371066751">
            <text:p>14.166</text:p>
          </table:table-cell>
          <table:table-cell table:style-name="ce6" table:formula="of:=[.B28]" office:value-type="float" office:value="0.260380868448144">
            <text:p>0.260</text:p>
          </table:table-cell>
          <table:table-cell table:style-name="ce10" table:formula="of:=100*([.K17]-[.$K$22])/[.$K$22]" office:value-type="float" office:value="-0.634632627011266">
            <text:p>-0.6</text:p>
          </table:table-cell>
        </table:table-row>
        <table:table-row table:style-name="ro1">
          <table:table-cell table:style-name="ce13" office:value-type="float" office:value="25.87">
            <text:p>25.87</text:p>
          </table:table-cell>
          <table:table-cell table:style-name="ce13" office:value-type="float" office:value="242.193065573482">
            <text:p>242.19</text:p>
          </table:table-cell>
          <table:table-cell table:style-name="ce13" office:value-type="float" office:value="-229.282735872321">
            <text:p>-229.28</text:p>
          </table:table-cell>
          <table:table-cell table:style-name="ce13" office:value-type="float" office:value="893.304999585156">
            <text:p>893.30</text:p>
          </table:table-cell>
          <table:table-cell table:style-name="ce13" office:value-type="float" office:value="-896.644622123539">
            <text:p>-896.64</text:p>
          </table:table-cell>
          <table:table-cell table:style-name="ce13" office:value-type="float" office:value="13.8157689641282">
            <text:p>13.82</text:p>
          </table:table-cell>
          <table:table-cell table:style-name="ce13" office:value-type="float" office:value="0.271120239656058">
            <text:p>0.27</text:p>
          </table:table-cell>
          <table:table-cell table:number-columns-repeated="2"/>
          <table:table-cell table:style-name="ce3" table:formula="of:=[.A29]" office:value-type="float" office:value="14.2237440627091">
            <text:p>14.224</text:p>
          </table:table-cell>
          <table:table-cell table:style-name="ce6" table:formula="of:=[.B29]" office:value-type="float" office:value="0.257126584400888">
            <text:p>0.257</text:p>
          </table:table-cell>
          <table:table-cell table:style-name="ce10" table:formula="of:=100*([.K18]-[.$K$22])/[.$K$22]" office:value-type="float" office:value="-1.87651776173285">
            <text:p>-1.9</text:p>
          </table:table-cell>
        </table:table-row>
        <table:table-row table:style-name="ro1">
          <table:table-cell table:number-columns-repeated="9"/>
          <table:table-cell table:style-name="ce3" table:formula="of:=[.A30]" office:value-type="float" office:value="14.6577416704808">
            <text:p>14.658</text:p>
          </table:table-cell>
          <table:table-cell table:style-name="ce6" table:formula="of:=[.B30]" office:value-type="float" office:value="0.251208277304408">
            <text:p>0.251</text:p>
          </table:table-cell>
          <table:table-cell table:style-name="ce10" table:formula="of:=100*([.K19]-[.$K$22])/[.$K$22]" office:value-type="float" office:value="-4.13503530325883">
            <text:p>-4.1</text:p>
          </table:table-cell>
        </table:table-row>
        <table:table-row table:style-name="ro1">
          <table:table-cell table:number-columns-repeated="9"/>
          <table:table-cell table:style-name="ce3" table:formula="of:=[.A31]" office:value-type="float" office:value="13.8157689641282">
            <text:p>13.816</text:p>
          </table:table-cell>
          <table:table-cell table:style-name="ce6" table:formula="of:=[.B31]" office:value-type="float" office:value="0.271120239656058">
            <text:p>0.271</text:p>
          </table:table-cell>
          <table:table-cell table:style-name="ce10" table:formula="of:=100*([.K20]-[.$K$22])/[.$K$22]" office:value-type="float" office:value="3.46367755909903">
            <text:p>3.5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</table:table-row>
        <table:table-row table:style-name="ro1">
          <table:table-cell table:number-columns-repeated="9"/>
          <table:table-cell table:style-name="ce3" table:formula="of:=AVERAGE([.J14:.J20])" office:value-type="float" office:value="15.8938849250355">
            <text:p>15.894</text:p>
          </table:table-cell>
          <table:table-cell table:style-name="ce6" table:formula="of:=AVERAGE([.K14:.K20])" office:value-type="float" office:value="0.262043884435862">
            <text:p>0.262</text:p>
          </table:table-cell>
          <table:table-cell table:style-name="ce11" table:formula="of:=(-[.L14]+[.L15]+[.L16]-[.L17]-[.L18]-[.L19]+[.L20])/7" office:value-type="float" office:value="3.16264009873501">
            <text:p>3.163</text:p>
          </table:table-cell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0"/>
        </table:table-row>
        <table:table-row table:style-name="ro1">
          <table:table-cell table:style-name="ce13" office:value-type="float" office:value="22.4447271779419">
            <text:p>22.44</text:p>
          </table:table-cell>
          <table:table-cell table:style-name="ce13" office:value-type="float" office:value="0.250453540210927">
            <text:p>0.25</text:p>
          </table:table-cell>
          <table:table-cell table:number-columns-repeated="10"/>
        </table:table-row>
        <table:table-row table:style-name="ro1">
          <table:table-cell table:style-name="ce13" office:value-type="float" office:value="17.1045257179913">
            <text:p>17.10</text:p>
          </table:table-cell>
          <table:table-cell table:style-name="ce13" office:value-type="float" office:value="0.277139113601988">
            <text:p>0.28</text:p>
          </table:table-cell>
          <table:table-cell table:number-columns-repeated="10"/>
        </table:table-row>
        <table:table-row table:style-name="ro1">
          <table:table-cell table:style-name="ce13" office:value-type="float" office:value="14.8448497753221">
            <text:p>14.84</text:p>
          </table:table-cell>
          <table:table-cell table:style-name="ce13" office:value-type="float" office:value="0.266878567428619">
            <text:p>0.27</text:p>
          </table:table-cell>
          <table:table-cell table:number-columns-repeated="10"/>
        </table:table-row>
        <table:table-row table:style-name="ro1">
          <table:table-cell table:style-name="ce13" office:value-type="float" office:value="14.1658371066751">
            <text:p>14.17</text:p>
          </table:table-cell>
          <table:table-cell table:style-name="ce13" office:value-type="float" office:value="0.260380868448144">
            <text:p>0.26</text:p>
          </table:table-cell>
          <table:table-cell table:number-columns-repeated="10"/>
        </table:table-row>
        <table:table-row table:style-name="ro1">
          <table:table-cell table:style-name="ce13" office:value-type="float" office:value="14.2237440627091">
            <text:p>14.22</text:p>
          </table:table-cell>
          <table:table-cell table:style-name="ce13" office:value-type="float" office:value="0.257126584400888">
            <text:p>0.26</text:p>
          </table:table-cell>
          <table:table-cell table:number-columns-repeated="10"/>
        </table:table-row>
        <table:table-row table:style-name="ro1">
          <table:table-cell table:style-name="ce13" office:value-type="float" office:value="14.6577416704808">
            <text:p>14.66</text:p>
          </table:table-cell>
          <table:table-cell table:style-name="ce13" office:value-type="float" office:value="0.251208277304408">
            <text:p>0.25</text:p>
          </table:table-cell>
          <table:table-cell table:number-columns-repeated="10"/>
        </table:table-row>
        <table:table-row table:style-name="ro1">
          <table:table-cell table:style-name="ce13" office:value-type="float" office:value="13.8157689641282">
            <text:p>13.82</text:p>
          </table:table-cell>
          <table:table-cell table:style-name="ce13" office:value-type="float" office:value="0.271120239656058">
            <text:p>0.27</text:p>
          </table:table-cell>
          <table:table-cell table:number-columns-repeated="10"/>
        </table:table-row>
      </table:table>
      <table:table table:name="Fits_Thesis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implified expression (in terms of rho)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5"/>
        </table:table-row>
        <table:table-row table:style-name="ro1">
          <table:table-cell table:style-name="ce13" office:value-type="float" office:value="0.05">
            <text:p>0.05</text:p>
          </table:table-cell>
          <table:table-cell table:style-name="ce13" office:value-type="float" office:value="-390.567788097653">
            <text:p>-390.57</text:p>
          </table:table-cell>
          <table:table-cell table:style-name="ce13" office:value-type="float" office:value="402.521480862073">
            <text:p>402.52</text:p>
          </table:table-cell>
          <table:table-cell table:style-name="ce13" office:value-type="float" office:value="-1423.74587326875">
            <text:p>-1423.75</text:p>
          </table:table-cell>
          <table:table-cell table:style-name="ce13" office:value-type="float" office:value="1398.21030517118">
            <text:p>1398.21</text:p>
          </table:table-cell>
          <table:table-cell table:style-name="ce13" office:value-type="float" office:value="18.9587141920044">
            <text:p>18.96</text:p>
          </table:table-cell>
          <table:table-cell table:style-name="ce13" office:value-type="float" office:value="0.274324087908298">
            <text:p>0.27</text:p>
          </table:table-cell>
          <table:table-cell table:number-columns-repeated="2"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</table:table-row>
        <table:table-row table:style-name="ro1">
          <table:table-cell table:style-name="ce13" office:value-type="float" office:value="1.65">
            <text:p>1.65</text:p>
          </table:table-cell>
          <table:table-cell table:style-name="ce13" office:value-type="float" office:value="-382.152987948856">
            <text:p>-382.15</text:p>
          </table:table-cell>
          <table:table-cell table:style-name="ce13" office:value-type="float" office:value="393.974672534648">
            <text:p>393.97</text:p>
          </table:table-cell>
          <table:table-cell table:style-name="ce13" office:value-type="float" office:value="-1432.9178727621">
            <text:p>-1432.92</text:p>
          </table:table-cell>
          <table:table-cell table:style-name="ce13" office:value-type="float" office:value="1407.06783400884">
            <text:p>1407.07</text:p>
          </table:table-cell>
          <table:table-cell table:style-name="ce13" office:value-type="float" office:value="18.7157779151678">
            <text:p>18.72</text:p>
          </table:table-cell>
          <table:table-cell table:style-name="ce13" office:value-type="float" office:value="0.266695667081195">
            <text:p>0.27</text:p>
          </table:table-cell>
          <table:table-cell table:number-columns-repeated="2"/>
          <table:table-cell table:style-name="ce2" office:value-type="string">
            <text:p>(J/(K.mol))</text:p>
          </table:table-cell>
          <table:table-cell office:value-type="string">
            <text:p>(unitless)</text:p>
          </table:table-cell>
          <table:table-cell table:style-name="ce9"/>
        </table:table-row>
        <table:table-row table:style-name="ro1">
          <table:table-cell table:style-name="ce13" office:value-type="float" office:value="7.33">
            <text:p>7.33</text:p>
          </table:table-cell>
          <table:table-cell table:style-name="ce13" office:value-type="float" office:value="-354.95470772527">
            <text:p>-354.95</text:p>
          </table:table-cell>
          <table:table-cell table:style-name="ce13" office:value-type="float" office:value="365.772775425809">
            <text:p>365.77</text:p>
          </table:table-cell>
          <table:table-cell table:style-name="ce13" office:value-type="float" office:value="-1426.76910510232">
            <text:p>-1426.77</text:p>
          </table:table-cell>
          <table:table-cell table:style-name="ce13" office:value-type="float" office:value="1400.4405029607">
            <text:p>1400.44</text:p>
          </table:table-cell>
          <table:table-cell table:style-name="ce13" office:value-type="float" office:value="17.3681543575694">
            <text:p>17.37</text:p>
          </table:table-cell>
          <table:table-cell table:style-name="ce13" office:value-type="float" office:value="0.248782165562671">
            <text:p>0.25</text:p>
          </table:table-cell>
          <table:table-cell table:number-columns-repeated="2"/>
          <table:table-cell table:style-name="ce3" office:value-type="float" office:value="18.9587141920044">
            <text:p>18.959</text:p>
          </table:table-cell>
          <table:table-cell table:style-name="ce6" office:value-type="float" office:value="0.274324087908298">
            <text:p>0.274</text:p>
          </table:table-cell>
          <table:table-cell table:style-name="ce10" table:formula="of:=100*([.K14]-[.$K$22])/[.$K$22]" office:value-type="float" office:value="7.69099956994749">
            <text:p>7.7</text:p>
          </table:table-cell>
        </table:table-row>
        <table:table-row table:style-name="ro1">
          <table:table-cell table:style-name="ce13" office:value-type="float" office:value="15.03">
            <text:p>15.03</text:p>
          </table:table-cell>
          <table:table-cell table:style-name="ce13" office:value-type="float" office:value="-337.535726960267">
            <text:p>-337.54</text:p>
          </table:table-cell>
          <table:table-cell table:style-name="ce13" office:value-type="float" office:value="346.64822058045">
            <text:p>346.65</text:p>
          </table:table-cell>
          <table:table-cell table:style-name="ce13" office:value-type="float" office:value="-1351.93742251261">
            <text:p>-1351.94</text:p>
          </table:table-cell>
          <table:table-cell table:style-name="ce13" office:value-type="float" office:value="1325.62099240941">
            <text:p>1325.62</text:p>
          </table:table-cell>
          <table:table-cell table:style-name="ce13" office:value-type="float" office:value="15.6828682676827">
            <text:p>15.68</text:p>
          </table:table-cell>
          <table:table-cell table:style-name="ce13" office:value-type="float" office:value="0.249668158702899">
            <text:p>0.25</text:p>
          </table:table-cell>
          <table:table-cell table:number-columns-repeated="2"/>
          <table:table-cell table:style-name="ce3" office:value-type="float" office:value="18.7157779151678">
            <text:p>18.716</text:p>
          </table:table-cell>
          <table:table-cell table:style-name="ce6" office:value-type="float" office:value="0.266695667081195">
            <text:p>0.267</text:p>
          </table:table-cell>
          <table:table-cell table:style-name="ce10" table:formula="of:=100*([.K15]-[.$K$22])/[.$K$22]" office:value-type="float" office:value="4.6963217409792">
            <text:p>4.7</text:p>
          </table:table-cell>
        </table:table-row>
        <table:table-row table:style-name="ro1">
          <table:table-cell table:style-name="ce13" office:value-type="float" office:value="18.18">
            <text:p>18.18</text:p>
          </table:table-cell>
          <table:table-cell table:style-name="ce13" office:value-type="float" office:value="-322.724551326792">
            <text:p>-322.72</text:p>
          </table:table-cell>
          <table:table-cell table:style-name="ce13" office:value-type="float" office:value="331.944462704508">
            <text:p>331.94</text:p>
          </table:table-cell>
          <table:table-cell table:style-name="ce13" office:value-type="float" office:value="-1309.31833745571">
            <text:p>-1309.32</text:p>
          </table:table-cell>
          <table:table-cell table:style-name="ce13" office:value-type="float" office:value="1283.24395368301">
            <text:p>1283.24</text:p>
          </table:table-cell>
          <table:table-cell table:style-name="ce13" office:value-type="float" office:value="15.6468005180011">
            <text:p>15.65</text:p>
          </table:table-cell>
          <table:table-cell table:style-name="ce13" office:value-type="float" office:value="0.246482877459667">
            <text:p>0.25</text:p>
          </table:table-cell>
          <table:table-cell table:number-columns-repeated="2"/>
          <table:table-cell table:style-name="ce3" office:value-type="float" office:value="17.3681543575694">
            <text:p>17.368</text:p>
          </table:table-cell>
          <table:table-cell table:style-name="ce6" office:value-type="float" office:value="0.248782165562671">
            <text:p>0.249</text:p>
          </table:table-cell>
          <table:table-cell table:style-name="ce10" table:formula="of:=100*([.K16]-[.$K$22])/[.$K$22]" office:value-type="float" office:value="-2.33595493234194">
            <text:p>-2.3</text:p>
          </table:table-cell>
        </table:table-row>
        <table:table-row table:style-name="ro1">
          <table:table-cell table:style-name="ce13" office:value-type="float" office:value="22.53">
            <text:p>22.53</text:p>
          </table:table-cell>
          <table:table-cell table:style-name="ce13" office:value-type="float" office:value="-299.582711936558">
            <text:p>-299.58</text:p>
          </table:table-cell>
          <table:table-cell table:style-name="ce13" office:value-type="float" office:value="309.500119848571">
            <text:p>309.50</text:p>
          </table:table-cell>
          <table:table-cell table:style-name="ce13" office:value-type="float" office:value="-1245.86988526681">
            <text:p>-1245.87</text:p>
          </table:table-cell>
          <table:table-cell table:style-name="ce13" office:value-type="float" office:value="1220.41670696455">
            <text:p>1220.42</text:p>
          </table:table-cell>
          <table:table-cell table:style-name="ce13" office:value-type="float" office:value="16.0378963140289">
            <text:p>16.04</text:p>
          </table:table-cell>
          <table:table-cell table:style-name="ce13" office:value-type="float" office:value="0.240460673686161">
            <text:p>0.24</text:p>
          </table:table-cell>
          <table:table-cell table:number-columns-repeated="2"/>
          <table:table-cell table:style-name="ce3" office:value-type="float" office:value="15.6828682676827">
            <text:p>15.683</text:p>
          </table:table-cell>
          <table:table-cell table:style-name="ce6" office:value-type="float" office:value="0.249668158702899">
            <text:p>0.250</text:p>
          </table:table-cell>
          <table:table-cell table:style-name="ce10" table:formula="of:=100*([.K17]-[.$K$22])/[.$K$22]" office:value-type="float" office:value="-1.98814192178647">
            <text:p>-2.0</text:p>
          </table:table-cell>
        </table:table-row>
        <table:table-row table:style-name="ro1">
          <table:table-cell table:style-name="ce13" office:value-type="float" office:value="25.87">
            <text:p>25.87</text:p>
          </table:table-cell>
          <table:table-cell table:style-name="ce13" office:value-type="float" office:value="-306.490059708448">
            <text:p>-306.49</text:p>
          </table:table-cell>
          <table:table-cell table:style-name="ce13" office:value-type="float" office:value="315.792579181738">
            <text:p>315.79</text:p>
          </table:table-cell>
          <table:table-cell table:style-name="ce13" office:value-type="float" office:value="-1193.89415030069">
            <text:p>-1193.89</text:p>
          </table:table-cell>
          <table:table-cell table:style-name="ce13" office:value-type="float" office:value="1169.32142420082">
            <text:p>1169.32</text:p>
          </table:table-cell>
          <table:table-cell table:style-name="ce13" office:value-type="float" office:value="15.6106970346353">
            <text:p>15.61</text:p>
          </table:table-cell>
          <table:table-cell table:style-name="ce13" office:value-type="float" office:value="0.256714600395066">
            <text:p>0.26</text:p>
          </table:table-cell>
          <table:table-cell table:number-columns-repeated="2"/>
          <table:table-cell table:style-name="ce3" office:value-type="float" office:value="15.6468005180011">
            <text:p>15.647</text:p>
          </table:table-cell>
          <table:table-cell table:style-name="ce6" office:value-type="float" office:value="0.246482877459667">
            <text:p>0.246</text:p>
          </table:table-cell>
          <table:table-cell table:style-name="ce10" table:formula="of:=100*([.K18]-[.$K$22])/[.$K$22]" office:value-type="float" office:value="-3.23858304640884">
            <text:p>-3.2</text:p>
          </table:table-cell>
        </table:table-row>
        <table:table-row table:style-name="ro1">
          <table:table-cell table:number-columns-repeated="9"/>
          <table:table-cell table:style-name="ce3" office:value-type="float" office:value="16.0378963140289">
            <text:p>16.038</text:p>
          </table:table-cell>
          <table:table-cell table:style-name="ce6" office:value-type="float" office:value="0.240460673686161">
            <text:p>0.240</text:p>
          </table:table-cell>
          <table:table-cell table:style-name="ce10" table:formula="of:=100*([.K19]-[.$K$22])/[.$K$22]" office:value-type="float" office:value="-5.60271063333648">
            <text:p>-5.6</text:p>
          </table:table-cell>
        </table:table-row>
        <table:table-row table:style-name="ro1">
          <table:table-cell table:number-columns-repeated="9"/>
          <table:table-cell table:style-name="ce3" office:value-type="float" office:value="15.6106970346353">
            <text:p>15.611</text:p>
          </table:table-cell>
          <table:table-cell table:style-name="ce6" office:value-type="float" office:value="0.256714600395066">
            <text:p>0.257</text:p>
          </table:table-cell>
          <table:table-cell table:style-name="ce10" table:formula="of:=100*([.K20]-[.$K$22])/[.$K$22]" office:value-type="float" office:value="0.778069222947134">
            <text:p>0.8</text:p>
          </table:table-cell>
        </table:table-row>
        <table:table-row table:style-name="ro1">
          <table:table-cell office:value-type="string">
            <text:p>Just the results:</text:p>
          </table:table-cell>
          <table:table-cell table:number-columns-repeated="8"/>
          <table:table-cell table:style-name="ce3"/>
          <table:table-cell table:style-name="ce6"/>
          <table:table-cell table:style-name="ce9"/>
        </table:table-row>
        <table:table-row table:style-name="ro1">
          <table:table-cell table:number-columns-repeated="9"/>
          <table:table-cell table:style-name="ce3" table:formula="of:=AVERAGE([.J14:.J20])" office:value-type="float" office:value="16.8601297998699">
            <text:p>16.860</text:p>
          </table:table-cell>
          <table:table-cell table:style-name="ce6" table:formula="of:=AVERAGE([.K14:.K20])" office:value-type="float" office:value="0.254732604399422">
            <text:p>0.255</text:p>
          </table:table-cell>
          <table:table-cell table:style-name="ce11" table:formula="of:=([.L14]+[.L15]-[.L16]-[.L17]-[.L18]-[.L19]+[.L20])/7" office:value-type="float" office:value="3.76154015253536">
            <text:p>3.762</text:p>
          </table:table-cell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7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10"/>
        </table:table-row>
        <table:table-row table:style-name="ro1">
          <table:table-cell office:value-type="float" office:value="18.9587141920044">
            <text:p>18.96</text:p>
          </table:table-cell>
          <table:table-cell office:value-type="float" office:value="0.274324087908298">
            <text:p>0.27</text:p>
          </table:table-cell>
          <table:table-cell table:number-columns-repeated="10"/>
        </table:table-row>
        <table:table-row table:style-name="ro1">
          <table:table-cell office:value-type="float" office:value="18.7157779151678">
            <text:p>18.72</text:p>
          </table:table-cell>
          <table:table-cell office:value-type="float" office:value="0.266695667081195">
            <text:p>0.27</text:p>
          </table:table-cell>
          <table:table-cell table:number-columns-repeated="10"/>
        </table:table-row>
        <table:table-row table:style-name="ro1">
          <table:table-cell office:value-type="float" office:value="17.3681543575694">
            <text:p>17.37</text:p>
          </table:table-cell>
          <table:table-cell office:value-type="float" office:value="0.248782165562671">
            <text:p>0.25</text:p>
          </table:table-cell>
          <table:table-cell table:number-columns-repeated="10"/>
        </table:table-row>
        <table:table-row table:style-name="ro1">
          <table:table-cell office:value-type="float" office:value="15.6828682676827">
            <text:p>15.68</text:p>
          </table:table-cell>
          <table:table-cell office:value-type="float" office:value="0.249668158702899">
            <text:p>0.25</text:p>
          </table:table-cell>
          <table:table-cell table:number-columns-repeated="10"/>
        </table:table-row>
        <table:table-row table:style-name="ro1">
          <table:table-cell office:value-type="float" office:value="15.6468005180011">
            <text:p>15.65</text:p>
          </table:table-cell>
          <table:table-cell office:value-type="float" office:value="0.246482877459667">
            <text:p>0.25</text:p>
          </table:table-cell>
          <table:table-cell table:number-columns-repeated="10"/>
        </table:table-row>
        <table:table-row table:style-name="ro1">
          <table:table-cell office:value-type="float" office:value="16.0378963140289">
            <text:p>16.04</text:p>
          </table:table-cell>
          <table:table-cell office:value-type="float" office:value="0.240460673686161">
            <text:p>0.24</text:p>
          </table:table-cell>
          <table:table-cell table:number-columns-repeated="10"/>
        </table:table-row>
        <table:table-row table:style-name="ro1">
          <table:table-cell office:value-type="float" office:value="15.6106970346353">
            <text:p>15.61</text:p>
          </table:table-cell>
          <table:table-cell office:value-type="float" office:value="0.256714600395066">
            <text:p>0.26</text:p>
          </table:table-cell>
          <table:table-cell table:number-columns-repeated="10"/>
        </table:table-row>
      </table:table>
      <table:table table:name="Fits5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>
            <text:p>Mathematica-derived formulas yield the following results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office:value-type="string">
            <text:p>Full (23-term) expression</text:p>
          </table:table-cell>
          <table:table-cell table:style-name="Default"/>
          <table:table-cell table:number-columns-repeated="2"/>
          <table:table-cell table:style-name="Default" office:value-type="string">
            <text:p>Simplified expression (in terms of rho)</text:p>
          </table:table-cell>
          <table:table-cell table:style-name="Default"/>
          <table:table-cell table:number-columns-repeated="2"/>
          <table:table-cell table:style-name="Default" office:value-type="string">
            <text:p>Simplified expression (in terms of alpha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  <table:table-cell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  <table:table-cell/>
          <table:table-cell table:style-name="ce1" office:value-type="string">
            <text:p>(c_P)_ns</text:p>
          </table:table-cell>
          <table:table-cell table:style-name="ce5" office:value-type="string">
            <text:p>A</text:p>
          </table:table-cell>
          <table:table-cell table:style-name="ce8" office:value-type="string">
            <text:p>% difference</text:p>
          </table:table-cell>
        </table:table-row>
        <table:table-row table:style-name="ro1">
          <table:table-cell office:value-type="string">
            <text:p>(bar)</text:p>
          </table:table-cell>
          <table:table-cell/>
          <table:table-cell table:style-name="ce2" office:value-type="string">
            <text:p>(J/(K.mol))</text:p>
          </table:table-cell>
          <table:table-cell table:style-name="Default" office:value-type="string">
            <text:p>(unitless)</text:p>
          </table:table-cell>
          <table:table-cell table:style-name="ce9"/>
          <table:table-cell/>
          <table:table-cell table:style-name="ce2" office:value-type="string">
            <text:p>(J/(K.mol))</text:p>
          </table:table-cell>
          <table:table-cell table:style-name="Default" office:value-type="string">
            <text:p>(unitless)</text:p>
          </table:table-cell>
          <table:table-cell table:style-name="ce9"/>
          <table:table-cell/>
          <table:table-cell table:style-name="ce2" office:value-type="string">
            <text:p>(J/(K.mol))</text:p>
          </table:table-cell>
          <table:table-cell table:style-name="Default" office:value-type="string">
            <text:p>(unitless)</text:p>
          </table:table-cell>
          <table:table-cell table:style-name="ce9"/>
        </table:table-row>
        <table:table-row table:style-name="ro1">
          <table:table-cell office:value-type="float" office:value="0.05">
            <text:p>0.05</text:p>
          </table:table-cell>
          <table:table-cell/>
          <table:table-cell office:value-type="float" office:value="18.4331504007252">
            <text:p>18.433</text:p>
          </table:table-cell>
          <table:table-cell office:value-type="float" office:value="0.274292266283987">
            <text:p>0.274</text:p>
          </table:table-cell>
          <table:table-cell table:style-name="ce10" table:formula="of:=100*([.D7]-[.$D$15])/[.$D$15]" office:value-type="float" office:value="7.75458843882349">
            <text:p>7.8</text:p>
          </table:table-cell>
          <table:table-cell/>
          <table:table-cell office:value-type="float" office:value="18.9524028761834">
            <text:p>18.952</text:p>
          </table:table-cell>
          <table:table-cell office:value-type="float" office:value="0.274370495872413">
            <text:p>0.274</text:p>
          </table:table-cell>
          <table:table-cell table:style-name="ce10" table:formula="of:=100*([.H7]-[.$H$15])/[.$H$15]" office:value-type="float" office:value="7.71352673293169">
            <text:p>7.7</text:p>
          </table:table-cell>
          <table:table-cell/>
          <table:table-cell office:value-type="float" office:value="20.3591101068031">
            <text:p>20.359</text:p>
          </table:table-cell>
          <table:table-cell office:value-type="float" office:value="0.274559455954631">
            <text:p>0.275</text:p>
          </table:table-cell>
          <table:table-cell table:style-name="ce10" table:formula="of:=100*([.L7]-[.$L$15])/[.$L$15]" office:value-type="float" office:value="7.61779000859412">
            <text:p>7.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/>
          <table:table-cell office:value-type="float" office:value="18.1940404247181">
            <text:p>18.194</text:p>
          </table:table-cell>
          <table:table-cell office:value-type="float" office:value="0.266594686393366">
            <text:p>0.267</text:p>
          </table:table-cell>
          <table:table-cell table:style-name="ce10" table:formula="of:=100*([.D8]-[.$D$15])/[.$D$15]" office:value-type="float" office:value="4.73062584474123">
            <text:p>4.7</text:p>
          </table:table-cell>
          <table:table-cell/>
          <table:table-cell office:value-type="float" office:value="18.732041465606">
            <text:p>18.732</text:p>
          </table:table-cell>
          <table:table-cell office:value-type="float" office:value="0.266670345322699">
            <text:p>0.267</text:p>
          </table:table-cell>
          <table:table-cell table:style-name="ce10" table:formula="of:=100*([.H8]-[.$H$15])/[.$H$15]" office:value-type="float" office:value="4.69056914615855">
            <text:p>4.7</text:p>
          </table:table-cell>
          <table:table-cell/>
          <table:table-cell office:value-type="float" office:value="20.2234195152415">
            <text:p>20.223</text:p>
          </table:table-cell>
          <table:table-cell office:value-type="float" office:value="0.266854112764614">
            <text:p>0.267</text:p>
          </table:table-cell>
          <table:table-cell table:style-name="ce10" table:formula="of:=100*([.L8]-[.$L$15])/[.$L$15]" office:value-type="float" office:value="4.59756255919086">
            <text:p>4.6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/>
          <table:table-cell office:value-type="float" office:value="16.5700227637939">
            <text:p>16.570</text:p>
          </table:table-cell>
          <table:table-cell office:value-type="float" office:value="0.248706753289061">
            <text:p>0.249</text:p>
          </table:table-cell>
          <table:table-cell table:style-name="ce10" table:formula="of:=100*([.D9]-[.$D$15])/[.$D$15]" office:value-type="float" office:value="-2.29657508873298">
            <text:p>-2.3</text:p>
          </table:table-cell>
          <table:table-cell/>
          <table:table-cell office:value-type="float" office:value="17.4329623050704">
            <text:p>17.433</text:p>
          </table:table-cell>
          <table:table-cell office:value-type="float" office:value="0.248831206283376">
            <text:p>0.249</text:p>
          </table:table-cell>
          <table:table-cell table:style-name="ce10" table:formula="of:=100*([.H9]-[.$H$15])/[.$H$15]" office:value-type="float" office:value="-2.31279531434868">
            <text:p>-2.3</text:p>
          </table:table-cell>
          <table:table-cell/>
          <table:table-cell office:value-type="float" office:value="19.7931898776056">
            <text:p>19.793</text:p>
          </table:table-cell>
          <table:table-cell office:value-type="float" office:value="0.249129944917879">
            <text:p>0.249</text:p>
          </table:table-cell>
          <table:table-cell table:style-name="ce10" table:formula="of:=100*([.L9]-[.$L$15])/[.$L$15]" office:value-type="float" office:value="-2.34969688512489">
            <text:p>-2.3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/>
          <table:table-cell office:value-type="float" office:value="14.6032179742239">
            <text:p>14.603</text:p>
          </table:table-cell>
          <table:table-cell office:value-type="float" office:value="0.249471478027189">
            <text:p>0.249</text:p>
          </table:table-cell>
          <table:table-cell table:style-name="ce10" table:formula="of:=100*([.D10]-[.$D$15])/[.$D$15]" office:value-type="float" office:value="-1.99615612124866">
            <text:p>-2.0</text:p>
          </table:table-cell>
          <table:table-cell/>
          <table:table-cell office:value-type="float" office:value="15.8761696572261">
            <text:p>15.876</text:p>
          </table:table-cell>
          <table:table-cell office:value-type="float" office:value="0.249676163574553">
            <text:p>0.250</text:p>
          </table:table-cell>
          <table:table-cell table:style-name="ce10" table:formula="of:=100*([.H10]-[.$H$15])/[.$H$15]" office:value-type="float" office:value="-1.98107841642937">
            <text:p>-2.0</text:p>
          </table:table-cell>
          <table:table-cell/>
          <table:table-cell office:value-type="float" office:value="19.2512458277142">
            <text:p>19.251</text:p>
          </table:table-cell>
          <table:table-cell office:value-type="float" office:value="0.250160326754136">
            <text:p>0.250</text:p>
          </table:table-cell>
          <table:table-cell table:style-name="ce10" table:formula="of:=100*([.L10]-[.$L$15])/[.$L$15]" office:value-type="float" office:value="-1.94582292020379">
            <text:p>-1.9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/>
          <table:table-cell office:value-type="float" office:value="14.6352267060996">
            <text:p>14.635</text:p>
          </table:table-cell>
          <table:table-cell office:value-type="float" office:value="0.246122015266195">
            <text:p>0.246</text:p>
          </table:table-cell>
          <table:table-cell table:style-name="ce10" table:formula="of:=100*([.D11]-[.$D$15])/[.$D$15]" office:value-type="float" office:value="-3.31197878804015">
            <text:p>-3.3</text:p>
          </table:table-cell>
          <table:table-cell/>
          <table:table-cell office:value-type="float" office:value="15.9083348421809">
            <text:p>15.908</text:p>
          </table:table-cell>
          <table:table-cell office:value-type="float" office:value="0.246334661673143">
            <text:p>0.246</text:p>
          </table:table-cell>
          <table:table-cell table:style-name="ce10" table:formula="of:=100*([.H11]-[.$H$15])/[.$H$15]" office:value-type="float" office:value="-3.29289932939312">
            <text:p>-3.3</text:p>
          </table:table-cell>
          <table:table-cell/>
          <table:table-cell office:value-type="float" office:value="19.2759054075045">
            <text:p>19.276</text:p>
          </table:table-cell>
          <table:table-cell office:value-type="float" office:value="0.246836924475573">
            <text:p>0.247</text:p>
          </table:table-cell>
          <table:table-cell table:style-name="ce10" table:formula="of:=100*([.L11]-[.$L$15])/[.$L$15]" office:value-type="float" office:value="-3.24848141828727">
            <text:p>-3.2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/>
          <table:table-cell office:value-type="float" office:value="15.1159272024346">
            <text:p>15.116</text:p>
          </table:table-cell>
          <table:table-cell office:value-type="float" office:value="0.240230577394276">
            <text:p>0.240</text:p>
          </table:table-cell>
          <table:table-cell table:style-name="ce10" table:formula="of:=100*([.D12]-[.$D$15])/[.$D$15]" office:value-type="float" office:value="-5.62640592009884">
            <text:p>-5.6</text:p>
          </table:table-cell>
          <table:table-cell/>
          <table:table-cell office:value-type="float" office:value="16.3551936697978">
            <text:p>16.355</text:p>
          </table:table-cell>
          <table:table-cell office:value-type="float" office:value="0.240447952068532">
            <text:p>0.240</text:p>
          </table:table-cell>
          <table:table-cell table:style-name="ce10" table:formula="of:=100*([.H12]-[.$H$15])/[.$H$15]" office:value-type="float" office:value="-5.60392861972955">
            <text:p>-5.6</text:p>
          </table:table-cell>
          <table:table-cell/>
          <table:table-cell office:value-type="float" office:value="19.6353267187091">
            <text:p>19.635</text:p>
          </table:table-cell>
          <table:table-cell office:value-type="float" office:value="0.240960891724652">
            <text:p>0.241</text:p>
          </table:table-cell>
          <table:table-cell table:style-name="ce10" table:formula="of:=100*([.L12]-[.$L$15])/[.$L$15]" office:value-type="float" office:value="-5.55168258276194">
            <text:p>-5.6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/>
          <table:table-cell office:value-type="float" office:value="14.5466273362065">
            <text:p>14.547</text:p>
          </table:table-cell>
          <table:table-cell office:value-type="float" office:value="0.2564514614044">
            <text:p>0.256</text:p>
          </table:table-cell>
          <table:table-cell table:style-name="ce10" table:formula="of:=100*([.D13]-[.$D$15])/[.$D$15]" office:value-type="float" office:value="0.74590163455583">
            <text:p>0.7</text:p>
          </table:table-cell>
          <table:table-cell/>
          <table:table-cell office:value-type="float" office:value="16.0320520987516">
            <text:p>16.032</text:p>
          </table:table-cell>
          <table:table-cell office:value-type="float" office:value="0.256726075634207">
            <text:p>0.257</text:p>
          </table:table-cell>
          <table:table-cell table:style-name="ce10" table:formula="of:=100*([.H13]-[.$H$15])/[.$H$15]" office:value-type="float" office:value="0.786605800810517">
            <text:p>0.8</text:p>
          </table:table-cell>
          <table:table-cell/>
          <table:table-cell office:value-type="float" office:value="19.9209878609532">
            <text:p>19.921</text:p>
          </table:table-cell>
          <table:table-cell office:value-type="float" office:value="0.257370541238388">
            <text:p>0.257</text:p>
          </table:table-cell>
          <table:table-cell table:style-name="ce10" table:formula="of:=100*([.L13]-[.$L$15])/[.$L$15]" office:value-type="float" office:value="0.880331238592973">
            <text:p>0.9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number-columns-repeated="2"/>
          <table:table-cell table:formula="of:=AVERAGE([.C7:.C13])" office:value-type="float" office:value="16.0140304011717">
            <text:p>16.014</text:p>
          </table:table-cell>
          <table:table-cell table:formula="of:=AVERAGE([.D7:.D13])" office:value-type="float" office:value="0.254552748294068">
            <text:p>0.255</text:p>
          </table:table-cell>
          <table:table-cell table:style-name="ce11" table:formula="of:=([.E7]+[.E8]-[.E9]-[.E10]-[.E11]-[.E12]+[.E13])/7" office:value-type="float" office:value="3.78031883374874">
            <text:p>3.780</text:p>
          </table:table-cell>
          <table:table-cell/>
          <table:table-cell table:formula="of:=AVERAGE([.G7:.G13])" office:value-type="float" office:value="17.041308130688">
            <text:p>17.041</text:p>
          </table:table-cell>
          <table:table-cell table:formula="of:=AVERAGE([.H7:.H13])" office:value-type="float" office:value="0.254722414346989">
            <text:p>0.255</text:p>
          </table:table-cell>
          <table:table-cell table:style-name="ce11" table:formula="of:=([.I7]+[.I8]-[.I9]-[.I10]-[.I11]-[.I12]+[.I13])/7" office:value-type="float" office:value="3.76877190854307">
            <text:p>3.769</text:p>
          </table:table-cell>
          <table:table-cell/>
          <table:table-cell table:formula="of:=AVERAGE([.K7:.K13])" office:value-type="float" office:value="19.7798836163616">
            <text:p>19.780</text:p>
          </table:table-cell>
          <table:table-cell table:formula="of:=AVERAGE([.L7:.L13])" office:value-type="float" office:value="0.255124599689982">
            <text:p>0.255</text:p>
          </table:table-cell>
          <table:table-cell table:style-name="ce11" table:formula="of:=([.M7]+[.M8]-[.M9]-[.M10]-[.M11]-[.M12]+[.M13])/7" office:value-type="float" office:value="3.7416239446794">
            <text:p>3.742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  <table:table-cell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  <table:table-cell/>
          <table:table-cell table:style-name="ce4"/>
          <table:table-cell table:style-name="ce7" office:value-type="string">
            <text:p>AVG</text:p>
          </table:table-cell>
          <table:table-cell table:style-name="ce12" office:value-type="string">
            <text:p>avg abs err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table table:name="Fits04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n terms of rho</text:p>
          </table:table-cell>
          <table:table-cell table:number-columns-repeated="2"/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office:value-type="string">
            <text:p>% difference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/>
        </table:table-row>
        <table:table-row table:style-name="ro1">
          <table:table-cell office:value-type="float" office:value="19.0076918118633">
            <text:p>19.01</text:p>
          </table:table-cell>
          <table:table-cell office:value-type="float" office:value="0.274374695383883">
            <text:p>0.27</text:p>
          </table:table-cell>
          <table:table-cell table:formula="of:=100*([.B4]-[.$B$26])/[.$B$26]" office:value-type="float" office:value="7.55253860120995">
            <text:p>7.55</text:p>
          </table:table-cell>
        </table:table-row>
        <table:table-row table:style-name="ro1">
          <table:table-cell office:value-type="float" office:value="18.7999297049279">
            <text:p>18.8</text:p>
          </table:table-cell>
          <table:table-cell office:value-type="float" office:value="0.266675432525215">
            <text:p>0.27</text:p>
          </table:table-cell>
          <table:table-cell table:formula="of:=100*([.B5]-[.$B$26])/[.$B$26]" office:value-type="float" office:value="4.53449327946781">
            <text:p>4.53</text:p>
          </table:table-cell>
        </table:table-row>
        <table:table-row table:style-name="ro1">
          <table:table-cell office:value-type="float" office:value="17.5368603089098">
            <text:p>17.54</text:p>
          </table:table-cell>
          <table:table-cell office:value-type="float" office:value="0.248838934856209">
            <text:p>0.25</text:p>
          </table:table-cell>
          <table:table-cell table:formula="of:=100*([.B6]-[.$B$26])/[.$B$26]" office:value-type="float" office:value="-2.4572615591923">
            <text:p>-2.46</text:p>
          </table:table-cell>
        </table:table-row>
        <table:table-row table:style-name="ro1">
          <table:table-cell office:value-type="float" office:value="16.0004315948463">
            <text:p>16</text:p>
          </table:table-cell>
          <table:table-cell office:value-type="float" office:value="0.249685849383306">
            <text:p>0.25</text:p>
          </table:table-cell>
          <table:table-cell table:formula="of:=100*([.B7]-[.$B$26])/[.$B$26]" office:value-type="float" office:value="-2.12527829360696">
            <text:p>-2.13</text:p>
          </table:table-cell>
        </table:table-row>
        <table:table-row table:style-name="ro1">
          <table:table-cell office:value-type="float" office:value="16.0317857858422">
            <text:p>16.03</text:p>
          </table:table-cell>
          <table:table-cell office:value-type="float" office:value="0.246344574709373">
            <text:p>0.25</text:p>
          </table:table-cell>
          <table:table-cell table:formula="of:=100*([.B8]-[.$B$26])/[.$B$26]" office:value-type="float" office:value="-3.43502944555861">
            <text:p>-3.44</text:p>
          </table:table-cell>
        </table:table-row>
        <table:table-row table:style-name="ro1">
          <table:table-cell office:value-type="float" office:value="16.4766657910135">
            <text:p>16.48</text:p>
          </table:table-cell>
          <table:table-cell office:value-type="float" office:value="0.240458196888571">
            <text:p>0.24</text:p>
          </table:table-cell>
          <table:table-cell table:formula="of:=100*([.B9]-[.$B$26])/[.$B$26]" office:value-type="float" office:value="-5.74243930676079">
            <text:p>-5.74</text:p>
          </table:table-cell>
        </table:table-row>
        <table:table-row table:style-name="ro1">
          <table:table-cell office:value-type="float" office:value="16.164757707488">
            <text:p>16.16</text:p>
          </table:table-cell>
          <table:table-cell office:value-type="float" office:value="0.256737763133204">
            <text:p>0.26</text:p>
          </table:table-cell>
          <table:table-cell table:formula="of:=100*([.B10]-[.$B$26])/[.$B$26]" office:value-type="float" office:value="0.639011703096791">
            <text:p>0.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AVERAGE([.A4:.A10])" office:value-type="float" office:value="17.1454461006987">
            <text:p>17.15</text:p>
          </table:table-cell>
          <table:table-cell table:formula="of:=AVERAGE([.B4:.B10])" office:value-type="float" office:value="0.25473077812568">
            <text:p>0.25</text:p>
          </table:table-cell>
          <table:table-cell/>
        </table:table-row>
        <table:table-row table:style-name="ro1">
          <table:table-cell/>
          <table:table-cell office:value-type="string">
            <text:p>AV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 terms of alpha</text:p>
          </table:table-cell>
          <table:table-cell table:number-columns-repeated="2"/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office:value-type="string">
            <text:p>% difference</text:p>
          </table:table-cell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/>
        </table:table-row>
        <table:table-row table:style-name="ro1">
          <table:table-cell office:value-type="float" office:value="20.2865185195544">
            <text:p>20.29</text:p>
          </table:table-cell>
          <table:table-cell office:value-type="float" office:value="0.274552088889039">
            <text:p>0.27</text:p>
          </table:table-cell>
          <table:table-cell table:formula="of:=100*([.B18]-[.$B$26])/[.$B$26]" office:value-type="float" office:value="7.62207534104743">
            <text:p>7.62</text:p>
          </table:table-cell>
        </table:table-row>
        <table:table-row table:style-name="ro1">
          <table:table-cell office:value-type="float" office:value="20.1459771085752">
            <text:p>20.15</text:p>
          </table:table-cell>
          <table:table-cell office:value-type="float" office:value="0.266847547969275">
            <text:p>0.27</text:p>
          </table:table-cell>
          <table:table-cell table:formula="of:=100*([.B19]-[.$B$26])/[.$B$26]" office:value-type="float" office:value="4.60196106440777">
            <text:p>4.6</text:p>
          </table:table-cell>
        </table:table-row>
        <table:table-row table:style-name="ro1">
          <table:table-cell office:value-type="float" office:value="19.6672898640006">
            <text:p>19.67</text:p>
          </table:table-cell>
          <table:table-cell office:value-type="float" office:value="0.249118737206502">
            <text:p>0.25</text:p>
          </table:table-cell>
          <table:table-cell table:formula="of:=100*([.B20]-[.$B$26])/[.$B$26]" office:value-type="float" office:value="-2.34758142619574">
            <text:p>-2.35</text:p>
          </table:table-cell>
        </table:table-row>
        <table:table-row table:style-name="ro1">
          <table:table-cell office:value-type="float" office:value="19.0645376491407">
            <text:p>19.06</text:p>
          </table:table-cell>
          <table:table-cell office:value-type="float" office:value="0.250139630698569">
            <text:p>0.25</text:p>
          </table:table-cell>
          <table:table-cell table:formula="of:=100*([.B21]-[.$B$26])/[.$B$26]" office:value-type="float" office:value="-1.94739989138022">
            <text:p>-1.95</text:p>
          </table:table-cell>
        </table:table-row>
        <table:table-row table:style-name="ro1">
          <table:table-cell office:value-type="float" office:value="19.0899735283169">
            <text:p>19.09</text:p>
          </table:table-cell>
          <table:table-cell office:value-type="float" office:value="0.246815276813117">
            <text:p>0.25</text:p>
          </table:table-cell>
          <table:table-cell table:formula="of:=100*([.B22]-[.$B$26])/[.$B$26]" office:value-type="float" office:value="-3.25051823867867">
            <text:p>-3.25</text:p>
          </table:table-cell>
        </table:table-row>
        <table:table-row table:style-name="ro1">
          <table:table-cell office:value-type="float" office:value="19.4528373045606">
            <text:p>19.45</text:p>
          </table:table-cell>
          <table:table-cell office:value-type="float" office:value="0.2409386614221">
            <text:p>0.24</text:p>
          </table:table-cell>
          <table:table-cell table:formula="of:=100*([.B23]-[.$B$26])/[.$B$26]" office:value-type="float" office:value="-5.55410131073462">
            <text:p>-5.55</text:p>
          </table:table-cell>
        </table:table-row>
        <table:table-row table:style-name="ro1">
          <table:table-cell office:value-type="float" office:value="19.6993958008026">
            <text:p>19.7</text:p>
          </table:table-cell>
          <table:table-cell office:value-type="float" office:value="0.257341227187912">
            <text:p>0.26</text:p>
          </table:table-cell>
          <table:table-cell table:formula="of:=100*([.B24]-[.$B$26])/[.$B$26]" office:value-type="float" office:value="0.875564461533999">
            <text:p>0.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AVERAGE([.A18:.A24])" office:value-type="float" office:value="19.6295042535644">
            <text:p>19.63</text:p>
          </table:table-cell>
          <table:table-cell table:formula="of:=AVERAGE([.B18:.B24])" office:value-type="float" office:value="0.255107595740931">
            <text:p>0.26</text:p>
          </table:table-cell>
          <table:table-cell/>
        </table:table-row>
        <table:table-row table:style-name="ro1">
          <table:table-cell/>
          <table:table-cell office:value-type="string">
            <text:p>AVG</text:p>
          </table:table-cell>
          <table:table-cell/>
        </table:table-row>
      </table:table>
      <table:table table:name="Fits022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office:value-type="string">
            <text:p>% diff</text:p>
          </table:table-cell>
          <table:table-cell office:value-type="string">
            <text:p>% diff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4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90.567788097653">
            <text:p>-390.57</text:p>
          </table:table-cell>
          <table:table-cell office:value-type="float" office:value="402.521480862073">
            <text:p>402.52</text:p>
          </table:table-cell>
          <table:table-cell office:value-type="float" office:value="-1323.90265363016">
            <text:p>-1323.9</text:p>
          </table:table-cell>
          <table:table-cell office:value-type="float" office:value="1300.70053643625">
            <text:p>1300.7</text:p>
          </table:table-cell>
          <table:table-cell table:style-name="ce6" office:value-type="float" office:value="18.7986066006158">
            <text:p>18.799</text:p>
          </table:table-cell>
          <table:table-cell table:style-name="ce6" office:value-type="float" office:value="0.295012467137754">
            <text:p>0.295</text:p>
          </table:table-cell>
          <table:table-cell table:style-name="ce6" table:formula="of:=100*([.G12]-[.$G$20])/[.$G$20]" office:value-type="float" office:value="-1.60895989844984">
            <text:p>-1.609</text:p>
          </table:table-cell>
          <table:table-cell table:style-name="ce6" table:formula="of:=100*([.G12]-[.$J$15])/[.$J$15]" office:value-type="float" office:value="-0.418585298674014">
            <text:p>-0.419</text:p>
          </table:table-cell>
          <table:table-cell table:style-name="ce6"/>
          <table:table-cell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52987948856">
            <text:p>-382.15</text:p>
          </table:table-cell>
          <table:table-cell office:value-type="float" office:value="393.974672534648">
            <text:p>393.97</text:p>
          </table:table-cell>
          <table:table-cell office:value-type="float" office:value="-1308.17644364677">
            <text:p>-1308.18</text:p>
          </table:table-cell>
          <table:table-cell office:value-type="float" office:value="1284.81609410076">
            <text:p>1284.82</text:p>
          </table:table-cell>
          <table:table-cell table:style-name="ce6" office:value-type="float" office:value="18.6458614175108">
            <text:p>18.646</text:p>
          </table:table-cell>
          <table:table-cell table:style-name="ce6" office:value-type="float" office:value="0.292126486304507">
            <text:p>0.292</text:p>
          </table:table-cell>
          <table:table-cell table:style-name="ce6" table:formula="of:=100*([.G13]-[.$G$20])/[.$G$20]" office:value-type="float" office:value="-2.57147737661363">
            <text:p>-2.571</text:p>
          </table:table-cell>
          <table:table-cell table:style-name="ce6" table:formula="of:=100*([.G13]-[.$J$15])/[.$J$15]" office:value-type="float" office:value="-1.39274770260202">
            <text:p>-1.393</text:p>
          </table:table-cell>
          <table:table-cell table:style-name="ce6"/>
          <table:table-cell/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470772527">
            <text:p>-354.95</text:p>
          </table:table-cell>
          <table:table-cell office:value-type="float" office:value="365.772775425809">
            <text:p>365.77</text:p>
          </table:table-cell>
          <table:table-cell office:value-type="float" office:value="-1224.31932856669">
            <text:p>-1224.32</text:p>
          </table:table-cell>
          <table:table-cell office:value-type="float" office:value="1202.42212629271">
            <text:p>1202.42</text:p>
          </table:table-cell>
          <table:table-cell table:style-name="ce6" office:value-type="float" office:value="17.1665054420736">
            <text:p>17.167</text:p>
          </table:table-cell>
          <table:table-cell table:style-name="ce6" office:value-type="float" office:value="0.289920039195015">
            <text:p>0.290</text:p>
          </table:table-cell>
          <table:table-cell table:style-name="ce6" table:formula="of:=100*([.G14]-[.$G$20])/[.$G$20]" office:value-type="float" office:value="-3.30736026365992">
            <text:p>-3.307</text:p>
          </table:table-cell>
          <table:table-cell table:style-name="ce6" table:formula="of:=100*([.G14]-[.$J$15])/[.$J$15]" office:value-type="float" office:value="-2.13753359846136">
            <text:p>-2.138</text:p>
          </table:table-cell>
          <table:table-cell table:style-name="ce6"/>
          <table:table-cell/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5726960267">
            <text:p>-337.54</text:p>
          </table:table-cell>
          <table:table-cell office:value-type="float" office:value="346.64822058045">
            <text:p>346.65</text:p>
          </table:table-cell>
          <table:table-cell office:value-type="float" office:value="-1114.57503185628">
            <text:p>-1114.58</text:p>
          </table:table-cell>
          <table:table-cell office:value-type="float" office:value="1094.63208887831">
            <text:p>1094.63</text:p>
          </table:table-cell>
          <table:table-cell table:style-name="ce6" office:value-type="float" office:value="15.1519755423514">
            <text:p>15.152</text:p>
          </table:table-cell>
          <table:table-cell table:style-name="ce6" office:value-type="float" office:value="0.302838047967138">
            <text:p>0.303</text:p>
          </table:table-cell>
          <table:table-cell table:style-name="ce6" table:formula="of:=100*([.G15]-[.$G$20])/[.$G$20]" office:value-type="float" office:value="1.00098755452446">
            <text:p>1.001</text:p>
          </table:table-cell>
          <table:table-cell table:style-name="ce6" table:formula="of:=100*([.G15]-[.$J$15])/[.$J$15]" office:value-type="float" office:value="2.22293835424251">
            <text:p>2.223</text:p>
          </table:table-cell>
          <table:table-cell table:style-name="ce6" table:formula="of:=AVERAGE([.G12:.G17])" office:value-type="float" office:value="0.296252536703343">
            <text:p>0.296</text:p>
          </table:table-cell>
          <table:table-cell office:value-type="string">
            <text:p>avg'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4551326792">
            <text:p>-322.72</text:p>
          </table:table-cell>
          <table:table-cell office:value-type="float" office:value="331.944462704508">
            <text:p>331.94</text:p>
          </table:table-cell>
          <table:table-cell office:value-type="float" office:value="-1072.82579355647">
            <text:p>-1072.83</text:p>
          </table:table-cell>
          <table:table-cell office:value-type="float" office:value="1053.07811648916">
            <text:p>1053.08</text:p>
          </table:table-cell>
          <table:table-cell table:style-name="ce6" office:value-type="float" office:value="15.1603541407185">
            <text:p>15.160</text:p>
          </table:table-cell>
          <table:table-cell table:style-name="ce6" office:value-type="float" office:value="0.300817293231685">
            <text:p>0.301</text:p>
          </table:table-cell>
          <table:table-cell table:style-name="ce6" table:formula="of:=100*([.G16]-[.$G$20])/[.$G$20]" office:value-type="float" office:value="0.327035832618029">
            <text:p>0.327</text:p>
          </table:table-cell>
          <table:table-cell table:style-name="ce6" table:formula="of:=100*([.G16]-[.$J$15])/[.$J$15]" office:value-type="float" office:value="1.54083289180844">
            <text:p>1.541</text:p>
          </table:table-cell>
          <table:table-cell table:style-name="ce6"/>
          <table:table-cell/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82711936558">
            <text:p>-299.58</text:p>
          </table:table-cell>
          <table:table-cell office:value-type="float" office:value="309.500119848571">
            <text:p>309.5</text:p>
          </table:table-cell>
          <table:table-cell office:value-type="float" office:value="-1009.37269961182">
            <text:p>-1009.37</text:p>
          </table:table-cell>
          <table:table-cell office:value-type="float" office:value="990.191305625062">
            <text:p>990.19</text:p>
          </table:table-cell>
          <table:table-cell table:style-name="ce6" office:value-type="float" office:value="15.6104626493632">
            <text:p>15.610</text:p>
          </table:table-cell>
          <table:table-cell table:style-name="ce6" office:value-type="float" office:value="0.296800886383959">
            <text:p>0.297</text:p>
          </table:table-cell>
          <table:table-cell table:style-name="ce6" table:formula="of:=100*([.G17]-[.$G$20])/[.$G$20]" office:value-type="float" office:value="-1.01249551347328">
            <text:p>-1.012</text:p>
          </table:table-cell>
          <table:table-cell table:style-name="ce6" table:formula="of:=100*([.G17]-[.$J$15])/[.$J$15]" office:value-type="float" office:value="0.18509535368639">
            <text:p>0.185</text:p>
          </table:table-cell>
          <table:table-cell table:style-name="ce6"/>
          <table:table-cell/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90059708448">
            <text:p>-306.49</text:p>
          </table:table-cell>
          <table:table-cell office:value-type="float" office:value="315.792579181738">
            <text:p>315.79</text:p>
          </table:table-cell>
          <table:table-cell office:value-type="float" office:value="-953.782056115115">
            <text:p>-953.78</text:p>
          </table:table-cell>
          <table:table-cell office:value-type="float" office:value="936.060503397096">
            <text:p>936.06</text:p>
          </table:table-cell>
          <table:table-cell table:style-name="ce6" office:value-type="float" office:value="14.9971954381487">
            <text:p>14.997</text:p>
          </table:table-cell>
          <table:table-cell table:style-name="ce6" office:value-type="float" office:value="0.321341817811947">
            <text:p>0.321</text:p>
          </table:table-cell>
          <table:table-cell table:style-name="ce6" table:formula="of:=100*([.G18]-[.$G$20])/[.$G$20]" office:value-type="float" office:value="7.17226966505417">
            <text:p>7.172</text:p>
          </table:table-cell>
          <table:table-cell table:style-name="ce6" table:formula="of:=100*([.G18]-[.$J$15])/[.$J$15]" office:value-type="float" office:value="8.46888313186918">
            <text:p>8.469</text:p>
          </table:table-cell>
          <table:table-cell table:style-name="ce6"/>
          <table:table-cell/>
        </table:table-row>
        <table:table-row table:style-name="ro1">
          <table:table-cell table:number-columns-repeated="5"/>
          <table:table-cell table:style-name="ce6" table:number-columns-repeated="5"/>
          <table:table-cell/>
        </table:table-row>
        <table:table-row table:style-name="ro1">
          <table:table-cell table:number-columns-repeated="5"/>
          <table:table-cell table:style-name="ce6"/>
          <table:table-cell table:style-name="ce6" table:formula="of:=AVERAGE([.G12:.G18])" office:value-type="float" office:value="0.299836719718858">
            <text:p>0.300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>
            <text:p>Just the results:</text:p>
          </table:table-cell>
          <table:table-cell table:number-columns-repeated="5"/>
          <table:table-cell office:value-type="string">
            <text:p>AV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table:number-columns-repeated="9"/>
        </table:table-row>
        <table:table-row table:style-name="ro1">
          <table:table-cell office:value-type="float" office:value="18.7986066006158">
            <text:p>18.8</text:p>
          </table:table-cell>
          <table:table-cell office:value-type="float" office:value="0.295012467137754">
            <text:p>0.3</text:p>
          </table:table-cell>
          <table:table-cell table:number-columns-repeated="9"/>
        </table:table-row>
        <table:table-row table:style-name="ro1">
          <table:table-cell office:value-type="float" office:value="18.6458614175108">
            <text:p>18.65</text:p>
          </table:table-cell>
          <table:table-cell office:value-type="float" office:value="0.292126486304507">
            <text:p>0.29</text:p>
          </table:table-cell>
          <table:table-cell table:number-columns-repeated="9"/>
        </table:table-row>
        <table:table-row table:style-name="ro1">
          <table:table-cell office:value-type="float" office:value="17.1665054420736">
            <text:p>17.17</text:p>
          </table:table-cell>
          <table:table-cell office:value-type="float" office:value="0.289920039195015">
            <text:p>0.29</text:p>
          </table:table-cell>
          <table:table-cell table:number-columns-repeated="9"/>
        </table:table-row>
        <table:table-row table:style-name="ro1">
          <table:table-cell office:value-type="float" office:value="15.1519755423514">
            <text:p>15.15</text:p>
          </table:table-cell>
          <table:table-cell office:value-type="float" office:value="0.302838047967138">
            <text:p>0.3</text:p>
          </table:table-cell>
          <table:table-cell table:number-columns-repeated="9"/>
        </table:table-row>
        <table:table-row table:style-name="ro1">
          <table:table-cell office:value-type="float" office:value="15.1603541407185">
            <text:p>15.16</text:p>
          </table:table-cell>
          <table:table-cell office:value-type="float" office:value="0.300817293231685">
            <text:p>0.3</text:p>
          </table:table-cell>
          <table:table-cell table:number-columns-repeated="9"/>
        </table:table-row>
        <table:table-row table:style-name="ro1">
          <table:table-cell office:value-type="float" office:value="15.6104626493632">
            <text:p>15.61</text:p>
          </table:table-cell>
          <table:table-cell office:value-type="float" office:value="0.296800886383959">
            <text:p>0.3</text:p>
          </table:table-cell>
          <table:table-cell table:number-columns-repeated="9"/>
        </table:table-row>
        <table:table-row table:style-name="ro1">
          <table:table-cell office:value-type="float" office:value="14.9971954381487">
            <text:p>15</text:p>
          </table:table-cell>
          <table:table-cell office:value-type="float" office:value="0.321341817811947">
            <text:p>0.32</text:p>
          </table:table-cell>
          <table:table-cell table:number-columns-repeated="9"/>
        </table:table-row>
      </table:table>
      <table:table table:name="Fits0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5"/>
          <table:table-cell office:value-type="string">
            <text:p>NOW, cp HAS TEN MORE TERMS!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7" office:value-type="string">
            <text:p>THIS SHEET IS WRONG, DERIVED ERRONEOUSL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4"/>
          <table:table-cell table:style-name="ce17" office:value-type="string">
            <text:p>THIS SHEET IS KEPT ONLY AS A RECORD OF WHAT SCARED ME WHEN I THOUGHT IT WAS CORRE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office:value-type="string">
            <text:p>% difference</text:p>
          </table:table-cell>
          <table:table-cell table:number-columns-repeated="3"/>
          <table:table-cell office:value-type="string">
            <text:p>% difference</text:p>
          </table:table-cell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office:value-type="string">
            <text:p>from average'</text:p>
          </table:table-cell>
          <table:table-cell table:number-columns-repeated="3"/>
          <table:table-cell office:value-type="string">
            <text:p>from Avg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5" office:value-type="float" office:value="-390.567788097653">
            <text:p>-390.57</text:p>
          </table:table-cell>
          <table:table-cell table:style-name="ce5" office:value-type="float" office:value="402.521480862073">
            <text:p>402.52</text:p>
          </table:table-cell>
          <table:table-cell table:style-name="ce5" office:value-type="float" office:value="-1323.90265363016">
            <text:p>-1323.9</text:p>
          </table:table-cell>
          <table:table-cell table:style-name="ce5" office:value-type="float" office:value="1300.70053643625">
            <text:p>1300.7</text:p>
          </table:table-cell>
          <table:table-cell table:style-name="ce15" office:value-type="float" office:value="18.7986066006158">
            <text:p>18.799</text:p>
          </table:table-cell>
          <table:table-cell table:style-name="ce18" office:value-type="float" office:value="0.295012467137754">
            <text:p>0.295</text:p>
          </table:table-cell>
          <table:table-cell table:formula="of:=100*([.G12]-[.$I$15])/[.$I$15]" office:value-type="float" office:value="16.9691059605989">
            <text:p>16.97</text:p>
          </table:table-cell>
          <table:table-cell table:number-columns-repeated="3"/>
          <table:table-cell table:formula="of:=100*([.G12]-[.$G$20])/[.$G$20]" office:value-type="float" office:value="14.2007005486215">
            <text:p>14.2</text:p>
          </table:table-cell>
        </table:table-row>
        <table:table-row table:style-name="ro1">
          <table:table-cell table:style-name="ce2" office:value-type="float" office:value="1.65">
            <text:p>1.65</text:p>
          </table:table-cell>
          <table:table-cell office:value-type="float" office:value="-382.152987948856">
            <text:p>-382.15</text:p>
          </table:table-cell>
          <table:table-cell office:value-type="float" office:value="393.974672534648">
            <text:p>393.97</text:p>
          </table:table-cell>
          <table:table-cell office:value-type="float" office:value="-1308.17644364677">
            <text:p>-1308.18</text:p>
          </table:table-cell>
          <table:table-cell office:value-type="float" office:value="1284.81609410076">
            <text:p>1284.82</text:p>
          </table:table-cell>
          <table:table-cell table:style-name="ce6" office:value-type="float" office:value="18.5191244527497">
            <text:p>18.519</text:p>
          </table:table-cell>
          <table:table-cell table:style-name="ce11" office:value-type="float" office:value="0.288656410575949">
            <text:p>0.289</text:p>
          </table:table-cell>
          <table:table-cell table:formula="of:=100*([.G13]-[.$I$15])/[.$I$15]" office:value-type="float" office:value="14.4490014352462">
            <text:p>14.45</text:p>
          </table:table-cell>
          <table:table-cell table:number-columns-repeated="3"/>
          <table:table-cell table:formula="of:=100*([.G13]-[.$G$20])/[.$G$20]" office:value-type="float" office:value="11.7402414394617">
            <text:p>11.74</text:p>
          </table:table-cell>
        </table:table-row>
        <table:table-row table:style-name="ro1">
          <table:table-cell table:style-name="ce2" office:value-type="float" office:value="7.33">
            <text:p>7.33</text:p>
          </table:table-cell>
          <table:table-cell office:value-type="float" office:value="-354.95470772527">
            <text:p>-354.95</text:p>
          </table:table-cell>
          <table:table-cell office:value-type="float" office:value="365.772775425809">
            <text:p>365.77</text:p>
          </table:table-cell>
          <table:table-cell office:value-type="float" office:value="-1224.31932856669">
            <text:p>-1224.32</text:p>
          </table:table-cell>
          <table:table-cell office:value-type="float" office:value="1202.42212629271">
            <text:p>1202.42</text:p>
          </table:table-cell>
          <table:table-cell table:style-name="ce6" office:value-type="float" office:value="17.0388428493694">
            <text:p>17.039</text:p>
          </table:table-cell>
          <table:table-cell table:style-name="ce11" office:value-type="float" office:value="0.268112392366598">
            <text:p>0.268</text:p>
          </table:table-cell>
          <table:table-cell table:formula="of:=100*([.G14]-[.$I$15])/[.$I$15]" office:value-type="float" office:value="6.30353061463852">
            <text:p>6.3</text:p>
          </table:table-cell>
          <table:table-cell table:style-name="ce20" office:value-type="string">
            <text:p>average'</text:p>
          </table:table-cell>
          <table:table-cell table:number-columns-repeated="2"/>
          <table:table-cell table:formula="of:=100*([.G14]-[.$G$20])/[.$G$20]" office:value-type="float" office:value="3.78755627210567">
            <text:p>3.79</text:p>
          </table:table-cell>
        </table:table-row>
        <table:table-row table:style-name="ro1">
          <table:table-cell table:style-name="ce2" office:value-type="float" office:value="15.03">
            <text:p>15.03</text:p>
          </table:table-cell>
          <table:table-cell office:value-type="float" office:value="-337.535726960267">
            <text:p>-337.54</text:p>
          </table:table-cell>
          <table:table-cell office:value-type="float" office:value="346.64822058045">
            <text:p>346.65</text:p>
          </table:table-cell>
          <table:table-cell office:value-type="float" office:value="-1114.57503185628">
            <text:p>-1114.58</text:p>
          </table:table-cell>
          <table:table-cell office:value-type="float" office:value="1094.63208887831">
            <text:p>1094.63</text:p>
          </table:table-cell>
          <table:table-cell table:style-name="ce6" office:value-type="float" office:value="15.0279916158935">
            <text:p>15.028</text:p>
          </table:table-cell>
          <table:table-cell table:style-name="ce11" office:value-type="float" office:value="0.25495509510064">
            <text:p>0.255</text:p>
          </table:table-cell>
          <table:table-cell table:formula="of:=100*([.G15]-[.$I$15])/[.$I$15]" office:value-type="float" office:value="1.08681108753354">
            <text:p>1.09</text:p>
          </table:table-cell>
          <table:table-cell table:style-name="ce6" table:formula="of:=AVERAGE([.G13:.G18])" office:value-type="float" office:value="0.25221400532644">
            <text:p>0.252</text:p>
          </table:table-cell>
          <table:table-cell office:value-type="string">
            <text:p>(not using P=0.05 datum)</text:p>
          </table:table-cell>
          <table:table-cell/>
          <table:table-cell table:formula="of:=100*([.G15]-[.$G$20])/[.$G$20]" office:value-type="float" office:value="-1.30569480191504">
            <text:p>-1.31</text:p>
          </table:table-cell>
        </table:table-row>
        <table:table-row table:style-name="ro1">
          <table:table-cell table:style-name="ce2" office:value-type="float" office:value="18.18">
            <text:p>18.18</text:p>
          </table:table-cell>
          <table:table-cell office:value-type="float" office:value="-322.724551326792">
            <text:p>-322.72</text:p>
          </table:table-cell>
          <table:table-cell office:value-type="float" office:value="331.944462704508">
            <text:p>331.94</text:p>
          </table:table-cell>
          <table:table-cell office:value-type="float" office:value="-1072.82579355647">
            <text:p>-1072.83</text:p>
          </table:table-cell>
          <table:table-cell office:value-type="float" office:value="1053.07811648916">
            <text:p>1053.08</text:p>
          </table:table-cell>
          <table:table-cell table:style-name="ce6" office:value-type="float" office:value="14.8758354297644">
            <text:p>14.876</text:p>
          </table:table-cell>
          <table:table-cell table:style-name="ce11" office:value-type="float" office:value="0.243767584000135">
            <text:p>0.244</text:p>
          </table:table-cell>
          <table:table-cell table:formula="of:=100*([.G16]-[.$I$15])/[.$I$15]" office:value-type="float" office:value="-3.34891050771453">
            <text:p>-3.35</text:p>
          </table:table-cell>
          <table:table-cell table:number-columns-repeated="3"/>
          <table:table-cell table:formula="of:=100*([.G16]-[.$G$20])/[.$G$20]" office:value-type="float" office:value="-5.63643247367782">
            <text:p>-5.64</text:p>
          </table:table-cell>
        </table:table-row>
        <table:table-row table:style-name="ro1">
          <table:table-cell table:style-name="ce2" office:value-type="float" office:value="22.53">
            <text:p>22.53</text:p>
          </table:table-cell>
          <table:table-cell office:value-type="float" office:value="-299.582711936558">
            <text:p>-299.58</text:p>
          </table:table-cell>
          <table:table-cell office:value-type="float" office:value="309.500119848571">
            <text:p>309.5</text:p>
          </table:table-cell>
          <table:table-cell office:value-type="float" office:value="-1009.37269961182">
            <text:p>-1009.37</text:p>
          </table:table-cell>
          <table:table-cell office:value-type="float" office:value="990.191305625062">
            <text:p>990.19</text:p>
          </table:table-cell>
          <table:table-cell table:style-name="ce6" office:value-type="float" office:value="15.1677585873915">
            <text:p>15.168</text:p>
          </table:table-cell>
          <table:table-cell table:style-name="ce11" office:value-type="float" office:value="0.226287568134332">
            <text:p>0.226</text:p>
          </table:table-cell>
          <table:table-cell table:formula="of:=100*([.G17]-[.$I$15])/[.$I$15]" office:value-type="float" office:value="-10.2795390599151">
            <text:p>-10.28</text:p>
          </table:table-cell>
          <table:table-cell table:number-columns-repeated="3"/>
          <table:table-cell table:formula="of:=100*([.G17]-[.$G$20])/[.$G$20]" office:value-type="float" office:value="-12.4030280580725">
            <text:p>-12.4</text:p>
          </table:table-cell>
        </table:table-row>
        <table:table-row table:style-name="ro1">
          <table:table-cell table:style-name="ce4" office:value-type="float" office:value="25.87">
            <text:p>25.87</text:p>
          </table:table-cell>
          <table:table-cell table:style-name="ce7" office:value-type="float" office:value="-306.490059708448">
            <text:p>-306.49</text:p>
          </table:table-cell>
          <table:table-cell table:style-name="ce7" office:value-type="float" office:value="315.792579181738">
            <text:p>315.79</text:p>
          </table:table-cell>
          <table:table-cell table:style-name="ce7" office:value-type="float" office:value="-953.782056115115">
            <text:p>-953.78</text:p>
          </table:table-cell>
          <table:table-cell table:style-name="ce7" office:value-type="float" office:value="936.060503397096">
            <text:p>936.06</text:p>
          </table:table-cell>
          <table:table-cell table:style-name="ce16" office:value-type="float" office:value="14.6739251915473">
            <text:p>14.674</text:p>
          </table:table-cell>
          <table:table-cell table:style-name="ce19" office:value-type="float" office:value="0.231504981780985">
            <text:p>0.232</text:p>
          </table:table-cell>
          <table:table-cell table:formula="of:=100*([.G18]-[.$I$15])/[.$I$15]" office:value-type="float" office:value="-8.21089356978855">
            <text:p>-8.21</text:p>
          </table:table-cell>
          <table:table-cell table:number-columns-repeated="3"/>
          <table:table-cell table:formula="of:=100*([.G18]-[.$G$20])/[.$G$20]" office:value-type="float" office:value="-10.3833429265235">
            <text:p>-10.38</text:p>
          </table:table-cell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vg</text:p>
          </table:table-cell>
          <table:table-cell table:style-name="ce6" table:formula="of:=AVERAGE([.F12:.F18])" office:value-type="float" office:value="16.3002978181902">
            <text:p>16.300</text:p>
          </table:table-cell>
          <table:table-cell table:style-name="ce6" table:formula="of:=AVERAGE([.G12:.G18])" office:value-type="float" office:value="0.258328071299485">
            <text:p>0.258</text:p>
          </table:table-cell>
          <table:table-cell table:number-columns-repeated="5"/>
        </table:table-row>
        <table:table-row table:style-name="ro1">
          <table:table-cell office:value-type="string">
            <text:p>Just the resul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(c_P)_ns</text:p>
          </table:table-cell>
          <table:table-cell office:value-type="string">
            <text:p>A</text:p>
          </table:table-cell>
          <table:table-cell/>
          <table:table-cell table:style-name="ce6" table:formula="of:=[.B12]/[.D12]" office:value-type="float" office:value="0.295012467137754">
            <text:p>0.295</text:p>
          </table:table-cell>
          <table:table-cell table:number-columns-repeated="2"/>
          <table:table-cell office:value-type="string">
            <text:p>A, last time</text:p>
          </table:table-cell>
          <table:table-cell office:value-type="string">
            <text:p>factor to this time</text:p>
          </table:table-cell>
          <table:table-cell table:number-columns-repeated="4"/>
        </table:table-row>
        <table:table-row table:style-name="ro1"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/>
          <table:table-cell table:style-name="ce6" table:formula="of:=[.B13]/[.D13]" office:value-type="float" office:value="0.292126486304506">
            <text:p>0.292</text:p>
          </table:table-cell>
          <table:table-cell table:number-columns-repeated="2"/>
          <table:table-cell table:style-name="ce18" office:value-type="float" office:value="0.274363612251564">
            <text:p>0.274</text:p>
          </table:table-cell>
          <table:table-cell table:formula="of:=[.G12]/[.G24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8.7986066006158">
            <text:p>18.8</text:p>
          </table:table-cell>
          <table:table-cell office:value-type="float" office:value="0.295012467137754">
            <text:p>0.3</text:p>
          </table:table-cell>
          <table:table-cell/>
          <table:table-cell table:style-name="ce6" table:formula="of:=[.B14]/[.D14]" office:value-type="float" office:value="0.289920039195016">
            <text:p>0.290</text:p>
          </table:table-cell>
          <table:table-cell table:number-columns-repeated="2"/>
          <table:table-cell table:style-name="ce11" office:value-type="float" office:value="0.268452436175206">
            <text:p>0.268</text:p>
          </table:table-cell>
          <table:table-cell table:formula="of:=[.G13]/[.G25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8.5191244527497">
            <text:p>18.52</text:p>
          </table:table-cell>
          <table:table-cell office:value-type="float" office:value="0.288656410575949">
            <text:p>0.29</text:p>
          </table:table-cell>
          <table:table-cell/>
          <table:table-cell table:style-name="ce6" table:formula="of:=[.B15]/[.D15]" office:value-type="float" office:value="0.302838047967138">
            <text:p>0.303</text:p>
          </table:table-cell>
          <table:table-cell table:number-columns-repeated="2"/>
          <table:table-cell table:style-name="ce11" office:value-type="float" office:value="0.249346358724426">
            <text:p>0.249</text:p>
          </table:table-cell>
          <table:table-cell table:formula="of:=[.G14]/[.G26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7.0388428493694">
            <text:p>17.04</text:p>
          </table:table-cell>
          <table:table-cell office:value-type="float" office:value="0.268112392366598">
            <text:p>0.27</text:p>
          </table:table-cell>
          <table:table-cell/>
          <table:table-cell table:style-name="ce6" table:formula="of:=[.B16]/[.D16]" office:value-type="float" office:value="0.300817293231685">
            <text:p>0.301</text:p>
          </table:table-cell>
          <table:table-cell table:number-columns-repeated="2"/>
          <table:table-cell table:style-name="ce11" office:value-type="float" office:value="0.237109982274375">
            <text:p>0.237</text:p>
          </table:table-cell>
          <table:table-cell table:formula="of:=[.G15]/[.G27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5.0279916158935">
            <text:p>15.03</text:p>
          </table:table-cell>
          <table:table-cell office:value-type="float" office:value="0.25495509510064">
            <text:p>0.25</text:p>
          </table:table-cell>
          <table:table-cell/>
          <table:table-cell table:style-name="ce6" table:formula="of:=[.B17]/[.D17]" office:value-type="float" office:value="0.296800886383959">
            <text:p>0.297</text:p>
          </table:table-cell>
          <table:table-cell table:number-columns-repeated="2"/>
          <table:table-cell table:style-name="ce11" office:value-type="float" office:value="0.226705520431053">
            <text:p>0.227</text:p>
          </table:table-cell>
          <table:table-cell table:formula="of:=[.G16]/[.G28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4.8758354297644">
            <text:p>14.88</text:p>
          </table:table-cell>
          <table:table-cell office:value-type="float" office:value="0.243767584000135">
            <text:p>0.24</text:p>
          </table:table-cell>
          <table:table-cell/>
          <table:table-cell table:style-name="ce6" table:formula="of:=[.B18]/[.D18]" office:value-type="float" office:value="0.321341817811947">
            <text:p>0.321</text:p>
          </table:table-cell>
          <table:table-cell table:number-columns-repeated="2"/>
          <table:table-cell table:style-name="ce11" office:value-type="float" office:value="0.210448986116804">
            <text:p>0.210</text:p>
          </table:table-cell>
          <table:table-cell table:formula="of:=[.G17]/[.G29]" office:value-type="float" office:value="1.07526090911522">
            <text:p>1.08</text:p>
          </table:table-cell>
          <table:table-cell table:number-columns-repeated="4"/>
        </table:table-row>
        <table:table-row table:style-name="ro1">
          <table:table-cell office:value-type="float" office:value="15.1677585873915">
            <text:p>15.17</text:p>
          </table:table-cell>
          <table:table-cell office:value-type="float" office:value="0.226287568134332">
            <text:p>0.23</text:p>
          </table:table-cell>
          <table:table-cell table:number-columns-repeated="4"/>
          <table:table-cell table:style-name="ce19" office:value-type="float" office:value="0.21530121649403">
            <text:p>0.215</text:p>
          </table:table-cell>
          <table:table-cell table:formula="of:=[.G18]/[.G30]" office:value-type="float" office:value="1.07526090911523">
            <text:p>1.08</text:p>
          </table:table-cell>
          <table:table-cell table:number-columns-repeated="4"/>
        </table:table-row>
        <table:table-row table:style-name="ro1">
          <table:table-cell office:value-type="float" office:value="14.6739251915473">
            <text:p>14.67</text:p>
          </table:table-cell>
          <table:table-cell office:value-type="float" office:value="0.231504981780985">
            <text:p>0.23</text:p>
          </table:table-cell>
          <table:table-cell table:number-columns-repeated="10"/>
        </table:table-row>
      </table:table>
      <table:table table:name="Fits9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office:value-type="string">
            <text:p>% difference</text:p>
          </table:table-cell>
          <table:table-cell table:number-columns-repeated="2"/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 office:value-type="string">
            <text:p>from average'</text:p>
          </table:table-cell>
          <table:table-cell table:number-columns-repeated="2"/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5" office:value-type="float" office:value="-390.567788097653">
            <text:p>-390.57</text:p>
          </table:table-cell>
          <table:table-cell table:style-name="ce5" office:value-type="float" office:value="402.521480862073">
            <text:p>402.52</text:p>
          </table:table-cell>
          <table:table-cell table:style-name="ce5" office:value-type="float" office:value="-1423.54077092243">
            <text:p>-1423.54</text:p>
          </table:table-cell>
          <table:table-cell table:style-name="ce5" office:value-type="float" office:value="1397.98033663787">
            <text:p>1397.98</text:p>
          </table:table-cell>
          <table:table-cell table:style-name="ce15" office:value-type="float" office:value="18.9665458454493">
            <text:p>18.967</text:p>
          </table:table-cell>
          <table:table-cell table:style-name="ce18" office:value-type="float" office:value="0.274363612251564">
            <text:p>0.274</text:p>
          </table:table-cell>
          <table:table-cell table:style-name="ce20" table:formula="of:=100*([.G12]-[.$I$15])/[.$I$15]" office:value-type="float" office:value="16.969105960599">
            <text:p>16.97</text:p>
          </table:table-cell>
          <table:table-cell table:number-columns-repeated="2"/>
        </table:table-row>
        <table:table-row table:style-name="ro1">
          <table:table-cell table:style-name="ce2" office:value-type="float" office:value="1.65">
            <text:p>1.65</text:p>
          </table:table-cell>
          <table:table-cell office:value-type="float" office:value="-382.152987948856">
            <text:p>-382.15</text:p>
          </table:table-cell>
          <table:table-cell office:value-type="float" office:value="393.974672534648">
            <text:p>393.97</text:p>
          </table:table-cell>
          <table:table-cell office:value-type="float" office:value="-1433.00550290483">
            <text:p>-1433.01</text:p>
          </table:table-cell>
          <table:table-cell office:value-type="float" office:value="1406.68877142855">
            <text:p>1406.69</text:p>
          </table:table-cell>
          <table:table-cell table:style-name="ce6" office:value-type="float" office:value="18.6834454391771">
            <text:p>18.683</text:p>
          </table:table-cell>
          <table:table-cell table:style-name="ce11" office:value-type="float" office:value="0.268452436175206">
            <text:p>0.268</text:p>
          </table:table-cell>
          <table:table-cell table:style-name="ce20" table:formula="of:=100*([.G13]-[.$I$15])/[.$I$15]" office:value-type="float" office:value="14.4490014352463">
            <text:p>14.45</text:p>
          </table:table-cell>
          <table:table-cell table:number-columns-repeated="2"/>
        </table:table-row>
        <table:table-row table:style-name="ro1">
          <table:table-cell table:style-name="ce2" office:value-type="float" office:value="7.33">
            <text:p>7.33</text:p>
          </table:table-cell>
          <table:table-cell office:value-type="float" office:value="-354.95470772527">
            <text:p>-354.95</text:p>
          </table:table-cell>
          <table:table-cell office:value-type="float" office:value="365.772775425809">
            <text:p>365.77</text:p>
          </table:table-cell>
          <table:table-cell office:value-type="float" office:value="-1426.45092191267">
            <text:p>-1426.45</text:p>
          </table:table-cell>
          <table:table-cell office:value-type="float" office:value="1399.40613082434">
            <text:p>1399.41</text:p>
          </table:table-cell>
          <table:table-cell table:style-name="ce6" office:value-type="float" office:value="17.1914689168079">
            <text:p>17.191</text:p>
          </table:table-cell>
          <table:table-cell table:style-name="ce11" office:value-type="float" office:value="0.249346358724426">
            <text:p>0.249</text:p>
          </table:table-cell>
          <table:table-cell table:style-name="ce20" table:formula="of:=100*([.G14]-[.$I$15])/[.$I$15]" office:value-type="float" office:value="6.30353061463843">
            <text:p>6.3</text:p>
          </table:table-cell>
          <table:table-cell office:value-type="string">
            <text:p>average'</text:p>
          </table:table-cell>
          <table:table-cell/>
        </table:table-row>
        <table:table-row table:style-name="ro1">
          <table:table-cell table:style-name="ce2" office:value-type="float" office:value="15.03">
            <text:p>15.03</text:p>
          </table:table-cell>
          <table:table-cell office:value-type="float" office:value="-337.535726960267">
            <text:p>-337.54</text:p>
          </table:table-cell>
          <table:table-cell office:value-type="float" office:value="346.64822058045">
            <text:p>346.65</text:p>
          </table:table-cell>
          <table:table-cell office:value-type="float" office:value="-1352.11655226025">
            <text:p>-1352.12</text:p>
          </table:table-cell>
          <table:table-cell office:value-type="float" office:value="1325.4633849003">
            <text:p>1325.46</text:p>
          </table:table-cell>
          <table:table-cell table:style-name="ce6" office:value-type="float" office:value="15.1731277403192">
            <text:p>15.173</text:p>
          </table:table-cell>
          <table:table-cell table:style-name="ce11" office:value-type="float" office:value="0.237109982274375">
            <text:p>0.237</text:p>
          </table:table-cell>
          <table:table-cell table:style-name="ce20" table:formula="of:=100*([.G15]-[.$I$15])/[.$I$15]" office:value-type="float" office:value="1.08681108753345">
            <text:p>1.09</text:p>
          </table:table-cell>
          <table:table-cell table:formula="of:=AVERAGE([.G13:.G18])" office:value-type="float" office:value="0.234560750035982">
            <text:p>0.23</text:p>
          </table:table-cell>
          <table:table-cell office:value-type="string">
            <text:p>(not using P=0.05 datum)</text:p>
          </table:table-cell>
        </table:table-row>
        <table:table-row table:style-name="ro1">
          <table:table-cell table:style-name="ce2" office:value-type="float" office:value="18.18">
            <text:p>18.18</text:p>
          </table:table-cell>
          <table:table-cell office:value-type="float" office:value="-322.724551326792">
            <text:p>-322.72</text:p>
          </table:table-cell>
          <table:table-cell office:value-type="float" office:value="331.944462704508">
            <text:p>331.94</text:p>
          </table:table-cell>
          <table:table-cell office:value-type="float" office:value="-1310.39280789169">
            <text:p>-1310.39</text:p>
          </table:table-cell>
          <table:table-cell office:value-type="float" office:value="1283.75091991116">
            <text:p>1283.75</text:p>
          </table:table-cell>
          <table:table-cell table:style-name="ce6" office:value-type="float" office:value="15.0146029346399">
            <text:p>15.015</text:p>
          </table:table-cell>
          <table:table-cell table:style-name="ce11" office:value-type="float" office:value="0.226705520431053">
            <text:p>0.227</text:p>
          </table:table-cell>
          <table:table-cell table:style-name="ce20" table:formula="of:=100*([.G16]-[.$I$15])/[.$I$15]" office:value-type="float" office:value="-3.34891050771466">
            <text:p>-3.35</text:p>
          </table:table-cell>
          <table:table-cell table:number-columns-repeated="2"/>
        </table:table-row>
        <table:table-row table:style-name="ro1">
          <table:table-cell table:style-name="ce2" office:value-type="float" office:value="22.53">
            <text:p>22.53</text:p>
          </table:table-cell>
          <table:table-cell office:value-type="float" office:value="-299.582711936558">
            <text:p>-299.58</text:p>
          </table:table-cell>
          <table:table-cell office:value-type="float" office:value="309.500119848571">
            <text:p>309.5</text:p>
          </table:table-cell>
          <table:table-cell office:value-type="float" office:value="-1246.32596847999">
            <text:p>-1246.33</text:p>
          </table:table-cell>
          <table:table-cell office:value-type="float" office:value="1220.05569788508">
            <text:p>1220.06</text:p>
          </table:table-cell>
          <table:table-cell table:style-name="ce6" office:value-type="float" office:value="15.2965753919028">
            <text:p>15.297</text:p>
          </table:table-cell>
          <table:table-cell table:style-name="ce11" office:value-type="float" office:value="0.210448986116804">
            <text:p>0.210</text:p>
          </table:table-cell>
          <table:table-cell table:style-name="ce20" table:formula="of:=100*([.G17]-[.$I$15])/[.$I$15]" office:value-type="float" office:value="-10.279539059915">
            <text:p>-10.28</text:p>
          </table:table-cell>
          <table:table-cell table:number-columns-repeated="2"/>
        </table:table-row>
        <table:table-row table:style-name="ro1">
          <table:table-cell table:style-name="ce4" office:value-type="float" office:value="25.87">
            <text:p>25.87</text:p>
          </table:table-cell>
          <table:table-cell table:style-name="ce7" office:value-type="float" office:value="-306.490059708448">
            <text:p>-306.49</text:p>
          </table:table-cell>
          <table:table-cell table:style-name="ce7" office:value-type="float" office:value="315.792579181738">
            <text:p>315.79</text:p>
          </table:table-cell>
          <table:table-cell table:style-name="ce7" office:value-type="float" office:value="-1194.47697925562">
            <text:p>-1194.48</text:p>
          </table:table-cell>
          <table:table-cell table:style-name="ce7" office:value-type="float" office:value="1169.28538526082">
            <text:p>1169.29</text:p>
          </table:table-cell>
          <table:table-cell table:style-name="ce16" office:value-type="float" office:value="14.8057120688705">
            <text:p>14.806</text:p>
          </table:table-cell>
          <table:table-cell table:style-name="ce19" office:value-type="float" office:value="0.21530121649403">
            <text:p>0.215</text:p>
          </table:table-cell>
          <table:table-cell table:style-name="ce20" table:formula="of:=100*([.G18]-[.$I$15])/[.$I$15]" office:value-type="float" office:value="-8.21089356978858">
            <text:p>-8.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g</text:p>
          </table:table-cell>
          <table:table-cell table:style-name="ce6" table:formula="of:=AVERAGE([.F12:.F18])" office:value-type="float" office:value="16.4473540481667">
            <text:p>16.447</text:p>
          </table:table-cell>
          <table:table-cell table:style-name="ce6" table:formula="of:=AVERAGE([.G12:.G18])" office:value-type="float" office:value="0.240246873209637">
            <text:p>0.240</text:p>
          </table:table-cell>
          <table:table-cell table:number-columns-repeated="3"/>
        </table:table-row>
      </table:table>
      <table:table table:name="Fits7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90.567788097653">
            <text:p>-390.57</text:p>
          </table:table-cell>
          <table:table-cell office:value-type="float" office:value="402.521480862073">
            <text:p>402.52</text:p>
          </table:table-cell>
          <table:table-cell office:value-type="float" office:value="-711.423087012714">
            <text:p>-711.42</text:p>
          </table:table-cell>
          <table:table-cell office:value-type="float" office:value="696.138221116444">
            <text:p>696.14</text:p>
          </table:table-cell>
          <table:table-cell office:value-type="float" office:value="20.345009230607">
            <text:p>20.35</text:p>
          </table:table-cell>
          <table:table-cell office:value-type="float" office:value="0.54899509901718">
            <text:p>0.55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52987948856">
            <text:p>-382.15</text:p>
          </table:table-cell>
          <table:table-cell office:value-type="float" office:value="393.974672534648">
            <text:p>393.97</text:p>
          </table:table-cell>
          <table:table-cell office:value-type="float" office:value="-716.234647719548">
            <text:p>-716.23</text:p>
          </table:table-cell>
          <table:table-cell office:value-type="float" office:value="700.535894150094">
            <text:p>700.54</text:p>
          </table:table-cell>
          <table:table-cell office:value-type="float" office:value="20.0322097701578">
            <text:p>20.03</text:p>
          </table:table-cell>
          <table:table-cell office:value-type="float" office:value="0.537166975496293">
            <text:p>0.54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470772527">
            <text:p>-354.95</text:p>
          </table:table-cell>
          <table:table-cell office:value-type="float" office:value="365.772775425809">
            <text:p>365.77</text:p>
          </table:table-cell>
          <table:table-cell office:value-type="float" office:value="-713.079890001906">
            <text:p>-713.08</text:p>
          </table:table-cell>
          <table:table-cell office:value-type="float" office:value="696.857038760132">
            <text:p>696.86</text:p>
          </table:table-cell>
          <table:table-cell office:value-type="float" office:value="18.4442400948199">
            <text:p>18.44</text:p>
          </table:table-cell>
          <table:table-cell office:value-type="float" office:value="0.498936166403785">
            <text:p>0.5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5726960267">
            <text:p>-337.54</text:p>
          </table:table-cell>
          <table:table-cell office:value-type="float" office:value="346.64822058045">
            <text:p>346.65</text:p>
          </table:table-cell>
          <table:table-cell office:value-type="float" office:value="-675.517705750636">
            <text:p>-675.52</text:p>
          </table:table-cell>
          <table:table-cell office:value-type="float" office:value="659.463394103669">
            <text:p>659.46</text:p>
          </table:table-cell>
          <table:table-cell office:value-type="float" office:value="16.364420660464">
            <text:p>16.36</text:p>
          </table:table-cell>
          <table:table-cell office:value-type="float" office:value="0.47445146653532">
            <text:p>0.47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4551326792">
            <text:p>-322.72</text:p>
          </table:table-cell>
          <table:table-cell office:value-type="float" office:value="331.944462704508">
            <text:p>331.94</text:p>
          </table:table-cell>
          <table:table-cell office:value-type="float" office:value="-654.829003582877">
            <text:p>-654.83</text:p>
          </table:table-cell>
          <table:table-cell office:value-type="float" office:value="638.80974497962">
            <text:p>638.81</text:p>
          </table:table-cell>
          <table:table-cell office:value-type="float" office:value="16.1536215405066">
            <text:p>16.15</text:p>
          </table:table-cell>
          <table:table-cell office:value-type="float" office:value="0.453632384467479">
            <text:p>0.45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82711936558">
            <text:p>-299.58</text:p>
          </table:table-cell>
          <table:table-cell office:value-type="float" office:value="309.500119848571">
            <text:p>309.5</text:p>
          </table:table-cell>
          <table:table-cell office:value-type="float" office:value="-622.907968501772">
            <text:p>-622.91</text:p>
          </table:table-cell>
          <table:table-cell office:value-type="float" office:value="607.153240317364">
            <text:p>607.15</text:p>
          </table:table-cell>
          <table:table-cell office:value-type="float" office:value="16.3539175788821">
            <text:p>16.35</text:p>
          </table:table-cell>
          <table:table-cell office:value-type="float" office:value="0.421103443795329">
            <text:p>0.42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90059708448">
            <text:p>-306.49</text:p>
          </table:table-cell>
          <table:table-cell office:value-type="float" office:value="315.792579181738">
            <text:p>315.79</text:p>
          </table:table-cell>
          <table:table-cell office:value-type="float" office:value="-597.042073526478">
            <text:p>-597.04</text:p>
          </table:table-cell>
          <table:table-cell office:value-type="float" office:value="581.81085684351">
            <text:p>581.81</text:p>
          </table:table-cell>
          <table:table-cell office:value-type="float" office:value="15.8874329329508">
            <text:p>15.89</text:p>
          </table:table-cell>
          <table:table-cell office:value-type="float" office:value="0.430812642017858">
            <text:p>0.43</text:p>
          </table:table-cell>
        </table:table-row>
      </table:table>
      <table:table table:name="Fits4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HIFTED POWER FORM F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_P = A * (c_P)_vortex + (c_P)_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5"/>(ns = nonsingular background part of specific heat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_P experimental data parameters <text:s text:c="14"/>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/>
        </table:table-row>
        <table:table-row table:style-name="ro1">
          <table:table-cell/>
          <table:table-cell office:value-type="string">
            <text:p><text:s text:c="5"/>( c_P = a*(1-T/T_lambda)^(-alpha) + b ) <text:s text:c="2"/></text:p>
          </table:table-cell>
          <table:table-cell table:number-columns-repeated="3"/>
          <table:table-cell office:value-type="string">
            <text:p><text:s text:c="5"/>( (c_P)_vortex = c*(1-T/T_lambda)^(-alpha) + d 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390.567788097653">
            <text:p>-390.57</text:p>
          </table:table-cell>
          <table:table-cell office:value-type="float" office:value="402.521480862073">
            <text:p>402.52</text:p>
          </table:table-cell>
          <table:table-cell office:value-type="float" office:value="-1424.00687147792">
            <text:p>-1424.01</text:p>
          </table:table-cell>
          <table:table-cell office:value-type="float" office:value="1397.86704192824">
            <text:p>1397.87</text:p>
          </table:table-cell>
          <table:table-cell office:value-type="float" office:value="19.1231633708857">
            <text:p>19.12</text:p>
          </table:table-cell>
          <table:table-cell office:value-type="float" office:value="0.27427380858935">
            <text:p>0.27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382.152987948856">
            <text:p>-382.15</text:p>
          </table:table-cell>
          <table:table-cell office:value-type="float" office:value="393.974672534648">
            <text:p>393.97</text:p>
          </table:table-cell>
          <table:table-cell office:value-type="float" office:value="-1433.29158578747">
            <text:p>-1433.29</text:p>
          </table:table-cell>
          <table:table-cell office:value-type="float" office:value="1406.37798358308">
            <text:p>1406.38</text:p>
          </table:table-cell>
          <table:table-cell office:value-type="float" office:value="18.8366886331492">
            <text:p>18.84</text:p>
          </table:table-cell>
          <table:table-cell office:value-type="float" office:value="0.268364567336838">
            <text:p>0.27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354.95470772527">
            <text:p>-354.95</text:p>
          </table:table-cell>
          <table:table-cell office:value-type="float" office:value="365.772775425809">
            <text:p>365.77</text:p>
          </table:table-cell>
          <table:table-cell office:value-type="float" office:value="-1426.62319733083">
            <text:p>-1426.62</text:p>
          </table:table-cell>
          <table:table-cell office:value-type="float" office:value="1398.77227366103">
            <text:p>1398.77</text:p>
          </table:table-cell>
          <table:table-cell office:value-type="float" office:value="17.3338056113844">
            <text:p>17.33</text:p>
          </table:table-cell>
          <table:table-cell office:value-type="float" office:value="0.249264743615231">
            <text:p>0.25</text:p>
          </table:table-cell>
        </table:table-row>
        <table:table-row table:style-name="ro1">
          <table:table-cell office:value-type="float" office:value="15.03">
            <text:p>15.03</text:p>
          </table:table-cell>
          <table:table-cell office:value-type="float" office:value="-337.535726960267">
            <text:p>-337.54</text:p>
          </table:table-cell>
          <table:table-cell office:value-type="float" office:value="346.64822058045">
            <text:p>346.65</text:p>
          </table:table-cell>
          <table:table-cell office:value-type="float" office:value="-1352.78471022297">
            <text:p>-1352.78</text:p>
          </table:table-cell>
          <table:table-cell office:value-type="float" office:value="1324.92846498267">
            <text:p>1324.93</text:p>
          </table:table-cell>
          <table:table-cell office:value-type="float" office:value="15.3084794306375">
            <text:p>15.31</text:p>
          </table:table-cell>
          <table:table-cell office:value-type="float" office:value="0.237032372329744">
            <text:p>0.24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-322.724551326792">
            <text:p>-322.72</text:p>
          </table:table-cell>
          <table:table-cell office:value-type="float" office:value="331.944462704508">
            <text:p>331.94</text:p>
          </table:table-cell>
          <table:table-cell office:value-type="float" office:value="-1309.96648032538">
            <text:p>-1309.97</text:p>
          </table:table-cell>
          <table:table-cell office:value-type="float" office:value="1282.19993853808">
            <text:p>1282.2</text:p>
          </table:table-cell>
          <table:table-cell office:value-type="float" office:value="15.1440153495053">
            <text:p>15.14</text:p>
          </table:table-cell>
          <table:table-cell office:value-type="float" office:value="0.22663131603561">
            <text:p>0.23</text:p>
          </table:table-cell>
        </table:table-row>
        <table:table-row table:style-name="ro1">
          <table:table-cell office:value-type="float" office:value="22.53">
            <text:p>22.53</text:p>
          </table:table-cell>
          <table:table-cell office:value-type="float" office:value="-299.582711936558">
            <text:p>-299.58</text:p>
          </table:table-cell>
          <table:table-cell office:value-type="float" office:value="309.500119848571">
            <text:p>309.5</text:p>
          </table:table-cell>
          <table:table-cell office:value-type="float" office:value="-1246.46136689163">
            <text:p>-1246.46</text:p>
          </table:table-cell>
          <table:table-cell office:value-type="float" office:value="1218.8852540634">
            <text:p>1218.89</text:p>
          </table:table-cell>
          <table:table-cell office:value-type="float" office:value="15.4167079385103">
            <text:p>15.42</text:p>
          </table:table-cell>
          <table:table-cell office:value-type="float" office:value="0.210380102748826">
            <text:p>0.21</text:p>
          </table:table-cell>
        </table:table-row>
        <table:table-row table:style-name="ro1">
          <table:table-cell office:value-type="float" office:value="25.87">
            <text:p>25.87</text:p>
          </table:table-cell>
          <table:table-cell office:value-type="float" office:value="-306.490059708448">
            <text:p>-306.49</text:p>
          </table:table-cell>
          <table:table-cell office:value-type="float" office:value="315.792579181738">
            <text:p>315.79</text:p>
          </table:table-cell>
          <table:table-cell office:value-type="float" office:value="-1195.24998468258">
            <text:p>-1195.25</text:p>
          </table:table-cell>
          <table:table-cell office:value-type="float" office:value="1168.53103211017">
            <text:p>1168.53</text:p>
          </table:table-cell>
          <table:table-cell office:value-type="float" office:value="14.9286144591475">
            <text:p>14.93</text:p>
          </table:table-cell>
          <table:table-cell office:value-type="float" office:value="0.215230744912315">
            <text:p>0.22</text:p>
          </table:table-cell>
        </table:table-row>
      </table:table>
      <table:table table:name="Fits3" table:style-name="ta1" table:print="false"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9" table:number-columns-repeated="2" table:default-cell-style-name="ce22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>
          <table:table-cell table:style-name="ce21" office:value-type="string">
            <text:p>SHIFTED POWER FORM FIT</text:p>
          </table:table-cell>
          <table:table-cell/>
          <table:table-cell table:style-name="ce28" table:number-columns-repeated="2"/>
          <table:table-cell table:number-columns-repeated="6"/>
          <table:table-cell table:style-name="ce22" table:number-columns-repeated="2"/>
          <table:table-cell table:number-columns-repeated="9"/>
        </table:table-row>
        <table:table-row table:style-name="ro1">
          <table:table-cell table:style-name="ce21"/>
          <table:table-cell/>
          <table:table-cell table:style-name="ce28" table:number-columns-repeated="2"/>
          <table:table-cell table:number-columns-repeated="6"/>
          <table:table-cell table:style-name="ce22" table:number-columns-repeated="2"/>
          <table:table-cell table:number-columns-repeated="9"/>
        </table:table-row>
        <table:table-row table:style-name="ro1">
          <table:table-cell table:style-name="ce21"/>
          <table:table-cell/>
          <table:table-cell table:style-name="ce22" office:value-type="string">
            <text:p>c_P = A * (c_P)_vortex + (c_P)_ns</text:p>
          </table:table-cell>
          <table:table-cell table:style-name="ce22"/>
          <table:table-cell table:number-columns-repeated="6"/>
          <table:table-cell table:style-name="ce22" table:number-columns-repeated="2"/>
          <table:table-cell table:number-columns-repeated="9"/>
        </table:table-row>
        <table:table-row table:style-name="ro1">
          <table:table-cell table:style-name="ce21"/>
          <table:table-cell/>
          <table:table-cell table:style-name="ce22"/>
          <table:table-cell table:style-name="ce22" office:value-type="string">
            <text:p>(ns = nonsingular background part of specific heat)</text:p>
          </table:table-cell>
          <table:table-cell table:number-columns-repeated="6"/>
          <table:table-cell table:style-name="ce22" table:number-columns-repeated="2"/>
          <table:table-cell table:number-columns-repeated="9"/>
        </table:table-row>
        <table:table-row table:style-name="ro1">
          <table:table-cell table:style-name="ce22"/>
          <table:table-cell/>
          <table:table-cell table:style-name="ce22" table:number-columns-repeated="2"/>
          <table:table-cell table:number-columns-repeated="6"/>
          <table:table-cell table:style-name="ce22" table:number-columns-repeated="2"/>
          <table:table-cell table:number-columns-repeated="9"/>
        </table:table-row>
        <table:table-row table:style-name="ro1">
          <table:table-cell table:style-name="ce22"/>
          <table:table-cell/>
          <table:table-cell table:style-name="ce22" office:value-type="string">
            <text:p>c_P experimental data parameters</text:p>
          </table:table-cell>
          <table:table-cell table:style-name="ce22"/>
          <table:table-cell table:number-columns-repeated="2"/>
          <table:table-cell office:value-type="string">
            <text:p>(c_P)_vortex calculation parameters</text:p>
          </table:table-cell>
          <table:table-cell table:number-columns-repeated="3"/>
          <table:table-cell table:style-name="ce22" table:number-columns-repeated="2"/>
          <table:table-cell table:number-columns-repeated="5"/>
          <table:table-cell office:value-type="string">
            <text:p>Cv = -A0v' * ln | t' | <text:s/>+ <text:s/>B0vt'</text:p>
          </table:table-cell>
          <table:table-cell/>
          <table:table-cell office:value-type="string">
            <text:p>t' = T – Tc(v)</text:p>
          </table:table-cell>
          <table:table-cell/>
        </table:table-row>
        <table:table-row table:style-name="ro1">
          <table:table-cell table:style-name="ce22"/>
          <table:table-cell/>
          <table:table-cell table:style-name="ce22"/>
          <table:table-cell table:style-name="ce22" office:value-type="string">
            <text:p>( c_P = a*(1-T/T_lambda)^(-alpha) + b )</text:p>
          </table:table-cell>
          <table:table-cell table:number-columns-repeated="3"/>
          <table:table-cell office:value-type="string">
            <text:p>( (c_P)_vortex = c*(1-T/T_lambda)^(-alpha) + d )</text:p>
          </table:table-cell>
          <table:table-cell table:number-columns-repeated="2"/>
          <table:table-cell table:style-name="ce22" table:number-columns-repeated="2"/>
          <table:table-cell table:number-columns-repeated="5"/>
          <table:table-cell office:value-type="string">
            <text:p><text:s text:c="6"/>= -A0v' * ln | e | + B0v'</text:p>
          </table:table-cell>
          <table:table-cell/>
          <table:table-cell office:value-type="string">
            <text:p>e = t'/Tc</text:p>
          </table:table-cell>
          <table:table-cell/>
        </table:table-row>
        <table:table-row table:style-name="ro1">
          <table:table-cell table:style-name="ce23" office:value-type="string">
            <text:p>P</text:p>
          </table:table-cell>
          <table:table-cell table:style-name="ce26"/>
          <table:table-cell table:style-name="ce26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table:number-columns-repeated="2"/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26" table:number-columns-repeated="2"/>
          <table:table-cell table:style-name="ce26" office:value-type="string">
            <text:p>(c_P)_ns</text:p>
          </table:table-cell>
          <table:table-cell table:style-name="ce36" office:value-type="string">
            <text:p>A</text:p>
          </table:table-cell>
          <table:table-cell table:number-columns-repeated="5"/>
          <table:table-cell office:value-type="string">
            <text:p>Ahlers (But this is for cp using log plot!)</text:p>
          </table:table-cell>
          <table:table-cell table:number-columns-repeated="3"/>
        </table:table-row>
        <table:table-row table:style-name="ro1">
          <table:table-cell table:style-name="ce24" office:value-type="string">
            <text:p>(bar)</text:p>
          </table:table-cell>
          <table:table-cell/>
          <table:table-cell table:style-name="ce22" office:value-type="string">
            <text:p>(J/(K.mol))</text:p>
          </table:table-cell>
          <table:table-cell table:style-name="ce22" office:value-type="string">
            <text:p>(J/(K.mol))</text:p>
          </table:table-cell>
          <table:table-cell table:number-columns-repeated="2"/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table:number-columns-repeated="2"/>
          <table:table-cell table:style-name="ce22" office:value-type="string">
            <text:p>(J/(K.mol))</text:p>
          </table:table-cell>
          <table:table-cell table:style-name="ce37" office:value-type="string">
            <text:p>(unitless)</text:p>
          </table:table-cell>
          <table:table-cell table:number-columns-repeated="2"/>
          <table:table-cell office:value-type="string">
            <text:p>Current results</text:p>
          </table:table-cell>
          <table:table-cell table:number-columns-repeated="2"/>
          <table:table-cell office:value-type="string">
            <text:p>A0v'</text:p>
          </table:table-cell>
          <table:table-cell office:value-type="string">
            <text:p>B0vt'</text:p>
          </table:table-cell>
          <table:table-cell office:value-type="string">
            <text:p>B0v'</text:p>
          </table:table-cell>
          <table:table-cell/>
        </table:table-row>
        <table:table-row table:style-name="ro1">
          <table:table-cell table:style-name="ce24" office:value-type="float" office:value="0.05">
            <text:p>0.05</text:p>
          </table:table-cell>
          <table:table-cell/>
          <table:table-cell table:style-name="ce29" office:value-type="float" office:value="-390.567788097653">
            <text:p>-390.567788097653</text:p>
          </table:table-cell>
          <table:table-cell table:style-name="ce29" office:value-type="float" office:value="402.521480862073">
            <text:p>402.521480862073</text:p>
          </table:table-cell>
          <table:table-cell table:number-columns-repeated="2"/>
          <table:table-cell table:style-name="ce31" office:value-type="float" office:value="-1423.94920626784">
            <text:p>-1423.94920626784</text:p>
          </table:table-cell>
          <table:table-cell table:style-name="ce31" office:value-type="float" office:value="1398.33503103225">
            <text:p>1398.33503103225</text:p>
          </table:table-cell>
          <table:table-cell table:number-columns-repeated="2"/>
          <table:table-cell table:style-name="ce33" table:formula="of:=[.D10]-[.C10]*[.H10]/[.G10]" office:value-type="float" office:value="18.9792746613549">
            <text:p>18.9792747</text:p>
          </table:table-cell>
          <table:table-cell table:style-name="ce38" table:formula="of:=[.C10]/[.G10]" office:value-type="float" office:value="0.274284915766994">
            <text:p>0.2742849</text:p>
          </table:table-cell>
          <table:table-cell/>
          <table:table-cell table:style-name="ce40" office:value-type="float" office:value="0.05">
            <text:p>0.05</text:p>
          </table:table-cell>
          <table:table-cell table:style-name="ce41" office:value-type="float" office:value="0.274284915766994">
            <text:p>0.274</text:p>
          </table:table-cell>
          <table:table-cell table:style-name="ce43" office:value-type="float" office:value="18.9792746613549">
            <text:p>18.98</text:p>
          </table:table-cell>
          <table:table-cell/>
          <table:table-cell table:style-name="ce6" office:value-type="float" office:value="4.612">
            <text:p>4.612</text:p>
          </table:table-cell>
          <table:table-cell office:value-type="float" office:value="20.29">
            <text:p>20.29</text:p>
          </table:table-cell>
          <table:table-cell office:value-type="float" office:value="16.74">
            <text:p>16.74</text:p>
          </table:table-cell>
          <table:table-cell/>
        </table:table-row>
        <table:table-row table:style-name="ro1">
          <table:table-cell table:style-name="ce24" office:value-type="float" office:value="1.646">
            <text:p>1.65</text:p>
          </table:table-cell>
          <table:table-cell/>
          <table:table-cell table:style-name="ce29" office:value-type="float" office:value="-382.152987948856">
            <text:p>-382.152987948856</text:p>
          </table:table-cell>
          <table:table-cell table:style-name="ce29" office:value-type="float" office:value="393.974672534648">
            <text:p>393.974672534648</text:p>
          </table:table-cell>
          <table:table-cell table:number-columns-repeated="2"/>
          <table:table-cell table:style-name="ce31" office:value-type="float" office:value="-1432.89744603034">
            <text:p>-1432.89744603034</text:p>
          </table:table-cell>
          <table:table-cell table:style-name="ce31" office:value-type="float" office:value="1406.59321021477">
            <text:p>1406.59321021477</text:p>
          </table:table-cell>
          <table:table-cell table:number-columns-repeated="2"/>
          <table:table-cell table:style-name="ce34" table:formula="of:=[.D11]-[.C11]*[.H11]/[.G11]" office:value-type="float" office:value="18.8370103095414">
            <text:p>18.8370103</text:p>
          </table:table-cell>
          <table:table-cell table:style-name="ce38" table:formula="of:=[.C11]/[.G11]" office:value-type="float" office:value="0.266699468972858">
            <text:p>0.2666995</text:p>
          </table:table-cell>
          <table:table-cell/>
          <table:table-cell table:style-name="ce40" office:value-type="float" office:value="1.646">
            <text:p>1.65</text:p>
          </table:table-cell>
          <table:table-cell table:style-name="ce41" office:value-type="float" office:value="0.266699468972858">
            <text:p>0.267</text:p>
          </table:table-cell>
          <table:table-cell table:style-name="ce44" office:value-type="float" office:value="18.8370103095414">
            <text:p>18.84</text:p>
          </table:table-cell>
          <table:table-cell/>
          <table:table-cell table:style-name="ce6" office:value-type="float" office:value="3.89">
            <text:p>3.890</text:p>
          </table:table-cell>
          <table:table-cell office:value-type="float" office:value="19.06">
            <text:p>19.06</text:p>
          </table:table-cell>
          <table:table-cell office:value-type="float" office:value="16.18">
            <text:p>16.18</text:p>
          </table:table-cell>
          <table:table-cell/>
        </table:table-row>
        <table:table-row table:style-name="ro1">
          <table:table-cell table:style-name="ce24" office:value-type="float" office:value="7.328">
            <text:p>7.33</text:p>
          </table:table-cell>
          <table:table-cell/>
          <table:table-cell table:style-name="ce29" office:value-type="float" office:value="-354.95470772527">
            <text:p>-354.954707725270</text:p>
          </table:table-cell>
          <table:table-cell table:style-name="ce29" office:value-type="float" office:value="365.772775425809">
            <text:p>365.772775425809</text:p>
          </table:table-cell>
          <table:table-cell table:number-columns-repeated="2"/>
          <table:table-cell table:style-name="ce31" office:value-type="float" office:value="-1427.01434591532">
            <text:p>-1427.01434591532</text:p>
          </table:table-cell>
          <table:table-cell table:style-name="ce31" office:value-type="float" office:value="1399.89715998998">
            <text:p>1399.89715998998</text:p>
          </table:table-cell>
          <table:table-cell table:number-columns-repeated="2"/>
          <table:table-cell table:style-name="ce34" table:formula="of:=[.D12]-[.C12]*[.H12]/[.G12]" office:value-type="float" office:value="17.5631805524263">
            <text:p>17.5631806</text:p>
          </table:table-cell>
          <table:table-cell table:style-name="ce38" table:formula="of:=[.C12]/[.G12]" office:value-type="float" office:value="0.248739410883493">
            <text:p>0.2487394</text:p>
          </table:table-cell>
          <table:table-cell/>
          <table:table-cell table:style-name="ce40" office:value-type="float" office:value="7.328">
            <text:p>7.33</text:p>
          </table:table-cell>
          <table:table-cell table:style-name="ce41" office:value-type="float" office:value="0.248739410883493">
            <text:p>0.249</text:p>
          </table:table-cell>
          <table:table-cell table:style-name="ce44" office:value-type="float" office:value="17.5631805524263">
            <text:p>17.56</text:p>
          </table:table-cell>
          <table:table-cell/>
          <table:table-cell table:style-name="ce6" office:value-type="float" office:value="2.99">
            <text:p>2.990</text:p>
          </table:table-cell>
          <table:table-cell office:value-type="float" office:value="18.28">
            <text:p>18.28</text:p>
          </table:table-cell>
          <table:table-cell office:value-type="float" office:value="16.21">
            <text:p>16.21</text:p>
          </table:table-cell>
          <table:table-cell/>
        </table:table-row>
        <table:table-row table:style-name="ro1">
          <table:table-cell table:style-name="ce24" office:value-type="float" office:value="15.031">
            <text:p>15.03</text:p>
          </table:table-cell>
          <table:table-cell/>
          <table:table-cell table:style-name="ce29" office:value-type="float" office:value="-337.535726960267">
            <text:p>-337.535726960267</text:p>
          </table:table-cell>
          <table:table-cell table:style-name="ce29" office:value-type="float" office:value="346.64822058045">
            <text:p>346.648220580450</text:p>
          </table:table-cell>
          <table:table-cell table:number-columns-repeated="2"/>
          <table:table-cell table:style-name="ce31" office:value-type="float" office:value="-1352.37023755605">
            <text:p>-1352.37023755605</text:p>
          </table:table-cell>
          <table:table-cell table:style-name="ce31" office:value-type="float" office:value="1325.71266994426">
            <text:p>1325.71266994426</text:p>
          </table:table-cell>
          <table:table-cell table:number-columns-repeated="2"/>
          <table:table-cell table:style-name="ce34" table:formula="of:=[.D13]-[.C13]*[.H13]/[.G13]" office:value-type="float" office:value="15.7659093882633">
            <text:p>15.7659094</text:p>
          </table:table-cell>
          <table:table-cell table:style-name="ce38" table:formula="of:=[.C13]/[.G13]" office:value-type="float" office:value="0.249588254448906">
            <text:p>0.2495883</text:p>
          </table:table-cell>
          <table:table-cell/>
          <table:table-cell table:style-name="ce40" office:value-type="float" office:value="15.031">
            <text:p>15.03</text:p>
          </table:table-cell>
          <table:table-cell table:style-name="ce41" office:value-type="float" office:value="0.249588254448906">
            <text:p>0.250</text:p>
          </table:table-cell>
          <table:table-cell table:style-name="ce44" office:value-type="float" office:value="15.7659093882633">
            <text:p>15.77</text:p>
          </table:table-cell>
          <table:table-cell/>
          <table:table-cell table:style-name="ce6" office:value-type="float" office:value="2.554">
            <text:p>2.554</text:p>
          </table:table-cell>
          <table:table-cell office:value-type="float" office:value="18.49">
            <text:p>18.49</text:p>
          </table:table-cell>
          <table:table-cell office:value-type="float" office:value="16.78">
            <text:p>16.78</text:p>
          </table:table-cell>
          <table:table-cell/>
        </table:table-row>
        <table:table-row table:style-name="ro1">
          <table:table-cell table:style-name="ce24" office:value-type="float" office:value="18.18">
            <text:p>18.18</text:p>
          </table:table-cell>
          <table:table-cell/>
          <table:table-cell table:style-name="ce29" office:value-type="float" office:value="-322.724551326792">
            <text:p>-322.724551326792</text:p>
          </table:table-cell>
          <table:table-cell table:style-name="ce29" office:value-type="float" office:value="331.944462704508">
            <text:p>331.944462704508</text:p>
          </table:table-cell>
          <table:table-cell table:number-columns-repeated="2"/>
          <table:table-cell table:style-name="ce31" office:value-type="float" office:value="-1310.16511033501">
            <text:p>-1310.16511033501</text:p>
          </table:table-cell>
          <table:table-cell table:style-name="ce31" office:value-type="float" office:value="1283.59606938083">
            <text:p>1283.59606938083</text:p>
          </table:table-cell>
          <table:table-cell table:number-columns-repeated="2"/>
          <table:table-cell table:style-name="ce34" table:formula="of:=[.D14]-[.C14]*[.H14]/[.G14]" office:value-type="float" office:value="15.7644924793517">
            <text:p>15.7644925</text:p>
          </table:table-cell>
          <table:table-cell table:style-name="ce38" table:formula="of:=[.C14]/[.G14]" office:value-type="float" office:value="0.246323573098562">
            <text:p>0.2463236</text:p>
          </table:table-cell>
          <table:table-cell/>
          <table:table-cell table:style-name="ce40" office:value-type="float" office:value="18.18">
            <text:p>18.18</text:p>
          </table:table-cell>
          <table:table-cell table:style-name="ce41" office:value-type="float" office:value="0.246323573098562">
            <text:p>0.246</text:p>
          </table:table-cell>
          <table:table-cell table:style-name="ce44" office:value-type="float" office:value="15.7644924793517">
            <text:p>15.76</text:p>
          </table:table-cell>
          <table:table-cell/>
          <table:table-cell table:style-name="ce6" office:value-type="float" office:value="2.049">
            <text:p>2.049</text:p>
          </table:table-cell>
          <table:table-cell office:value-type="float" office:value="18.32">
            <text:p>18.32</text:p>
          </table:table-cell>
          <table:table-cell office:value-type="float" office:value="17.02">
            <text:p>17.02</text:p>
          </table:table-cell>
          <table:table-cell/>
        </table:table-row>
        <table:table-row table:style-name="ro1">
          <table:table-cell table:style-name="ce24" office:value-type="float" office:value="22.533">
            <text:p>22.53</text:p>
          </table:table-cell>
          <table:table-cell/>
          <table:table-cell table:style-name="ce29" office:value-type="float" office:value="-299.582711936558">
            <text:p>-299.582711936558</text:p>
          </table:table-cell>
          <table:table-cell table:style-name="ce29" office:value-type="float" office:value="309.500119848571">
            <text:p>309.500119848571</text:p>
          </table:table-cell>
          <table:table-cell table:number-columns-repeated="2"/>
          <table:table-cell table:style-name="ce31" office:value-type="float" office:value="-1246.29923838762">
            <text:p>-1246.29923838762</text:p>
          </table:table-cell>
          <table:table-cell table:style-name="ce31" office:value-type="float" office:value="1220.13906155327">
            <text:p>1220.13906155327</text:p>
          </table:table-cell>
          <table:table-cell table:number-columns-repeated="2"/>
          <table:table-cell table:style-name="ce34" table:formula="of:=[.D15]-[.C15]*[.H15]/[.G15]" office:value-type="float" office:value="16.2057345669452">
            <text:p>16.2057346</text:p>
          </table:table-cell>
          <table:table-cell table:style-name="ce38" table:formula="of:=[.C15]/[.G15]" office:value-type="float" office:value="0.240377834398855">
            <text:p>0.2403778</text:p>
          </table:table-cell>
          <table:table-cell/>
          <table:table-cell table:style-name="ce40" office:value-type="float" office:value="22.533">
            <text:p>22.53</text:p>
          </table:table-cell>
          <table:table-cell table:style-name="ce41" office:value-type="float" office:value="0.240377834398855">
            <text:p>0.240</text:p>
          </table:table-cell>
          <table:table-cell table:style-name="ce44" office:value-type="float" office:value="16.2057345669452">
            <text:p>16.21</text:p>
          </table:table-cell>
          <table:table-cell/>
          <table:table-cell table:style-name="ce6" office:value-type="float" office:value="1.797">
            <text:p>1.797</text:p>
          </table:table-cell>
          <table:table-cell office:value-type="float" office:value="17.81">
            <text:p>17.81</text:p>
          </table:table-cell>
          <table:table-cell office:value-type="float" office:value="16.72">
            <text:p>16.72</text:p>
          </table:table-cell>
          <table:table-cell/>
        </table:table-row>
        <table:table-row table:style-name="ro1">
          <table:table-cell table:style-name="ce25" office:value-type="float" office:value="25.868">
            <text:p>25.87</text:p>
          </table:table-cell>
          <table:table-cell table:style-name="ce27"/>
          <table:table-cell table:style-name="ce30" office:value-type="float" office:value="-306.490059708448">
            <text:p>-306.490059708448</text:p>
          </table:table-cell>
          <table:table-cell table:style-name="ce30" office:value-type="float" office:value="315.792579181738">
            <text:p>315.792579181738</text:p>
          </table:table-cell>
          <table:table-cell table:style-name="ce27" table:number-columns-repeated="2"/>
          <table:table-cell table:style-name="ce32" office:value-type="float" office:value="-1196.63376643744">
            <text:p>-1196.63376643744</text:p>
          </table:table-cell>
          <table:table-cell table:style-name="ce32" office:value-type="float" office:value="1171.30717773604">
            <text:p>1171.30717773604</text:p>
          </table:table-cell>
          <table:table-cell table:style-name="ce27" table:number-columns-repeated="2"/>
          <table:table-cell table:style-name="ce35" table:formula="of:=[.D16]-[.C16]*[.H16]/[.G16]" office:value-type="float" office:value="15.7893393349868">
            <text:p>15.7893393</text:p>
          </table:table-cell>
          <table:table-cell table:style-name="ce39" table:formula="of:=[.C16]/[.G16]" office:value-type="float" office:value="0.256126868808754">
            <text:p>0.2561269</text:p>
          </table:table-cell>
          <table:table-cell/>
          <table:table-cell table:style-name="ce40" office:value-type="float" office:value="25.868">
            <text:p>25.87</text:p>
          </table:table-cell>
          <table:table-cell table:style-name="ce41" office:value-type="float" office:value="0.256126868808754">
            <text:p>0.256</text:p>
          </table:table-cell>
          <table:table-cell table:style-name="ce43" office:value-type="float" office:value="15.7893393349868">
            <text:p>15.79</text:p>
          </table:table-cell>
          <table:table-cell/>
          <table:table-cell table:formula="of:=AVERAGE([.R10:.R15])" office:value-type="float" office:value="2.982">
            <text:p>2.98</text:p>
          </table:table-cell>
          <table:table-cell table:formula="of:=AVERAGE([.S10:.S15])" office:value-type="float" office:value="18.7083333333333">
            <text:p>18.71</text:p>
          </table:table-cell>
          <table:table-cell table:formula="of:=AVERAGE([.T10:.T15])" office:value-type="float" office:value="16.6083333333333">
            <text:p>16.61</text:p>
          </table:table-cell>
          <table:table-cell office:value-type="string">
            <text:p>Av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  <table:table-cell table:style-name="ce22" table:formula="of:=AVERAGE([.O10:.O16])" office:value-type="float" office:value="0.254591475196917">
            <text:p>0.25</text:p>
          </table:table-cell>
          <table:table-cell table:style-name="ce22" table:formula="of:=AVERAGE([.P10:.P16])" office:value-type="float" office:value="16.9864201846957">
            <text:p>16.99</text:p>
          </table:table-cell>
          <table:table-cell office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office:value-type="string">
            <text:p>Avg</text:p>
          </table:table-cell>
          <table:table-cell table:style-name="ce34" table:formula="of:=AVERAGE([.K10:.K16])" office:value-type="float" office:value="16.9864201846956">
            <text:p>16.9864202</text:p>
          </table:table-cell>
          <table:table-cell table:style-name="ce34" table:formula="of:=AVERAGE([.L10:.L16])" office:value-type="float" office:value="0.254591475196918">
            <text:p>0.2545915</text:p>
          </table:table-cell>
          <table:table-cell table:number-columns-repeated="7"/>
          <table:table-cell table:formula="of:=AVERAGE([.S16:.T16])" office:value-type="float" office:value="17.6583333333333">
            <text:p>17.66</text:p>
          </table:table-cell>
          <table:table-cell office:value-type="string">
            <text:p>Avg of Avgs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Prior results, without my input</text:p>
          </table:table-cell>
          <table:table-cell table:number-columns-repeated="5"/>
          <table:table-cell office:value-type="string">
            <text:p>(meaningless)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string">
            <text:p>% difference</text:p>
          </table:table-cell>
          <table:table-cell/>
          <table:table-cell table:style-name="ce40" office:value-type="float" office:value="1.646">
            <text:p>1.65</text:p>
          </table:table-cell>
          <table:table-cell table:style-name="ce42" office:value-type="float" office:value="0.253940227506829">
            <text:p>0.254</text:p>
          </table:table-cell>
          <table:table-cell table:style-name="ce45" office:value-type="float" office:value="19.534903750308">
            <text:p>19.5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100*([.L10]-[.$L$18])/[.$L$18]" office:value-type="float" office:value="7.73531028674255">
            <text:p>7.74</text:p>
          </table:table-cell>
          <table:table-cell/>
          <table:table-cell table:style-name="ce40" office:value-type="float" office:value="7.328">
            <text:p>7.33</text:p>
          </table:table-cell>
          <table:table-cell table:style-name="ce42" office:value-type="float" office:value="0.213522385865287">
            <text:p>0.214</text:p>
          </table:table-cell>
          <table:table-cell table:style-name="ce45" office:value-type="float" office:value="19.3876254891544">
            <text:p>19.3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100*([.L11]-[.$L$18])/[.$L$18]" office:value-type="float" office:value="4.75585200430422">
            <text:p>4.76</text:p>
          </table:table-cell>
          <table:table-cell/>
          <table:table-cell table:style-name="ce40" office:value-type="float" office:value="15.031">
            <text:p>15.03</text:p>
          </table:table-cell>
          <table:table-cell table:style-name="ce42" office:value-type="float" office:value="0.168177680260265">
            <text:p>0.168</text:p>
          </table:table-cell>
          <table:table-cell table:style-name="ce45" office:value-type="float" office:value="19.7539295004058">
            <text:p>19.7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100*([.L12]-[.$L$18])/[.$L$18]" office:value-type="float" office:value="-2.29860968789238">
            <text:p>-2.3</text:p>
          </table:table-cell>
          <table:table-cell/>
          <table:table-cell table:style-name="ce40" office:value-type="float" office:value="18.18">
            <text:p>18.18</text:p>
          </table:table-cell>
          <table:table-cell table:style-name="ce42" office:value-type="float" office:value="0.150778386193895">
            <text:p>0.151</text:p>
          </table:table-cell>
          <table:table-cell table:style-name="ce45" office:value-type="float" office:value="19.6930958369671">
            <text:p>19.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100*([.L13]-[.$L$18])/[.$L$18]" office:value-type="float" office:value="-1.96519570977058">
            <text:p>-1.97</text:p>
          </table:table-cell>
          <table:table-cell/>
          <table:table-cell table:style-name="ce40" office:value-type="float" office:value="22.533">
            <text:p>22.53</text:p>
          </table:table-cell>
          <table:table-cell table:style-name="ce42" office:value-type="float" office:value="0.127453433176251">
            <text:p>0.127</text:p>
          </table:table-cell>
          <table:table-cell table:style-name="ce45" office:value-type="float" office:value="19.4648410588718">
            <text:p>19.4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100*([.L14]-[.$L$18])/[.$L$18]" office:value-type="float" office:value="-3.24751725954697">
            <text:p>-3.25</text:p>
          </table:table-cell>
          <table:table-cell/>
          <table:table-cell table:style-name="ce40" office:value-type="float" office:value="25.868">
            <text:p>25.87</text:p>
          </table:table-cell>
          <table:table-cell table:style-name="ce42" office:value-type="float" office:value="0.121266971536903">
            <text:p>0.121</text:p>
          </table:table-cell>
          <table:table-cell table:style-name="ce46" office:value-type="float" office:value="18.4282456066915">
            <text:p>18.4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formula="of:=100*([.L15]-[.$L$18])/[.$L$18]" office:value-type="float" office:value="-5.58292094700705">
            <text:p>-5.58</text:p>
          </table:table-cell>
          <table:table-cell table:number-columns-repeated="2"/>
          <table:table-cell table:style-name="ce22" table:formula="of:=AVERAGE([.O20:.O25])" office:value-type="float" office:value="0.172523180756572">
            <text:p>0.17</text:p>
          </table:table-cell>
          <table:table-cell table:style-name="ce22" table:formula="of:=AVERAGE([.P20:.P25])" office:value-type="float" office:value="19.3771068737331">
            <text:p>19.38</text:p>
          </table:table-cell>
          <table:table-cell office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formula="of:=100*([.L16]-[.$L$18])/[.$L$18]" office:value-type="float" office:value="0.603081313170183">
            <text:p>0.6</text:p>
          </table:table-cell>
          <table:table-cell table:number-columns-repeated="9"/>
        </table:table-row>
      </table:table>
      <table:table table:name="Fits2" table:style-name="ta1" table:print="false"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" table:default-cell-style-name="ce22"/>
        <table:table-column table:style-name="co21" table:default-cell-style-name="ce22"/>
        <table:table-column table:style-name="co22" table:default-cell-style-name="ce22"/>
        <table:table-column table:style-name="co20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" table:number-columns-repeated="1012" table:default-cell-style-name="ce22"/>
        <table:table-row table:style-name="ro2">
          <table:table-cell table:style-name="ce21" office:value-type="string">
            <text:p>SHIFTED LOGARITHMIC FORM FIT <text:s/>(See below for alternative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_P = A * (c_P)_vortex + (c_P)_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(ns = nonsingular background part of specific heat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P experimental data parameters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( c_P = a*log_10(1-T/T_lambda) + b )</text:p>
          </table:table-cell>
          <table:table-cell table:number-columns-repeated="3"/>
          <table:table-cell office:value-type="string">
            <text:p>( (c_P)_vortex = c*log_10(1-T/T_lambda) + d )</text:p>
          </table:table-cell>
          <table:table-cell table:number-columns-repeated="1016"/>
        </table:table-row>
        <table:table-row table:style-name="ro2">
          <table:table-cell table:style-name="ce23" office:value-type="string">
            <text:p>P</text:p>
          </table:table-cell>
          <table:table-cell table:style-name="ce26"/>
          <table:table-cell table:style-name="ce26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table:number-columns-repeated="2"/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26" table:number-columns-repeated="2"/>
          <table:table-cell table:style-name="ce26" office:value-type="string">
            <text:p>(c_P)_ns</text:p>
          </table:table-cell>
          <table:table-cell table:style-name="ce36" office:value-type="string">
            <text:p>A</text:p>
          </table:table-cell>
          <table:table-cell table:number-columns-repeated="1012"/>
        </table:table-row>
        <table:table-row table:style-name="ro2">
          <table:table-cell table:style-name="ce24" office:value-type="string">
            <text:p>(bar)</text:p>
          </table:table-cell>
          <table:table-cell/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table:number-columns-repeated="6"/>
          <table:table-cell office:value-type="string">
            <text:p>(J/(K.mol))</text:p>
          </table:table-cell>
          <table:table-cell table:style-name="ce37" office:value-type="string">
            <text:p>(unitless)</text:p>
          </table:table-cell>
          <table:table-cell table:number-columns-repeated="1012"/>
        </table:table-row>
        <table:table-row table:style-name="ro2">
          <table:table-cell table:style-name="ce24" office:value-type="float" office:value="0.05">
            <text:p>0.05</text:p>
          </table:table-cell>
          <table:table-cell/>
          <table:table-cell table:style-name="ce28" office:value-type="float" office:value="-12.2795234192532">
            <text:p>-12.27952341925320</text:p>
          </table:table-cell>
          <table:table-cell table:style-name="ce28" office:value-type="float" office:value="13.516306422289">
            <text:p>13.51630642228900</text:p>
          </table:table-cell>
          <table:table-cell table:number-columns-repeated="2"/>
          <table:table-cell table:style-name="ce28" office:value-type="float" office:value="-42.930932457074">
            <text:p>-42.93093245707400</text:p>
          </table:table-cell>
          <table:table-cell table:style-name="ce28" office:value-type="float" office:value="-13.9036216496975">
            <text:p>-13.90362164969750</text:p>
          </table:table-cell>
          <table:table-cell table:number-columns-repeated="2"/>
          <table:table-cell table:style-name="ce48" table:formula="of:=[.D10]-[.C10]*[.H10]/[.G10]" office:value-type="float" office:value="17.4931556982885">
            <text:p>17.493</text:p>
          </table:table-cell>
          <table:table-cell table:style-name="ce50" table:formula="of:=[.C10]/[.G10]" office:value-type="float" office:value="0.28602973931515">
            <text:p>0.286</text:p>
          </table:table-cell>
          <table:table-cell table:number-columns-repeated="1012"/>
        </table:table-row>
        <table:table-row table:style-name="ro2">
          <table:table-cell table:style-name="ce24" office:value-type="float" office:value="1.646">
            <text:p>1.65</text:p>
          </table:table-cell>
          <table:table-cell/>
          <table:table-cell table:style-name="ce28" office:value-type="float" office:value="-11.8500296769259">
            <text:p>-11.85002967692590</text:p>
          </table:table-cell>
          <table:table-cell table:style-name="ce28" office:value-type="float" office:value="13.9223118290514">
            <text:p>13.92231182905140</text:p>
          </table:table-cell>
          <table:table-cell table:number-columns-repeated="2"/>
          <table:table-cell table:style-name="ce28" office:value-type="float" office:value="-43.1884331517896">
            <text:p>-43.18843315178960</text:p>
          </table:table-cell>
          <table:table-cell table:style-name="ce28" office:value-type="float" office:value="-14.4707240110367">
            <text:p>-14.47072401103670</text:p>
          </table:table-cell>
          <table:table-cell table:number-columns-repeated="2"/>
          <table:table-cell table:style-name="ce48" table:formula="of:=[.D11]-[.C11]*[.H11]/[.G11]" office:value-type="float" office:value="17.8927848576679">
            <text:p>17.893</text:p>
          </table:table-cell>
          <table:table-cell table:style-name="ce50" table:formula="of:=[.C11]/[.G11]" office:value-type="float" office:value="0.274379707994451">
            <text:p>0.274</text:p>
          </table:table-cell>
          <table:table-cell table:number-columns-repeated="1012"/>
        </table:table-row>
        <table:table-row table:style-name="ro2">
          <table:table-cell table:style-name="ce24" office:value-type="float" office:value="7.328">
            <text:p>7.33</text:p>
          </table:table-cell>
          <table:table-cell/>
          <table:table-cell table:style-name="ce28" office:value-type="float" office:value="-11.0734682052284">
            <text:p>-11.07346820522840</text:p>
          </table:table-cell>
          <table:table-cell table:style-name="ce28" office:value-type="float" office:value="12.6339558172467">
            <text:p>12.63395581724670</text:p>
          </table:table-cell>
          <table:table-cell table:number-columns-repeated="2"/>
          <table:table-cell table:style-name="ce28" office:value-type="float" office:value="-43.0415626666154">
            <text:p>-43.04156266661540</text:p>
          </table:table-cell>
          <table:table-cell table:style-name="ce28" office:value-type="float" office:value="-15.3909086004667">
            <text:p>-15.39090860046670</text:p>
          </table:table-cell>
          <table:table-cell table:number-columns-repeated="2"/>
          <table:table-cell table:style-name="ce48" table:formula="of:=[.D12]-[.C12]*[.H12]/[.G12]" office:value-type="float" office:value="16.5936340091595">
            <text:p>16.594</text:p>
          </table:table-cell>
          <table:table-cell table:style-name="ce50" table:formula="of:=[.C12]/[.G12]" office:value-type="float" office:value="0.257273842285875">
            <text:p>0.257</text:p>
          </table:table-cell>
          <table:table-cell table:number-columns-repeated="1012"/>
        </table:table-row>
        <table:table-row table:style-name="ro2">
          <table:table-cell table:style-name="ce24" office:value-type="float" office:value="15.031">
            <text:p>15.03</text:p>
          </table:table-cell>
          <table:table-cell/>
          <table:table-cell table:style-name="ce28" office:value-type="float" office:value="-10.3454543961739">
            <text:p>-10.34545439617390</text:p>
          </table:table-cell>
          <table:table-cell table:style-name="ce28" office:value-type="float" office:value="11.4294158182019">
            <text:p>11.42941581820190</text:p>
          </table:table-cell>
          <table:table-cell table:number-columns-repeated="2"/>
          <table:table-cell table:style-name="ce28" office:value-type="float" office:value="-40.9069885145287">
            <text:p>-40.90698851452870</text:p>
          </table:table-cell>
          <table:table-cell table:style-name="ce28" office:value-type="float" office:value="-16.0551780694877">
            <text:p>-16.05517806948770</text:p>
          </table:table-cell>
          <table:table-cell table:number-columns-repeated="2"/>
          <table:table-cell table:style-name="ce48" table:formula="of:=[.D13]-[.C13]*[.H13]/[.G13]" office:value-type="float" office:value="15.4898005732748">
            <text:p>15.490</text:p>
          </table:table-cell>
          <table:table-cell table:style-name="ce50" table:formula="of:=[.C13]/[.G13]" office:value-type="float" office:value="0.252901882339727">
            <text:p>0.253</text:p>
          </table:table-cell>
          <table:table-cell table:number-columns-repeated="1012"/>
        </table:table-row>
        <table:table-row table:style-name="ro2">
          <table:table-cell table:style-name="ce24" office:value-type="float" office:value="18.18">
            <text:p>18.18</text:p>
          </table:table-cell>
          <table:table-cell/>
          <table:table-cell table:style-name="ce28" office:value-type="float" office:value="-9.89204786472395">
            <text:p>-9.89204786472395</text:p>
          </table:table-cell>
          <table:table-cell table:style-name="ce28" office:value-type="float" office:value="11.4479200156612">
            <text:p>11.44792001566120</text:p>
          </table:table-cell>
          <table:table-cell table:number-columns-repeated="2"/>
          <table:table-cell table:style-name="ce28" office:value-type="float" office:value="-39.5489034994061">
            <text:p>-39.54890349940610</text:p>
          </table:table-cell>
          <table:table-cell table:style-name="ce28" office:value-type="float" office:value="-15.6532134023516">
            <text:p>-15.65321340235160</text:p>
          </table:table-cell>
          <table:table-cell table:number-columns-repeated="2"/>
          <table:table-cell table:style-name="ce48" table:formula="of:=[.D14]-[.C14]*[.H14]/[.G14]" office:value-type="float" office:value="15.3631318802613">
            <text:p>15.363</text:p>
          </table:table-cell>
          <table:table-cell table:style-name="ce50" table:formula="of:=[.C14]/[.G14]" office:value-type="float" office:value="0.250121924742427">
            <text:p>0.250</text:p>
          </table:table-cell>
          <table:table-cell table:number-columns-repeated="1012"/>
        </table:table-row>
        <table:table-row table:style-name="ro2">
          <table:table-cell table:style-name="ce24" office:value-type="float" office:value="22.533">
            <text:p>22.53</text:p>
          </table:table-cell>
          <table:table-cell/>
          <table:table-cell table:style-name="ce28" office:value-type="float" office:value="-9.19069132789895">
            <text:p>-9.19069132789895</text:p>
          </table:table-cell>
          <table:table-cell table:style-name="ce28" office:value-type="float" office:value="11.9465372059554">
            <text:p>11.94653720595540</text:p>
          </table:table-cell>
          <table:table-cell table:number-columns-repeated="2"/>
          <table:table-cell table:style-name="ce28" office:value-type="float" office:value="-37.4023206551695">
            <text:p>-37.40232065516950</text:p>
          </table:table-cell>
          <table:table-cell table:style-name="ce28" office:value-type="float" office:value="-15.0738422848709">
            <text:p>-15.07384228487090</text:p>
          </table:table-cell>
          <table:table-cell table:number-columns-repeated="2"/>
          <table:table-cell table:style-name="ce48" table:formula="of:=[.D15]-[.C15]*[.H15]/[.G15]" office:value-type="float" office:value="15.650559553738">
            <text:p>15.651</text:p>
          </table:table-cell>
          <table:table-cell table:style-name="ce50" table:formula="of:=[.C15]/[.G15]" office:value-type="float" office:value="0.245725162687965">
            <text:p>0.246</text:p>
          </table:table-cell>
          <table:table-cell table:number-columns-repeated="1012"/>
        </table:table-row>
        <table:table-row table:style-name="ro2">
          <table:table-cell table:style-name="ce25" office:value-type="float" office:value="25.868">
            <text:p>25.87</text:p>
          </table:table-cell>
          <table:table-cell table:style-name="ce27"/>
          <table:table-cell table:style-name="ce47" office:value-type="float" office:value="-9.48945364791336">
            <text:p>-9.48945364791336</text:p>
          </table:table-cell>
          <table:table-cell table:style-name="ce47" office:value-type="float" office:value="11.0395746038674">
            <text:p>11.03957460386740</text:p>
          </table:table-cell>
          <table:table-cell table:style-name="ce27" table:number-columns-repeated="2"/>
          <table:table-cell table:style-name="ce47" office:value-type="float" office:value="-36.1353190280629">
            <text:p>-36.13531902806290</text:p>
          </table:table-cell>
          <table:table-cell table:style-name="ce47" office:value-type="float" office:value="-15.6352286131354">
            <text:p>-15.63522861313540</text:p>
          </table:table-cell>
          <table:table-cell table:style-name="ce27" table:number-columns-repeated="2"/>
          <table:table-cell table:style-name="ce49" table:formula="of:=[.D16]-[.C16]*[.H16]/[.G16]" office:value-type="float" office:value="15.1455236085974">
            <text:p>15.146</text:p>
          </table:table-cell>
          <table:table-cell table:style-name="ce51" table:formula="of:=[.C16]/[.G16]" office:value-type="float" office:value="0.26260882436222">
            <text:p>0.26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V experimental data parameters</text:p>
          </table:table-cell>
          <table:table-cell table:number-columns-repeated="3"/>
          <table:table-cell office:value-type="string">
            <text:p>(c_V)_vortex calculation parameter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( c_V = a*log_10(1-T/T_lambda) + b )</text:p>
          </table:table-cell>
          <table:table-cell table:number-columns-repeated="3"/>
          <table:table-cell office:value-type="string">
            <text:p>( (c_V)_vortex = c*log_10(1-T/T_lambda) + d )</text:p>
          </table:table-cell>
          <table:table-cell table:number-columns-repeated="1016"/>
        </table:table-row>
        <table:table-row table:style-name="ro2">
          <table:table-cell table:style-name="ce23" office:value-type="string">
            <text:p>P_lambda</text:p>
          </table:table-cell>
          <table:table-cell table:style-name="ce26"/>
          <table:table-cell table:style-name="ce26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table:number-columns-repeated="2"/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26" table:number-columns-repeated="2"/>
          <table:table-cell table:style-name="ce26" office:value-type="string">
            <text:p>(c_V)_ns</text:p>
          </table:table-cell>
          <table:table-cell table:style-name="ce36" office:value-type="string">
            <text:p>A</text:p>
          </table:table-cell>
          <table:table-cell table:number-columns-repeated="1012"/>
        </table:table-row>
        <table:table-row table:style-name="ro2">
          <table:table-cell table:style-name="ce24" office:value-type="string">
            <text:p>(bar)</text:p>
          </table:table-cell>
          <table:table-cell/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table:number-columns-repeated="6"/>
          <table:table-cell office:value-type="string">
            <text:p>(J/(Kmol))</text:p>
          </table:table-cell>
          <table:table-cell table:style-name="ce37" office:value-type="string">
            <text:p>(unitless)</text:p>
          </table:table-cell>
          <table:table-cell table:number-columns-repeated="1012"/>
        </table:table-row>
        <table:table-row table:style-name="ro2">
          <table:table-cell table:style-name="ce24" office:value-type="float" office:value="1.646">
            <text:p>1.65</text:p>
          </table:table-cell>
          <table:table-cell/>
          <table:table-cell table:style-name="ce28" office:value-type="float" office:value="-10.9739237218036">
            <text:p>-10.97392372180360</text:p>
          </table:table-cell>
          <table:table-cell table:style-name="ce28" office:value-type="float" office:value="15.4132451106513">
            <text:p>15.41324511065130</text:p>
          </table:table-cell>
          <table:table-cell table:number-columns-repeated="2"/>
          <table:table-cell table:number-columns-repeated="2" table:style-name="ce28"/>
          <table:table-cell table:number-columns-repeated="2"/>
          <table:table-cell table:style-name="ce48" table:formula="of:=[.D22]-[.C22]*[.H22]/[.G22]" office:value-type="float" office:value="0">
            <text:p>#DIV/0!</text:p>
          </table:table-cell>
          <table:table-cell table:style-name="ce50" table:formula="of:=[.C22]/[.G22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style-name="ce24" office:value-type="float" office:value="7.328">
            <text:p>7.33</text:p>
          </table:table-cell>
          <table:table-cell/>
          <table:table-cell table:style-name="ce28" office:value-type="float" office:value="-9.18952569967398">
            <text:p>-9.18952569967398</text:p>
          </table:table-cell>
          <table:table-cell table:style-name="ce28" office:value-type="float" office:value="15.3689106725805">
            <text:p>15.36891067258050</text:p>
          </table:table-cell>
          <table:table-cell table:number-columns-repeated="2"/>
          <table:table-cell table:number-columns-repeated="2" table:style-name="ce28"/>
          <table:table-cell table:number-columns-repeated="2"/>
          <table:table-cell table:style-name="ce48" table:formula="of:=[.D23]-[.C23]*[.H23]/[.G23]" office:value-type="float" office:value="0">
            <text:p>#DIV/0!</text:p>
          </table:table-cell>
          <table:table-cell table:style-name="ce50" table:formula="of:=[.C23]/[.G23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style-name="ce24" office:value-type="float" office:value="15.031">
            <text:p>15.03</text:p>
          </table:table-cell>
          <table:table-cell/>
          <table:table-cell table:style-name="ce28" office:value-type="float" office:value="-6.81671198282068">
            <text:p>-6.81671198282068</text:p>
          </table:table-cell>
          <table:table-cell table:style-name="ce28" office:value-type="float" office:value="16.4191734120837">
            <text:p>16.41917341208370</text:p>
          </table:table-cell>
          <table:table-cell table:number-columns-repeated="2"/>
          <table:table-cell table:number-columns-repeated="2" table:style-name="ce28"/>
          <table:table-cell table:number-columns-repeated="2"/>
          <table:table-cell table:style-name="ce48" table:formula="of:=[.D24]-[.C24]*[.H24]/[.G24]" office:value-type="float" office:value="0">
            <text:p>#DIV/0!</text:p>
          </table:table-cell>
          <table:table-cell table:style-name="ce50" table:formula="of:=[.C24]/[.G24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style-name="ce24" office:value-type="float" office:value="18.18">
            <text:p>18.18</text:p>
          </table:table-cell>
          <table:table-cell/>
          <table:table-cell table:style-name="ce28" office:value-type="float" office:value="-5.90608121210447">
            <text:p>-5.90608121210447</text:p>
          </table:table-cell>
          <table:table-cell table:style-name="ce28" office:value-type="float" office:value="16.6560471621594">
            <text:p>16.65604716215940</text:p>
          </table:table-cell>
          <table:table-cell table:number-columns-repeated="2"/>
          <table:table-cell table:number-columns-repeated="2" table:style-name="ce28"/>
          <table:table-cell table:number-columns-repeated="2"/>
          <table:table-cell table:style-name="ce48" table:formula="of:=[.D25]-[.C25]*[.H25]/[.G25]" office:value-type="float" office:value="0">
            <text:p>#DIV/0!</text:p>
          </table:table-cell>
          <table:table-cell table:style-name="ce50" table:formula="of:=[.C25]/[.G25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style-name="ce24" office:value-type="float" office:value="22.533">
            <text:p>22.53</text:p>
          </table:table-cell>
          <table:table-cell/>
          <table:table-cell table:style-name="ce28" office:value-type="float" office:value="-4.76864724243147">
            <text:p>-4.76864724243147</text:p>
          </table:table-cell>
          <table:table-cell table:style-name="ce28" office:value-type="float" office:value="16.8568734294237">
            <text:p>16.85687342942370</text:p>
          </table:table-cell>
          <table:table-cell table:number-columns-repeated="2"/>
          <table:table-cell table:number-columns-repeated="2" table:style-name="ce28"/>
          <table:table-cell table:number-columns-repeated="2"/>
          <table:table-cell table:style-name="ce48" table:formula="of:=[.D26]-[.C26]*[.H26]/[.G26]" office:value-type="float" office:value="0">
            <text:p>#DIV/0!</text:p>
          </table:table-cell>
          <table:table-cell table:style-name="ce50" table:formula="of:=[.C26]/[.G26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style-name="ce25" office:value-type="float" office:value="25.868">
            <text:p>25.87</text:p>
          </table:table-cell>
          <table:table-cell table:style-name="ce27"/>
          <table:table-cell table:style-name="ce47" office:value-type="float" office:value="-4.37888070265627">
            <text:p>-4.37888070265627</text:p>
          </table:table-cell>
          <table:table-cell table:style-name="ce47" office:value-type="float" office:value="15.7860080676258">
            <text:p>15.78600806762580</text:p>
          </table:table-cell>
          <table:table-cell table:style-name="ce27" table:number-columns-repeated="2"/>
          <table:table-cell table:number-columns-repeated="2" table:style-name="ce47"/>
          <table:table-cell table:style-name="ce27" table:number-columns-repeated="2"/>
          <table:table-cell table:style-name="ce49" table:formula="of:=[.D27]-[.C27]*[.H27]/[.G27]" office:value-type="float" office:value="0">
            <text:p>#DIV/0!</text:p>
          </table:table-cell>
          <table:table-cell table:style-name="ce51" table:formula="of:=[.C27]/[.G27]" office:value-type="float" office:value="0">
            <text:p>#DIV/0!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nu</text:p>
          </table:table-cell>
          <table:table-cell/>
          <table:table-cell office:value-type="string">
            <text:p>alpha</text:p>
          </table:table-cell>
          <table:table-cell table:number-columns-repeated="5"/>
          <table:table-cell office:value-type="string">
            <text:p>(c_V)_ns</text:p>
          </table:table-cell>
          <table:table-cell office:value-type="string">
            <text:p>A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4" office:value-type="float" office:value="0.6716883">
            <text:p>0.6716883</text:p>
          </table:table-cell>
          <table:table-cell/>
          <table:table-cell table:style-name="ce34" table:formula="of:=2-3*[.C30]" office:value-type="float" office:value="-0.0150649">
            <text:p>-0.0150649</text:p>
          </table:table-cell>
          <table:table-cell/>
          <table:table-cell table:number-columns-repeated="2" table:style-name="ce28"/>
          <table:table-cell table:number-columns-repeated="2"/>
          <table:table-cell table:style-name="ce48" table:formula="of:=[.D10]-[.C10]*[.H30]/[.G30]" office:value-type="float" office:value="0">
            <text:p>#DIV/0!</text:p>
          </table:table-cell>
          <table:table-cell table:style-name="ce48" table:formula="of:=[.C10]/[.G30]" office:value-type="float" office:value="0">
            <text:p>#DIV/0!</text:p>
          </table:table-cell>
          <table:table-cell office:value-type="string">
            <text:p>from earlier calc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8" table:number-columns-repeated="2"/>
          <table:table-cell table:number-columns-repeated="6"/>
          <table:table-cell office:value-type="float" office:value="18.5">
            <text:p>18.5</text:p>
          </table:table-cell>
          <table:table-cell office:value-type="float" office:value="0.3">
            <text:p>0.3</text:p>
          </table:table-cell>
          <table:table-cell office:value-type="string">
            <text:p>from Gary's 1995 paper</text:p>
          </table:table-cell>
          <table:table-cell table:number-columns-repeated="1011"/>
        </table:table-row>
        <table:table-row table:style-name="ro2">
          <table:table-cell table:style-name="ce21" office:value-type="string">
            <text:p>SHIFTED POWER FORM FIT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P experimental data parameters</text:p>
          </table:table-cell>
          <table:table-cell table:number-columns-repeated="3"/>
          <table:table-cell office:value-type="string">
            <text:p>(c_P)_vortex calculation parameter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( c_P = a*(1-T/T_lambda)^(-alpha) + b )</text:p>
          </table:table-cell>
          <table:table-cell table:number-columns-repeated="3"/>
          <table:table-cell office:value-type="string">
            <text:p>( (c_P)_vortex = c*(1-T/T_lambda)^(-alpha) + d )</text:p>
          </table:table-cell>
          <table:table-cell table:number-columns-repeated="1016"/>
        </table:table-row>
        <table:table-row table:style-name="ro2">
          <table:table-cell table:style-name="ce23" office:value-type="string">
            <text:p>P</text:p>
          </table:table-cell>
          <table:table-cell table:style-name="ce26"/>
          <table:table-cell table:style-name="ce26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table:number-columns-repeated="2"/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26" table:number-columns-repeated="2"/>
          <table:table-cell table:style-name="ce26" office:value-type="string">
            <text:p>(c_P)_ns</text:p>
          </table:table-cell>
          <table:table-cell table:style-name="ce36" office:value-type="string">
            <text:p>A</text:p>
          </table:table-cell>
          <table:table-cell table:number-columns-repeated="1012"/>
        </table:table-row>
        <table:table-row table:style-name="ro2">
          <table:table-cell table:style-name="ce24" office:value-type="string">
            <text:p>(bar)</text:p>
          </table:table-cell>
          <table:table-cell/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table:number-columns-repeated="6"/>
          <table:table-cell office:value-type="string">
            <text:p>(J/(K.mol))</text:p>
          </table:table-cell>
          <table:table-cell table:style-name="ce37" office:value-type="string">
            <text:p>(unitless)</text:p>
          </table:table-cell>
          <table:table-cell table:number-columns-repeated="1012"/>
        </table:table-row>
        <table:table-row table:style-name="ro2">
          <table:table-cell table:style-name="ce24" office:value-type="float" office:value="0.05">
            <text:p>0.05</text:p>
          </table:table-cell>
          <table:table-cell/>
          <table:table-cell table:style-name="ce29" office:value-type="float" office:value="-403.874348799709">
            <text:p>-403.874348799709</text:p>
          </table:table-cell>
          <table:table-cell table:style-name="ce29" office:value-type="float" office:value="414.419886042946">
            <text:p>414.419886042946</text:p>
          </table:table-cell>
          <table:table-cell table:number-columns-repeated="2"/>
          <table:table-cell table:style-name="ce29" office:value-type="float" office:value="-1421.41776427837">
            <text:p>-1421.417764278370</text:p>
          </table:table-cell>
          <table:table-cell table:style-name="ce29" office:value-type="float" office:value="1396.0719948076">
            <text:p>1396.071994807600</text:p>
          </table:table-cell>
          <table:table-cell table:number-columns-repeated="2"/>
          <table:table-cell table:style-name="ce41" table:formula="of:=[.D38]-[.C38]*[.H38]/[.G38]" office:value-type="float" office:value="17.7471541057023">
            <text:p>17.747</text:p>
          </table:table-cell>
          <table:table-cell table:style-name="ce50" table:formula="of:=[.C38]/[.G38]" office:value-type="float" office:value="0.284134867981441">
            <text:p>0.284</text:p>
          </table:table-cell>
          <table:table-cell table:number-columns-repeated="1012"/>
        </table:table-row>
        <table:table-row table:style-name="ro2">
          <table:table-cell table:style-name="ce24" office:value-type="float" office:value="1.646">
            <text:p>1.65</text:p>
          </table:table-cell>
          <table:table-cell/>
          <table:table-cell table:style-name="ce29" office:value-type="float" office:value="-382.152987948856">
            <text:p>-382.152987948856</text:p>
          </table:table-cell>
          <table:table-cell table:style-name="ce29" office:value-type="float" office:value="393.974672534648">
            <text:p>393.974672534648</text:p>
          </table:table-cell>
          <table:table-cell table:number-columns-repeated="2"/>
          <table:table-cell table:style-name="ce29" office:value-type="float" office:value="-1429.87948666493">
            <text:p>-1429.879486664930</text:p>
          </table:table-cell>
          <table:table-cell table:style-name="ce29" office:value-type="float" office:value="1403.90623666182">
            <text:p>1403.906236661820</text:p>
          </table:table-cell>
          <table:table-cell table:number-columns-repeated="2"/>
          <table:table-cell table:style-name="ce48" table:formula="of:=[.D39]-[.C39]*[.H39]/[.G39]" office:value-type="float" office:value="18.7633570749765">
            <text:p>18.763</text:p>
          </table:table-cell>
          <table:table-cell table:style-name="ce50" table:formula="of:=[.C39]/[.G39]" office:value-type="float" office:value="0.267262375265061">
            <text:p>0.267</text:p>
          </table:table-cell>
          <table:table-cell table:number-columns-repeated="1012"/>
        </table:table-row>
        <table:table-row table:style-name="ro2">
          <table:table-cell table:style-name="ce24" office:value-type="float" office:value="7.328">
            <text:p>7.33</text:p>
          </table:table-cell>
          <table:table-cell/>
          <table:table-cell table:style-name="ce29" office:value-type="float" office:value="-354.95470772527">
            <text:p>-354.954707725270</text:p>
          </table:table-cell>
          <table:table-cell table:style-name="ce29" office:value-type="float" office:value="365.772775425809">
            <text:p>365.772775425809</text:p>
          </table:table-cell>
          <table:table-cell table:number-columns-repeated="2"/>
          <table:table-cell table:style-name="ce29" office:value-type="float" office:value="-1425.00044310711">
            <text:p>-1425.000443107110</text:p>
          </table:table-cell>
          <table:table-cell table:style-name="ce29" office:value-type="float" office:value="1398.14824914441">
            <text:p>1398.148249144410</text:p>
          </table:table-cell>
          <table:table-cell table:number-columns-repeated="2"/>
          <table:table-cell table:style-name="ce48" table:formula="of:=[.D40]-[.C40]*[.H40]/[.G40]" office:value-type="float" office:value="17.5067060837174">
            <text:p>17.507</text:p>
          </table:table-cell>
          <table:table-cell table:style-name="ce50" table:formula="of:=[.C40]/[.G40]" office:value-type="float" office:value="0.249090945509685">
            <text:p>0.249</text:p>
          </table:table-cell>
          <table:table-cell table:number-columns-repeated="1012"/>
        </table:table-row>
        <table:table-row table:style-name="ro2">
          <table:table-cell table:style-name="ce24" office:value-type="float" office:value="15.031">
            <text:p>15.03</text:p>
          </table:table-cell>
          <table:table-cell/>
          <table:table-cell table:style-name="ce29" office:value-type="float" office:value="-337.535726960267">
            <text:p>-337.535726960267</text:p>
          </table:table-cell>
          <table:table-cell table:style-name="ce29" office:value-type="float" office:value="346.64822058045">
            <text:p>346.648220580450</text:p>
          </table:table-cell>
          <table:table-cell table:number-columns-repeated="2"/>
          <table:table-cell table:style-name="ce29" office:value-type="float" office:value="-1354.17794882653">
            <text:p>-1354.177948826530</text:p>
          </table:table-cell>
          <table:table-cell table:style-name="ce29" office:value-type="float" office:value="1327.24949408352">
            <text:p>1327.249494083520</text:p>
          </table:table-cell>
          <table:table-cell table:number-columns-repeated="2"/>
          <table:table-cell table:style-name="ce48" table:formula="of:=[.D41]-[.C41]*[.H41]/[.G41]" office:value-type="float" office:value="15.824547641942">
            <text:p>15.825</text:p>
          </table:table-cell>
          <table:table-cell table:style-name="ce50" table:formula="of:=[.C41]/[.G41]" office:value-type="float" office:value="0.249255075562824">
            <text:p>0.249</text:p>
          </table:table-cell>
          <table:table-cell table:number-columns-repeated="1012"/>
        </table:table-row>
        <table:table-row table:style-name="ro2">
          <table:table-cell table:style-name="ce24" office:value-type="float" office:value="18.18">
            <text:p>18.18</text:p>
          </table:table-cell>
          <table:table-cell/>
          <table:table-cell table:style-name="ce29" office:value-type="float" office:value="-322.724551326792">
            <text:p>-322.724551326792</text:p>
          </table:table-cell>
          <table:table-cell table:style-name="ce29" office:value-type="float" office:value="331.944462704508">
            <text:p>331.944462704508</text:p>
          </table:table-cell>
          <table:table-cell table:number-columns-repeated="2"/>
          <table:table-cell table:style-name="ce29" office:value-type="float" office:value="-1309.4203735063">
            <text:p>-1309.420373506300</text:p>
          </table:table-cell>
          <table:table-cell table:style-name="ce29" office:value-type="float" office:value="1283.22903912049">
            <text:p>1283.229039120490</text:p>
          </table:table-cell>
          <table:table-cell table:number-columns-repeated="2"/>
          <table:table-cell table:style-name="ce48" table:formula="of:=[.D42]-[.C42]*[.H42]/[.G42]" office:value-type="float" office:value="15.6751237826343">
            <text:p>15.675</text:p>
          </table:table-cell>
          <table:table-cell table:style-name="ce50" table:formula="of:=[.C42]/[.G42]" office:value-type="float" office:value="0.246463670381588">
            <text:p>0.246</text:p>
          </table:table-cell>
          <table:table-cell table:number-columns-repeated="1012"/>
        </table:table-row>
        <table:table-row table:style-name="ro2">
          <table:table-cell table:style-name="ce24" office:value-type="float" office:value="22.533">
            <text:p>22.53</text:p>
          </table:table-cell>
          <table:table-cell/>
          <table:table-cell table:style-name="ce29" office:value-type="float" office:value="-299.582711936558">
            <text:p>-299.582711936558</text:p>
          </table:table-cell>
          <table:table-cell table:style-name="ce29" office:value-type="float" office:value="309.500119848571">
            <text:p>309.500119848571</text:p>
          </table:table-cell>
          <table:table-cell table:number-columns-repeated="2"/>
          <table:table-cell table:style-name="ce29" office:value-type="float" office:value="-1238.3514407305">
            <text:p>-1238.351440730500</text:p>
          </table:table-cell>
          <table:table-cell table:style-name="ce29" office:value-type="float" office:value="1213.31118757252">
            <text:p>1213.311187572520</text:p>
          </table:table-cell>
          <table:table-cell table:number-columns-repeated="2"/>
          <table:table-cell table:style-name="ce48" table:formula="of:=[.D43]-[.C43]*[.H43]/[.G43]" office:value-type="float" office:value="15.975160745264">
            <text:p>15.975</text:p>
          </table:table-cell>
          <table:table-cell table:style-name="ce50" table:formula="of:=[.C43]/[.G43]" office:value-type="float" office:value="0.241920590619925">
            <text:p>0.242</text:p>
          </table:table-cell>
          <table:table-cell table:number-columns-repeated="1012"/>
        </table:table-row>
        <table:table-row table:style-name="ro2">
          <table:table-cell table:style-name="ce25" office:value-type="float" office:value="25.868">
            <text:p>25.87</text:p>
          </table:table-cell>
          <table:table-cell table:style-name="ce27"/>
          <table:table-cell table:style-name="ce30" office:value-type="float" office:value="-306.490059708448">
            <text:p>-306.490059708448</text:p>
          </table:table-cell>
          <table:table-cell table:style-name="ce30" office:value-type="float" office:value="315.792579181738">
            <text:p>315.792579181738</text:p>
          </table:table-cell>
          <table:table-cell table:style-name="ce27" table:number-columns-repeated="2"/>
          <table:table-cell table:style-name="ce30" office:value-type="float" office:value="-1196.33128220878">
            <text:p>-1196.331282208780</text:p>
          </table:table-cell>
          <table:table-cell table:style-name="ce30" office:value-type="float" office:value="1171.07642207644">
            <text:p>1171.076422076440</text:p>
          </table:table-cell>
          <table:table-cell table:style-name="ce27" table:number-columns-repeated="2"/>
          <table:table-cell table:style-name="ce49" table:formula="of:=[.D44]-[.C44]*[.H44]/[.G44]" office:value-type="float" office:value="15.772603224338">
            <text:p>15.773</text:p>
          </table:table-cell>
          <table:table-cell table:style-name="ce51" table:formula="of:=[.C44]/[.G44]" office:value-type="float" office:value="0.256191628745657">
            <text:p>0.256</text:p>
          </table:table-cell>
          <table:table-cell table:number-columns-repeated="1012"/>
        </table:table-row>
        <table:table-row table:style-name="ro2" table:number-rows-repeated="10">
          <table:table-cell table:number-columns-repeated="2"/>
          <table:table-cell table:style-name="ce29" table:number-columns-repeated="2"/>
          <table:table-cell table:number-columns-repeated="1020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ts1" table:style-name="ta1" table:print="false">
        <table:table-column table:style-name="co17" table:default-cell-style-name="ce52"/>
        <table:table-column table:style-name="co3" table:default-cell-style-name="ce52"/>
        <table:table-column table:style-name="co10" table:default-cell-style-name="ce52"/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23" table:number-columns-repeated="2" table:default-cell-style-name="ce52"/>
        <table:table-column table:style-name="co10" table:default-cell-style-name="ce52"/>
        <table:table-column table:style-name="co30" table:default-cell-style-name="ce52"/>
        <table:table-column table:style-name="co31" table:default-cell-style-name="ce52"/>
        <table:table-column table:style-name="co32" table:default-cell-style-name="ce52"/>
        <table:table-column table:style-name="co1" table:number-columns-repeated="1012" table:default-cell-style-name="ce52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V = A * (c_V)_vortex + (c_V)_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(ns = nonsingular background part of specific heat)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P experimental data parameters</text:p>
          </table:table-cell>
          <table:table-cell table:number-columns-repeated="3"/>
          <table:table-cell office:value-type="string">
            <text:p>(c_P)_vortex calculation parameters (c_P?)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( c_P = a*log_10(1-T/T_lambda) + b )</text:p>
          </table:table-cell>
          <table:table-cell table:number-columns-repeated="3"/>
          <table:table-cell office:value-type="string">
            <text:p>( (c_P)_vortex = c*log_10(1-T/T_lambda) + d )</text:p>
          </table:table-cell>
          <table:table-cell table:number-columns-repeated="1016"/>
        </table:table-row>
        <table:table-row table:style-name="ro2">
          <table:table-cell table:style-name="ce53" office:value-type="string">
            <text:p>P</text:p>
          </table:table-cell>
          <table:table-cell table:style-name="ce56"/>
          <table:table-cell table:style-name="ce56" office:value-type="string">
            <text:p>a</text:p>
          </table:table-cell>
          <table:table-cell table:style-name="ce56" office:value-type="string">
            <text:p>b</text:p>
          </table:table-cell>
          <table:table-cell table:style-name="ce56" table:number-columns-repeated="2"/>
          <table:table-cell table:style-name="ce56" office:value-type="string">
            <text:p>c</text:p>
          </table:table-cell>
          <table:table-cell table:style-name="ce56" office:value-type="string">
            <text:p>d</text:p>
          </table:table-cell>
          <table:table-cell table:style-name="ce56" table:number-columns-repeated="2"/>
          <table:table-cell table:style-name="ce56" office:value-type="string">
            <text:p>(c_P)_ns</text:p>
          </table:table-cell>
          <table:table-cell table:style-name="ce63" office:value-type="string">
            <text:p>A</text:p>
          </table:table-cell>
          <table:table-cell table:number-columns-repeated="1012"/>
        </table:table-row>
        <table:table-row table:style-name="ro2">
          <table:table-cell table:style-name="ce54" office:value-type="string">
            <text:p>(bar)</text:p>
          </table:table-cell>
          <table:table-cell/>
          <table:table-cell office:value-type="string">
            <text:p>(J/(Kmol))</text:p>
          </table:table-cell>
          <table:table-cell office:value-type="string">
            <text:p>(J/(Kmol))</text:p>
          </table:table-cell>
          <table:table-cell table:number-columns-repeated="6"/>
          <table:table-cell office:value-type="string">
            <text:p>(J/(Kmol))</text:p>
          </table:table-cell>
          <table:table-cell table:style-name="ce64" office:value-type="string">
            <text:p>(unitless)</text:p>
          </table:table-cell>
          <table:table-cell table:number-columns-repeated="1012"/>
        </table:table-row>
        <table:table-row table:style-name="ro2">
          <table:table-cell table:style-name="ce54" office:value-type="float" office:value="0.05">
            <text:p>0.05</text:p>
          </table:table-cell>
          <table:table-cell/>
          <table:table-cell table:style-name="ce58" office:value-type="float" office:value="-12.2795234192523">
            <text:p>-12.27952341925230</text:p>
          </table:table-cell>
          <table:table-cell table:style-name="ce58" office:value-type="float" office:value="13.4771654813684">
            <text:p>13.47716548136840</text:p>
          </table:table-cell>
          <table:table-cell table:number-columns-repeated="2"/>
          <table:table-cell table:style-name="ce58" office:value-type="float" office:value="-43.111867689295">
            <text:p>-43.11186768929500</text:p>
          </table:table-cell>
          <table:table-cell table:style-name="ce58" office:value-type="float" office:value="-16.1075748471418">
            <text:p>-16.10757484714180</text:p>
          </table:table-cell>
          <table:table-cell table:number-columns-repeated="2"/>
          <table:table-cell table:style-name="ce61" table:formula="of:=[.D11]-[.C11]*[.H11]/[.G11]" office:value-type="float" office:value="18.0650748706884">
            <text:p>18.065</text:p>
          </table:table-cell>
          <table:table-cell table:style-name="ce65" table:formula="of:=[.C11]/[.G11]" office:value-type="float" office:value="0.284829307506466">
            <text:p>0.285</text:p>
          </table:table-cell>
          <table:table-cell table:number-columns-repeated="1012"/>
        </table:table-row>
        <table:table-row table:style-name="ro2">
          <table:table-cell table:style-name="ce54" office:value-type="float" office:value="1.646">
            <text:p>1.65</text:p>
          </table:table-cell>
          <table:table-cell/>
          <table:table-cell table:style-name="ce58" office:value-type="float" office:value="-11.8500296769261">
            <text:p>-11.85002967692610</text:p>
          </table:table-cell>
          <table:table-cell table:style-name="ce58" office:value-type="float" office:value="13.9223118290509">
            <text:p>13.92231182905090</text:p>
          </table:table-cell>
          <table:table-cell table:number-columns-repeated="2"/>
          <table:table-cell table:style-name="ce58" office:value-type="float" office:value="-43.2145935661513">
            <text:p>-43.21459356615130</text:p>
          </table:table-cell>
          <table:table-cell table:style-name="ce58" office:value-type="float" office:value="-16.2308220328968">
            <text:p>-16.23082203289680</text:p>
          </table:table-cell>
          <table:table-cell table:number-columns-repeated="2"/>
          <table:table-cell table:style-name="ce61" table:formula="of:=[.D12]-[.C12]*[.H12]/[.G12]" office:value-type="float" office:value="18.3730241208676">
            <text:p>18.373</text:p>
          </table:table-cell>
          <table:table-cell table:style-name="ce65" table:formula="of:=[.C12]/[.G12]" office:value-type="float" office:value="0.274213609316642">
            <text:p>0.274</text:p>
          </table:table-cell>
          <table:table-cell table:number-columns-repeated="1012"/>
        </table:table-row>
        <table:table-row table:style-name="ro2">
          <table:table-cell table:style-name="ce54" office:value-type="float" office:value="7.328">
            <text:p>7.33</text:p>
          </table:table-cell>
          <table:table-cell/>
          <table:table-cell table:style-name="ce58" office:value-type="float" office:value="-11.0734682052284">
            <text:p>-11.07346820522840</text:p>
          </table:table-cell>
          <table:table-cell table:style-name="ce58" office:value-type="float" office:value="12.6339558172469">
            <text:p>12.63395581724690</text:p>
          </table:table-cell>
          <table:table-cell table:number-columns-repeated="2"/>
          <table:table-cell table:style-name="ce58" office:value-type="float" office:value="-43.0377623518675">
            <text:p>-43.03776235186750</text:p>
          </table:table-cell>
          <table:table-cell table:style-name="ce58" office:value-type="float" office:value="-18.8210467969823">
            <text:p>-18.82104679698230</text:p>
          </table:table-cell>
          <table:table-cell table:number-columns-repeated="2"/>
          <table:table-cell table:style-name="ce61" table:formula="of:=[.D13]-[.C13]*[.H13]/[.G13]" office:value-type="float" office:value="17.4765464145821">
            <text:p>17.477</text:p>
          </table:table-cell>
          <table:table-cell table:style-name="ce65" table:formula="of:=[.C13]/[.G13]" office:value-type="float" office:value="0.257296560046364">
            <text:p>0.257</text:p>
          </table:table-cell>
          <table:table-cell table:number-columns-repeated="1012"/>
        </table:table-row>
        <table:table-row table:style-name="ro2">
          <table:table-cell table:style-name="ce54" office:value-type="float" office:value="15.031">
            <text:p>15.03</text:p>
          </table:table-cell>
          <table:table-cell/>
          <table:table-cell table:style-name="ce58" office:value-type="float" office:value="-10.345454396174">
            <text:p>-10.34545439617400</text:p>
          </table:table-cell>
          <table:table-cell table:style-name="ce58" office:value-type="float" office:value="11.4294158182018">
            <text:p>11.42941581820180</text:p>
          </table:table-cell>
          <table:table-cell table:number-columns-repeated="2"/>
          <table:table-cell table:style-name="ce58" office:value-type="float" office:value="-40.5327982421413">
            <text:p>-40.53279824214130</text:p>
          </table:table-cell>
          <table:table-cell table:style-name="ce58" office:value-type="float" office:value="-19.8287673082502">
            <text:p>-19.82876730825020</text:p>
          </table:table-cell>
          <table:table-cell table:number-columns-repeated="2"/>
          <table:table-cell table:style-name="ce61" table:formula="of:=[.D14]-[.C14]*[.H14]/[.G14]" office:value-type="float" office:value="16.4904433518639">
            <text:p>16.490</text:p>
          </table:table-cell>
          <table:table-cell table:style-name="ce65" table:formula="of:=[.C14]/[.G14]" office:value-type="float" office:value="0.255236619351338">
            <text:p>0.255</text:p>
          </table:table-cell>
          <table:table-cell table:number-columns-repeated="1012"/>
        </table:table-row>
        <table:table-row table:style-name="ro2">
          <table:table-cell table:style-name="ce54" office:value-type="float" office:value="18.18">
            <text:p>18.18</text:p>
          </table:table-cell>
          <table:table-cell/>
          <table:table-cell table:style-name="ce58" office:value-type="float" office:value="-9.89204786472395">
            <text:p>-9.89204786472395</text:p>
          </table:table-cell>
          <table:table-cell table:style-name="ce58" office:value-type="float" office:value="11.4479200156612">
            <text:p>11.44792001566120</text:p>
          </table:table-cell>
          <table:table-cell table:number-columns-repeated="2"/>
          <table:table-cell table:style-name="ce58" office:value-type="float" office:value="-39.1706090056533">
            <text:p>-39.17060900565330</text:p>
          </table:table-cell>
          <table:table-cell table:style-name="ce58" office:value-type="float" office:value="-20.1424670436663">
            <text:p>-20.14246704366630</text:p>
          </table:table-cell>
          <table:table-cell table:number-columns-repeated="2"/>
          <table:table-cell table:style-name="ce61" table:formula="of:=[.D15]-[.C15]*[.H15]/[.G15]" office:value-type="float" office:value="16.5346483859251">
            <text:p>16.535</text:p>
          </table:table-cell>
          <table:table-cell table:style-name="ce65" table:formula="of:=[.C15]/[.G15]" office:value-type="float" office:value="0.252537504926111">
            <text:p>0.253</text:p>
          </table:table-cell>
          <table:table-cell table:number-columns-repeated="1012"/>
        </table:table-row>
        <table:table-row table:style-name="ro2">
          <table:table-cell table:style-name="ce54" office:value-type="float" office:value="22.533">
            <text:p>22.53</text:p>
          </table:table-cell>
          <table:table-cell/>
          <table:table-cell table:style-name="ce58" office:value-type="float" office:value="-9.190691327899">
            <text:p>-9.19069132789900</text:p>
          </table:table-cell>
          <table:table-cell table:style-name="ce58" office:value-type="float" office:value="11.9465372059552">
            <text:p>11.94653720595520</text:p>
          </table:table-cell>
          <table:table-cell table:number-columns-repeated="2"/>
          <table:table-cell table:style-name="ce58" office:value-type="float" office:value="-37.4148198568889">
            <text:p>-37.41481985688890</text:p>
          </table:table-cell>
          <table:table-cell table:style-name="ce58" office:value-type="float" office:value="-20.4621214545208">
            <text:p>-20.46212145452080</text:p>
          </table:table-cell>
          <table:table-cell table:number-columns-repeated="2"/>
          <table:table-cell table:style-name="ce61" table:formula="of:=[.D16]-[.C16]*[.H16]/[.G16]" office:value-type="float" office:value="16.9729156015164">
            <text:p>16.973</text:p>
          </table:table-cell>
          <table:table-cell table:style-name="ce65" table:formula="of:=[.C16]/[.G16]" office:value-type="float" office:value="0.245643073067123">
            <text:p>0.246</text:p>
          </table:table-cell>
          <table:table-cell table:number-columns-repeated="1012"/>
        </table:table-row>
        <table:table-row table:style-name="ro2">
          <table:table-cell table:style-name="ce55" office:value-type="float" office:value="25.868">
            <text:p>25.87</text:p>
          </table:table-cell>
          <table:table-cell table:style-name="ce57"/>
          <table:table-cell table:style-name="ce59" office:value-type="float" office:value="-9.48945364791336">
            <text:p>-9.48945364791336</text:p>
          </table:table-cell>
          <table:table-cell table:style-name="ce59" office:value-type="float" office:value="11.0395746038674">
            <text:p>11.03957460386740</text:p>
          </table:table-cell>
          <table:table-cell table:style-name="ce57" table:number-columns-repeated="2"/>
          <table:table-cell table:style-name="ce59" office:value-type="float" office:value="-36.1094257336485">
            <text:p>-36.10942573364850</text:p>
          </table:table-cell>
          <table:table-cell table:style-name="ce59" office:value-type="float" office:value="-21.7886000250421">
            <text:p>-21.78860002504210</text:p>
          </table:table-cell>
          <table:table-cell table:style-name="ce57" table:number-columns-repeated="2"/>
          <table:table-cell table:style-name="ce62" table:formula="of:=[.D17]-[.C17]*[.H17]/[.G17]" office:value-type="float" office:value="16.7655562773419">
            <text:p>16.766</text:p>
          </table:table-cell>
          <table:table-cell table:style-name="ce66" table:formula="of:=[.C17]/[.G17]" office:value-type="float" office:value="0.262797135515524">
            <text:p>0.26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_V experimental data parameters</text:p>
          </table:table-cell>
          <table:table-cell table:number-columns-repeated="3"/>
          <table:table-cell office:value-type="string">
            <text:p>(c_V)_vortex calculation parameters (c_V?)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( c_V = a*log_10(1-T/T_lambda) + b )</text:p>
          </table:table-cell>
          <table:table-cell table:number-columns-repeated="3"/>
          <table:table-cell office:value-type="string">
            <text:p>( (c_V)_vortex = c*log_10(1-T/T_lambda) + d )</text:p>
          </table:table-cell>
          <table:table-cell table:number-columns-repeated="1016"/>
        </table:table-row>
        <table:table-row table:style-name="ro2">
          <table:table-cell table:style-name="ce53" office:value-type="string">
            <text:p>P_lambda</text:p>
          </table:table-cell>
          <table:table-cell table:style-name="ce56"/>
          <table:table-cell table:style-name="ce56" office:value-type="string">
            <text:p>a</text:p>
          </table:table-cell>
          <table:table-cell table:style-name="ce56" office:value-type="string">
            <text:p>b</text:p>
          </table:table-cell>
          <table:table-cell table:style-name="ce56" table:number-columns-repeated="2"/>
          <table:table-cell table:style-name="ce56" office:value-type="string">
            <text:p>c</text:p>
          </table:table-cell>
          <table:table-cell table:style-name="ce56" office:value-type="string">
            <text:p>d</text:p>
          </table:table-cell>
          <table:table-cell table:style-name="ce56" table:number-columns-repeated="2"/>
          <table:table-cell table:style-name="ce56" office:value-type="string">
            <text:p>(c_V)_ns</text:p>
          </table:table-cell>
          <table:table-cell table:style-name="ce63" office:value-type="string">
            <text:p>A</text:p>
          </table:table-cell>
          <table:table-cell table:number-columns-repeated="1012"/>
        </table:table-row>
        <table:table-row table:style-name="ro2">
          <table:table-cell table:style-name="ce54" office:value-type="string">
            <text:p>(bar)</text:p>
          </table:table-cell>
          <table:table-cell/>
          <table:table-cell office:value-type="string">
            <text:p>(J/(Kmol))</text:p>
          </table:table-cell>
          <table:table-cell office:value-type="string">
            <text:p>(J/(Kmol))</text:p>
          </table:table-cell>
          <table:table-cell table:number-columns-repeated="6"/>
          <table:table-cell office:value-type="string">
            <text:p>(J/(Kmol))</text:p>
          </table:table-cell>
          <table:table-cell table:style-name="ce64" office:value-type="string">
            <text:p>(unitless)</text:p>
          </table:table-cell>
          <table:table-cell table:number-columns-repeated="1012"/>
        </table:table-row>
        <table:table-row table:style-name="ro2">
          <table:table-cell table:style-name="ce54" office:value-type="float" office:value="1.646">
            <text:p>1.65</text:p>
          </table:table-cell>
          <table:table-cell/>
          <table:table-cell table:style-name="ce58" office:value-type="float" office:value="-10.9739237218036">
            <text:p>-10.97392372180360</text:p>
          </table:table-cell>
          <table:table-cell table:style-name="ce58" office:value-type="float" office:value="15.4132451106513">
            <text:p>15.41324511065130</text:p>
          </table:table-cell>
          <table:table-cell table:number-columns-repeated="2"/>
          <table:table-cell table:style-name="ce58" office:value-type="float" office:value="-43.2145935661513">
            <text:p>-43.21459356615130</text:p>
          </table:table-cell>
          <table:table-cell table:style-name="ce58" office:value-type="float" office:value="-16.2308220328968">
            <text:p>-16.23082203289680</text:p>
          </table:table-cell>
          <table:table-cell table:number-columns-repeated="2"/>
          <table:table-cell table:style-name="ce61" table:formula="of:=[.D23]-[.C23]*[.H23]/[.G23]" office:value-type="float" office:value="19.534903750308">
            <text:p>19.535</text:p>
          </table:table-cell>
          <table:table-cell table:style-name="ce65" table:formula="of:=[.C23]/[.G23]" office:value-type="float" office:value="0.253940227506829">
            <text:p>0.254</text:p>
          </table:table-cell>
          <table:table-cell table:number-columns-repeated="1012"/>
        </table:table-row>
        <table:table-row table:style-name="ro2">
          <table:table-cell table:style-name="ce54" office:value-type="float" office:value="7.328">
            <text:p>7.33</text:p>
          </table:table-cell>
          <table:table-cell/>
          <table:table-cell table:style-name="ce58" office:value-type="float" office:value="-9.18952569967398">
            <text:p>-9.18952569967398</text:p>
          </table:table-cell>
          <table:table-cell table:style-name="ce58" office:value-type="float" office:value="15.3689106725805">
            <text:p>15.36891067258050</text:p>
          </table:table-cell>
          <table:table-cell table:number-columns-repeated="2"/>
          <table:table-cell table:style-name="ce58" office:value-type="float" office:value="-43.0377623518675">
            <text:p>-43.03776235186750</text:p>
          </table:table-cell>
          <table:table-cell table:style-name="ce58" office:value-type="float" office:value="-18.8210467969823">
            <text:p>-18.82104679698230</text:p>
          </table:table-cell>
          <table:table-cell table:number-columns-repeated="2"/>
          <table:table-cell table:style-name="ce61" table:formula="of:=[.D24]-[.C24]*[.H24]/[.G24]" office:value-type="float" office:value="19.3876254891544">
            <text:p>19.388</text:p>
          </table:table-cell>
          <table:table-cell table:style-name="ce65" table:formula="of:=[.C24]/[.G24]" office:value-type="float" office:value="0.213522385865287">
            <text:p>0.214</text:p>
          </table:table-cell>
          <table:table-cell table:number-columns-repeated="1012"/>
        </table:table-row>
        <table:table-row table:style-name="ro2">
          <table:table-cell table:style-name="ce54" office:value-type="float" office:value="15.031">
            <text:p>15.03</text:p>
          </table:table-cell>
          <table:table-cell/>
          <table:table-cell table:style-name="ce58" office:value-type="float" office:value="-6.81671198282068">
            <text:p>-6.81671198282068</text:p>
          </table:table-cell>
          <table:table-cell table:style-name="ce58" office:value-type="float" office:value="16.4191734120837">
            <text:p>16.41917341208370</text:p>
          </table:table-cell>
          <table:table-cell table:number-columns-repeated="2"/>
          <table:table-cell table:style-name="ce58" office:value-type="float" office:value="-40.5327982421413">
            <text:p>-40.53279824214130</text:p>
          </table:table-cell>
          <table:table-cell table:style-name="ce58" office:value-type="float" office:value="-19.8287673082502">
            <text:p>-19.82876730825020</text:p>
          </table:table-cell>
          <table:table-cell table:number-columns-repeated="2"/>
          <table:table-cell table:style-name="ce61" table:formula="of:=[.D25]-[.C25]*[.H25]/[.G25]" office:value-type="float" office:value="19.7539295004058">
            <text:p>19.754</text:p>
          </table:table-cell>
          <table:table-cell table:style-name="ce65" table:formula="of:=[.C25]/[.G25]" office:value-type="float" office:value="0.168177680260265">
            <text:p>0.168</text:p>
          </table:table-cell>
          <table:table-cell table:number-columns-repeated="1012"/>
        </table:table-row>
        <table:table-row table:style-name="ro2">
          <table:table-cell table:style-name="ce54" office:value-type="float" office:value="18.18">
            <text:p>18.18</text:p>
          </table:table-cell>
          <table:table-cell/>
          <table:table-cell table:style-name="ce58" office:value-type="float" office:value="-5.90608121210447">
            <text:p>-5.90608121210447</text:p>
          </table:table-cell>
          <table:table-cell table:style-name="ce58" office:value-type="float" office:value="16.6560471621594">
            <text:p>16.65604716215940</text:p>
          </table:table-cell>
          <table:table-cell table:number-columns-repeated="2"/>
          <table:table-cell table:style-name="ce58" office:value-type="float" office:value="-39.1706090056533">
            <text:p>-39.17060900565330</text:p>
          </table:table-cell>
          <table:table-cell table:style-name="ce58" office:value-type="float" office:value="-20.1424670436663">
            <text:p>-20.14246704366630</text:p>
          </table:table-cell>
          <table:table-cell table:number-columns-repeated="2"/>
          <table:table-cell table:style-name="ce61" table:formula="of:=[.D26]-[.C26]*[.H26]/[.G26]" office:value-type="float" office:value="19.6930958369671">
            <text:p>19.693</text:p>
          </table:table-cell>
          <table:table-cell table:style-name="ce65" table:formula="of:=[.C26]/[.G26]" office:value-type="float" office:value="0.150778386193895">
            <text:p>0.151</text:p>
          </table:table-cell>
          <table:table-cell table:number-columns-repeated="1012"/>
        </table:table-row>
        <table:table-row table:style-name="ro2">
          <table:table-cell table:style-name="ce54" office:value-type="float" office:value="22.533">
            <text:p>22.53</text:p>
          </table:table-cell>
          <table:table-cell/>
          <table:table-cell table:style-name="ce58" office:value-type="float" office:value="-4.76864724243147">
            <text:p>-4.76864724243147</text:p>
          </table:table-cell>
          <table:table-cell table:style-name="ce58" office:value-type="float" office:value="16.8568734294237">
            <text:p>16.85687342942370</text:p>
          </table:table-cell>
          <table:table-cell table:number-columns-repeated="2"/>
          <table:table-cell table:style-name="ce58" office:value-type="float" office:value="-37.4148198568889">
            <text:p>-37.41481985688890</text:p>
          </table:table-cell>
          <table:table-cell table:style-name="ce58" office:value-type="float" office:value="-20.4621214545208">
            <text:p>-20.46212145452080</text:p>
          </table:table-cell>
          <table:table-cell table:number-columns-repeated="2"/>
          <table:table-cell table:style-name="ce61" table:formula="of:=[.D27]-[.C27]*[.H27]/[.G27]" office:value-type="float" office:value="19.4648410588718">
            <text:p>19.465</text:p>
          </table:table-cell>
          <table:table-cell table:style-name="ce65" table:formula="of:=[.C27]/[.G27]" office:value-type="float" office:value="0.127453433176251">
            <text:p>0.127</text:p>
          </table:table-cell>
          <table:table-cell table:number-columns-repeated="1012"/>
        </table:table-row>
        <table:table-row table:style-name="ro2">
          <table:table-cell table:style-name="ce55" office:value-type="float" office:value="25.868">
            <text:p>25.87</text:p>
          </table:table-cell>
          <table:table-cell table:style-name="ce57"/>
          <table:table-cell table:style-name="ce59" office:value-type="float" office:value="-4.37888070265627">
            <text:p>-4.37888070265627</text:p>
          </table:table-cell>
          <table:table-cell table:style-name="ce59" office:value-type="float" office:value="15.7860080676258">
            <text:p>15.78600806762580</text:p>
          </table:table-cell>
          <table:table-cell table:style-name="ce57" table:number-columns-repeated="2"/>
          <table:table-cell table:style-name="ce59" office:value-type="float" office:value="-36.1094257336485">
            <text:p>-36.10942573364850</text:p>
          </table:table-cell>
          <table:table-cell table:style-name="ce59" office:value-type="float" office:value="-21.7886000250421">
            <text:p>-21.78860002504210</text:p>
          </table:table-cell>
          <table:table-cell table:style-name="ce57" table:number-columns-repeated="2"/>
          <table:table-cell table:style-name="ce62" table:formula="of:=[.D28]-[.C28]*[.H28]/[.G28]" office:value-type="float" office:value="18.4282456066915">
            <text:p>18.428</text:p>
          </table:table-cell>
          <table:table-cell table:style-name="ce66" table:formula="of:=[.C28]/[.G28]" office:value-type="float" office:value="0.121266971536903">
            <text:p>0.12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Earlier, I had calculated for c,d of (c_P)_vortex</text:p>
          </table:table-cell>
          <table:table-cell table:number-columns-repeated="3"/>
          <table:table-cell office:value-type="string">
            <text:p>(c_V)_ns</text:p>
          </table:table-cell>
          <table:table-cell office:value-type="string">
            <text:p>A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58" office:value-type="float" office:value="-13.7720820955">
            <text:p>-13.77208209550000</text:p>
          </table:table-cell>
          <table:table-cell table:style-name="ce58" office:value-type="float" office:value="-5.67096106256">
            <text:p>-5.67096106256000</text:p>
          </table:table-cell>
          <table:table-cell table:number-columns-repeated="2"/>
          <table:table-cell table:style-name="ce61" table:formula="of:=[.D11]-[.C11]*[.H32]/[.G32]" office:value-type="float" office:value="18.533532317878">
            <text:p>18.534</text:p>
          </table:table-cell>
          <table:table-cell table:style-name="ce61" table:formula="of:=[.C11]/[.G32]" office:value-type="float" office:value="0.891624326234928">
            <text:p>0.892</text:p>
          </table:table-cell>
          <table:table-cell office:value-type="string">
            <text:p>from earlier calc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float" office:value="18.5">
            <text:p>18.5</text:p>
          </table:table-cell>
          <table:table-cell office:value-type="float" office:value="0.3">
            <text:p>0.3</text:p>
          </table:table-cell>
          <table:table-cell office:value-type="string">
            <text:p>from Gary's 1995 paper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60" office:value-type="float" office:value="0.6716883">
            <text:p>0.6716883</text:p>
          </table:table-cell>
          <table:table-cell/>
          <table:table-cell table:style-name="ce60" table:formula="of:=2-3*[.E36]" office:value-type="float" office:value="-0.0150649">
            <text:p>-0.0150649</text:p>
          </table:table-cell>
          <table:table-cell table:number-columns-repeated="1017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5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6T02:42:59</meta:creation-date>
    <meta:generator>LibreOffice/3.4$Unix LibreOffice_project/340m1$Build-402</meta:generator>
    <dc:date>2012-08-07T15:11:57</dc:date>
    <meta:editing-duration>P1DT20H46M9S</meta:editing-duration>
    <meta:editing-cycles>39</meta:editing-cycles>
    <meta:document-statistic meta:table-count="18" meta:cell-count="1884" meta:object-count="0"/>
    <meta:user-defined meta:name="Info 1"/>
    <meta:user-defined meta:name="Info 2"/>
    <meta:user-defined meta:name="Info 3"/>
    <meta:user-defined meta:name="Info 4"/>
  </office:meta>
</office:document-meta>
</file>